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draw:marker-start-width="0.252cm" draw:marker-end-width="0.252cm" draw:textarea-horizontal-align="justify" draw:textarea-vertical-align="middle" draw:auto-grow-height="false" fo:min-height="0.986cm" fo:min-width="2.006cm" fo:padding-top="0.142cm" fo:padding-bottom="0.142cm" fo:padding-left="0.267cm" fo:padding-right="0.267cm"/>
    </style:style>
    <style:style style:name="gr2" style:family="graphic" style:parent-style-name="standard">
      <style:graphic-properties draw:stroke="none" svg:stroke-color="#000000" draw:fill="none" draw:fill-color="#ffffff" draw:textarea-horizontal-align="left" draw:auto-grow-height="true" draw:auto-grow-width="true" fo:min-height="0.475cm" fo:min-width="2.694cm"/>
    </style:style>
    <style:style style:name="gr3" style:family="graphic" style:parent-style-name="standard">
      <style:graphic-properties svg:stroke-width="0.035cm" draw:marker-start-width="0.252cm" draw:marker-end-width="0.252cm" draw:textarea-horizontal-align="justify" draw:textarea-vertical-align="middle" draw:auto-grow-height="false" fo:min-height="0.986cm" fo:min-width="2.006cm" fo:padding-top="0.142cm" fo:padding-bottom="0.142cm" fo:padding-left="0.267cm" fo:padding-right="0.267cm"/>
    </style:style>
    <style:style style:name="gr4" style:family="graphic" style:parent-style-name="standard">
      <style:graphic-properties draw:stroke="none" svg:stroke-color="#000000" draw:fill="none" draw:fill-color="#ffffff" draw:textarea-horizontal-align="left" draw:auto-grow-height="true" draw:auto-grow-width="true" fo:min-height="0.475cm" fo:min-width="3.655cm"/>
    </style:style>
    <style:style style:name="gr5" style:family="graphic" style:parent-style-name="text">
      <style:graphic-properties draw:stroke="none" svg:stroke-color="#000000" draw:fill="none" draw:fill-color="#ffffff" draw:textarea-horizontal-align="left" draw:auto-grow-height="true" draw:auto-grow-width="false" fo:min-height="0.475cm" fo:min-width="0cm"/>
    </style:style>
    <style:style style:name="gr6" style:family="graphic" style:parent-style-name="text">
      <style:graphic-properties draw:stroke="solid" svg:stroke-width="0.035cm" draw:marker-start-width="0.252cm" draw:marker-end-width="0.252cm" draw:textarea-horizontal-align="justify" draw:textarea-vertical-align="middle" draw:auto-grow-height="false" fo:min-height="0.892cm" fo:min-width="4.17cm" fo:padding-top="0.142cm" fo:padding-bottom="0.142cm" fo:padding-left="0.267cm" fo:padding-right="0.267cm"/>
    </style:style>
    <style:style style:name="gr7" style:family="graphic" style:parent-style-name="headline">
      <style:graphic-properties draw:stroke="none" svg:stroke-color="#000000" draw:fill="none" draw:fill-color="#ffffff" draw:textarea-horizontal-align="left" draw:auto-grow-height="true" draw:auto-grow-width="true" fo:min-height="0.475cm" fo:min-width="2.529cm"/>
    </style:style>
    <style:style style:name="gr8" style:family="graphic" style:parent-style-name="headline">
      <style:graphic-properties draw:stroke="solid" svg:stroke-width="0.035cm" draw:marker-start-width="0.252cm" draw:marker-end-width="0.252cm" draw:textarea-horizontal-align="justify" draw:textarea-vertical-align="middle" draw:auto-grow-height="false" fo:min-height="0.986cm" fo:min-width="3.276cm" fo:padding-top="0.142cm" fo:padding-bottom="0.142cm" fo:padding-left="0.267cm" fo:padding-right="0.267cm"/>
    </style:style>
    <style:style style:name="gr9" style:family="graphic" style:parent-style-name="headline">
      <style:graphic-properties draw:stroke="none" svg:stroke-color="#000000" draw:fill="none" draw:fill-color="#ffffff" draw:textarea-horizontal-align="left" draw:auto-grow-height="true" draw:auto-grow-width="true" fo:min-height="0.475cm" fo:min-width="3.215cm"/>
    </style:style>
    <style:style style:name="gr10"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11" style:family="graphic" style:parent-style-name="headline">
      <style:graphic-properties draw:stroke="solid" svg:stroke-width="0.035cm" draw:marker-start-width="0.252cm" draw:marker-end-width="0.252cm" draw:textarea-horizontal-align="justify" draw:textarea-vertical-align="middle" draw:auto-grow-height="false" fo:min-height="0.986cm" fo:min-width="2.006cm" fo:padding-top="0.142cm" fo:padding-bottom="0.142cm" fo:padding-left="0.267cm" fo:padding-right="0.26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headline">
      <style:graphic-properties draw:stroke="none" svg:stroke-color="#000000" draw:fill="none" draw:fill-color="#ffffff" draw:textarea-horizontal-align="left" draw:auto-grow-height="true" draw:auto-grow-width="false" fo:min-height="0.475cm" fo:min-width="0cm"/>
    </style:style>
    <style:style style:name="gr14" style:family="graphic" style:parent-style-name="text">
      <style:graphic-properties draw:stroke="none" svg:stroke-color="#000000" draw:fill="none" draw:fill-color="#ffffff" draw:textarea-horizontal-align="left" draw:auto-grow-height="true" draw:auto-grow-width="true" fo:min-height="0.475cm" fo:min-width="3.66cm"/>
    </style:style>
    <style:style style:name="gr15" style:family="graphic" style:parent-style-name="text">
      <style:graphic-properties draw:stroke="solid" svg:stroke-width="0.035cm" svg:stroke-color="#000000" draw:marker-start-width="0.252cm" draw:marker-end-width="0.252cm" draw:textarea-vertical-align="middle" fo:padding-top="0.142cm" fo:padding-bottom="0.142cm" fo:padding-left="0.267cm" fo:padding-right="0.267cm"/>
    </style:style>
    <style:style style:name="gr16" style:family="graphic" style:parent-style-name="text">
      <style:graphic-properties draw:stroke="solid" svg:stroke-width="0.035cm" draw:marker-start-width="0.252cm" draw:marker-end-width="0.252cm" draw:textarea-horizontal-align="justify" draw:textarea-vertical-align="middle" draw:auto-grow-height="false" fo:min-height="0.986cm" fo:min-width="2.006cm" fo:padding-top="0.142cm" fo:padding-bottom="0.142cm" fo:padding-left="0.267cm" fo:padding-right="0.267cm"/>
    </style:style>
    <style:style style:name="gr17" style:family="graphic" style:parent-style-name="text">
      <style:graphic-properties draw:stroke="none" svg:stroke-color="#000000" draw:fill="none" draw:fill-color="#ffffff" draw:textarea-horizontal-align="left" draw:auto-grow-height="true" draw:auto-grow-width="true" fo:min-height="0.475cm" fo:min-width="3.892cm"/>
    </style:style>
    <style:style style:name="gr18" style:family="graphic" style:parent-style-name="text">
      <style:graphic-properties draw:textarea-vertical-align="middle"/>
    </style:style>
    <style:style style:name="gr19" style:family="graphic" style:parent-style-name="text">
      <style:graphic-properties draw:stroke="none" svg:stroke-color="#000000" draw:fill="none" draw:fill-color="#ffffff" draw:textarea-horizontal-align="left" draw:auto-grow-height="true" draw:auto-grow-width="true" fo:min-height="0.475cm" fo:min-width="4.794cm"/>
    </style:style>
    <style:style style:name="gr20" style:family="graphic" style:parent-style-name="standard">
      <style:graphic-properties draw:stroke="none" svg:stroke-color="#000000" draw:fill="none" draw:fill-color="#ffffff" draw:textarea-horizontal-align="left" draw:auto-grow-height="true" draw:auto-grow-width="true" fo:min-height="0.475cm" fo:min-width="2.013cm"/>
    </style:style>
    <style:style style:name="gr21" style:family="graphic" style:parent-style-name="text">
      <style:graphic-properties draw:stroke="solid" svg:stroke-width="0.035cm" draw:marker-start-width="0.252cm" draw:marker-end-width="0.252cm" draw:textarea-horizontal-align="justify" draw:textarea-vertical-align="middle" draw:auto-grow-height="false" fo:min-height="0.986cm" fo:min-width="4.546cm" fo:padding-top="0.142cm" fo:padding-bottom="0.142cm" fo:padding-left="0.267cm" fo:padding-right="0.267cm"/>
    </style:style>
    <style:style style:name="gr22" style:family="graphic" style:parent-style-name="text">
      <style:graphic-properties draw:stroke="none" svg:stroke-color="#000000" draw:fill="none" draw:fill-color="#ffffff" draw:textarea-horizontal-align="left" draw:auto-grow-height="true" draw:auto-grow-width="true" fo:min-height="0.475cm" fo:min-width="4.485cm"/>
    </style:style>
    <style:style style:name="gr23" style:family="graphic" style:parent-style-name="text">
      <style:graphic-properties draw:stroke="solid" svg:stroke-width="0.035cm" draw:marker-start-width="0.252cm" draw:marker-end-width="0.252cm" draw:textarea-horizontal-align="justify" draw:textarea-vertical-align="middle" draw:auto-grow-height="false" fo:min-height="0.862cm" fo:min-width="4.422cm" fo:padding-top="0.142cm" fo:padding-bottom="0.142cm" fo:padding-left="0.267cm" fo:padding-right="0.267cm"/>
    </style:style>
    <style:style style:name="gr24" style:family="graphic" style:parent-style-name="text">
      <style:graphic-properties draw:stroke="none" svg:stroke-color="#000000" draw:fill="none" draw:fill-color="#ffffff" draw:textarea-horizontal-align="left" draw:auto-grow-height="true" draw:auto-grow-width="true" fo:min-height="0.475cm" fo:min-width="3.046cm"/>
    </style:style>
    <style:style style:name="gr25" style:family="graphic" style:parent-style-name="text">
      <style:graphic-properties draw:stroke="none" svg:stroke-color="#000000" draw:fill="none" draw:fill-color="#ffffff" draw:textarea-horizontal-align="left" draw:auto-grow-height="true" draw:auto-grow-width="true" fo:min-height="0.475cm" fo:min-width="0.696cm"/>
    </style:style>
    <style:style style:name="gr26" style:family="graphic" style:parent-style-name="objectwithoutfill">
      <style:graphic-properties svg:stroke-width="0.035cm" svg:stroke-color="#000000" draw:marker-start-width="0.252cm" draw:marker-end="Arrow" draw:marker-end-width="0.352cm" draw:fill="none" draw:textarea-vertical-align="middle" fo:padding-top="0.142cm" fo:padding-bottom="0.142cm" fo:padding-left="0.267cm" fo:padding-right="0.267cm"/>
    </style:style>
    <style:style style:name="gr27" style:family="graphic" style:parent-style-name="text">
      <style:graphic-properties draw:stroke="none" svg:stroke-color="#000000" draw:fill="none" draw:fill-color="#ffffff" draw:textarea-horizontal-align="left" draw:auto-grow-height="true" draw:auto-grow-width="true" fo:min-height="0.475cm" fo:min-width="0.544cm"/>
    </style:style>
    <style:style style:name="gr28" style:family="graphic" style:parent-style-name="standard">
      <style:graphic-properties draw:stroke="none" svg:stroke-color="#000000" draw:fill="none" draw:fill-color="#ffffff" fo:min-height="0.691cm"/>
    </style:style>
    <style:style style:name="gr29" style:family="graphic" style:parent-style-name="standard">
      <style:graphic-properties draw:textarea-horizontal-align="justify" draw:textarea-vertical-align="middle" draw:auto-grow-height="false" fo:min-height="1.02cm" fo:min-width="2.04cm"/>
    </style:style>
    <style:style style:name="gr3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31" style:family="graphic" style:parent-style-name="standard">
      <style:graphic-properties draw:textarea-horizontal-align="justify" draw:textarea-vertical-align="middle" draw:auto-grow-height="false" fo:min-height="1.277cm" fo:min-width="3.146cm"/>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0.544cm"/>
    </style:style>
    <style:style style:name="gr33" style:family="graphic" style:parent-style-name="text">
      <style:graphic-properties draw:stroke="none" svg:stroke-color="#000000" draw:fill="none" draw:fill-color="#ffffff" draw:textarea-horizontal-align="left" draw:auto-grow-height="true" draw:auto-grow-width="true" fo:min-height="0.475cm" fo:min-width="3.825cm"/>
    </style:style>
    <style:style style:name="gr34" style:family="graphic" style:parent-style-name="standard">
      <style:graphic-properties draw:textarea-horizontal-align="justify" draw:textarea-vertical-align="middle" draw:auto-grow-height="false" fo:min-height="1.02cm" fo:min-width="4.58cm"/>
    </style:style>
    <style:style style:name="gr35" style:family="graphic" style:parent-style-name="standard">
      <style:graphic-properties draw:stroke="none" svg:stroke-color="#000000" draw:fill="none" draw:fill-color="#ffffff" draw:textarea-horizontal-align="left" draw:auto-grow-height="true" draw:auto-grow-width="true" fo:min-height="0.475cm" fo:min-width="1.039cm"/>
    </style:style>
    <style:style style:name="gr36" style:family="graphic" style:parent-style-name="standard">
      <style:graphic-properties draw:stroke="none" svg:stroke-color="#000000" draw:fill="none" draw:fill-color="#ffffff" draw:textarea-horizontal-align="left" draw:auto-grow-height="true" draw:auto-grow-width="true" fo:min-height="0.475cm" fo:min-width="0.696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1.797cm"/>
    </style:style>
    <style:style style:name="gr38" style:family="graphic" style:parent-style-name="standard">
      <style:graphic-properties draw:textarea-horizontal-align="justify" draw:textarea-vertical-align="middle" draw:auto-grow-height="false" fo:min-height="0.896cm" fo:min-width="3.186cm"/>
    </style:style>
    <style:style style:name="gr39" style:family="graphic" style:parent-style-name="standard">
      <style:graphic-properties draw:textarea-horizontal-align="justify" draw:textarea-vertical-align="middle" draw:auto-grow-height="false" fo:min-height="0.896cm" fo:min-width="4.456cm"/>
    </style:style>
    <style:style style:name="gr40" style:family="graphic" style:parent-style-name="standard">
      <style:graphic-properties draw:stroke="none" svg:stroke-color="#000000" draw:fill="none" draw:fill-color="#ffffff" draw:textarea-horizontal-align="left" draw:auto-grow-height="true" draw:auto-grow-width="true" fo:min-height="0.475cm" fo:min-width="4.794cm"/>
    </style:style>
    <style:style style:name="gr41" style:family="graphic" style:parent-style-name="Text_5f_1">
      <style:graphic-properties draw:stroke="none" svg:stroke-color="#000000" draw:fill="none" draw:fill-color="#ffffff" draw:textarea-horizontal-align="left" draw:auto-grow-height="true" draw:auto-grow-width="false" fo:min-height="0.475cm" fo:min-width="0cm"/>
    </style:style>
    <style:style style:name="gr42" style:family="graphic" style:parent-style-name="standard">
      <style:graphic-properties draw:textarea-horizontal-align="justify" draw:textarea-vertical-align="middle" draw:auto-grow-height="false" fo:min-height="1.546cm" fo:min-width="1.296cm"/>
    </style:style>
    <style:style style:name="gr43" style:family="graphic" style:parent-style-name="standard">
      <style:graphic-properties draw:stroke="none" svg:stroke-color="#000000" draw:fill="none" draw:fill-color="#ffffff" draw:textarea-horizontal-align="left" draw:auto-grow-height="true" draw:auto-grow-width="true" fo:min-height="0.323cm" fo:min-width="2.034cm"/>
    </style:style>
    <style:style style:name="gr44" style:family="graphic" style:parent-style-name="standard">
      <style:graphic-properties draw:textarea-horizontal-align="justify" draw:textarea-vertical-align="middle" draw:auto-grow-height="false" fo:min-height="1.02cm" fo:min-width="2.04cm"/>
    </style:style>
    <style:style style:name="gr45" style:family="graphic" style:parent-style-name="objectwithoutfill">
      <style:graphic-properties draw:fill="none" draw:textarea-vertical-align="middle"/>
    </style:style>
    <style:style style:name="gr46" style:family="graphic" style:parent-style-name="Text_5f_1">
      <style:graphic-properties draw:stroke="solid" svg:stroke-width="0.035cm" draw:marker-start-width="0.252cm" draw:marker-end-width="0.252cm" draw:textarea-horizontal-align="justify" draw:textarea-vertical-align="middle" draw:auto-grow-height="false" fo:min-height="2.043cm" fo:min-width="4.17cm" fo:padding-top="0.142cm" fo:padding-bottom="0.142cm" fo:padding-left="0.267cm" fo:padding-right="0.267cm"/>
    </style:style>
    <style:style style:name="gr47" style:family="graphic" style:parent-style-name="Heading_5f_1">
      <style:graphic-properties draw:stroke="none" svg:stroke-color="#000000" draw:fill="none" draw:fill-color="#ffffff" draw:textarea-horizontal-align="left" draw:auto-grow-height="true" draw:auto-grow-width="true" fo:min-height="1.807cm" fo:min-width="7.283cm"/>
    </style:style>
    <style:style style:name="gr48" style:family="graphic" style:parent-style-name="standard">
      <style:graphic-properties svg:stroke-width="0.053cm" draw:marker-start-width="0.279cm" draw:marker-end-width="0.279cm" draw:fill="none" draw:textarea-horizontal-align="justify" draw:textarea-vertical-align="middle" draw:auto-grow-height="false" fo:min-height="0.968cm" fo:min-width="4.528cm" fo:padding-top="0.151cm" fo:padding-bottom="0.151cm" fo:padding-left="0.276cm" fo:padding-right="0.276cm"/>
    </style:style>
    <style:style style:name="gr49" style:family="graphic" style:parent-style-name="objectwithoutfill">
      <style:graphic-properties svg:stroke-width="0.053cm" svg:stroke-color="#3465a4" draw:marker-start-width="0.279cm" draw:marker-end-width="0.279cm" draw:fill="none" draw:textarea-vertical-align="middle" fo:padding-top="0.151cm" fo:padding-bottom="0.151cm" fo:padding-left="0.276cm" fo:padding-right="0.276cm"/>
    </style:style>
    <style:style style:name="gr50" style:family="graphic" style:parent-style-name="Heading_5f_1">
      <style:graphic-properties draw:stroke="none" svg:stroke-color="#000000" draw:fill="none" draw:fill-color="#ffffff" draw:textarea-horizontal-align="left" draw:auto-grow-height="true" draw:auto-grow-width="true" fo:min-height="1.933cm" fo:min-width="4.574cm"/>
    </style:style>
    <style:style style:name="gr51" style:family="graphic" style:parent-style-name="Heading_5f_1">
      <style:graphic-properties draw:stroke="none" svg:stroke-color="#000000" draw:fill="none" draw:fill-color="#ffffff" draw:textarea-horizontal-align="left" draw:auto-grow-height="true" draw:auto-grow-width="true" fo:min-height="1.933cm" fo:min-width="4.743cm"/>
    </style:style>
    <style:style style:name="gr52" style:family="graphic" style:parent-style-name="Heading_5f_1">
      <style:graphic-properties draw:stroke="none" svg:stroke-color="#000000" draw:fill="none" draw:fill-color="#ffffff" draw:textarea-horizontal-align="left" draw:auto-grow-height="true" draw:auto-grow-width="true" fo:min-height="1.807cm" fo:min-width="5.082cm"/>
    </style:style>
    <style:style style:name="gr53" style:family="graphic" style:parent-style-name="objectwithoutfill">
      <style:graphic-properties svg:stroke-width="0.053cm" svg:stroke-color="#3465a4" draw:marker-start-width="0.279cm" draw:marker-end-width="0.279cm" draw:textarea-vertical-align="middle" draw:auto-grow-height="false" fo:min-height="1.782cm" fo:min-width="4.553cm" fo:padding-top="0.151cm" fo:padding-bottom="0.151cm" fo:padding-left="0.276cm" fo:padding-right="0.276cm"/>
    </style:style>
    <style:style style:name="gr54" style:family="graphic" style:parent-style-name="Default_5f_1">
      <style:graphic-properties svg:stroke-width="0.035cm" draw:marker-start-width="0.252cm" draw:marker-end-width="0.252cm" draw:textarea-horizontal-align="justify" draw:textarea-vertical-align="middle" draw:auto-grow-height="false" fo:min-height="0.986cm" fo:min-width="2.006cm" fo:padding-top="0.142cm" fo:padding-bottom="0.142cm" fo:padding-left="0.267cm" fo:padding-right="0.267cm"/>
    </style:style>
    <style:style style:name="gr55" style:family="graphic" style:parent-style-name="Default_5f_1">
      <style:graphic-properties draw:stroke="none" svg:stroke-color="#000000" draw:fill="none" draw:fill-color="#ffffff" draw:textarea-horizontal-align="left" draw:auto-grow-height="true" draw:auto-grow-width="true" fo:min-height="0.475cm" fo:min-width="2.694cm"/>
    </style:style>
    <style:style style:name="gr56" style:family="graphic" style:parent-style-name="Default_5f_1">
      <style:graphic-properties svg:stroke-width="0.035cm" draw:marker-start-width="0.252cm" draw:marker-end-width="0.252cm" draw:textarea-horizontal-align="justify" draw:textarea-vertical-align="middle" draw:auto-grow-height="false" fo:min-height="0.986cm" fo:min-width="2.006cm" fo:padding-top="0.142cm" fo:padding-bottom="0.142cm" fo:padding-left="0.267cm" fo:padding-right="0.267cm"/>
    </style:style>
    <style:style style:name="gr57" style:family="graphic" style:parent-style-name="Default_5f_1">
      <style:graphic-properties draw:stroke="none" svg:stroke-color="#000000" draw:fill="none" draw:fill-color="#ffffff" draw:textarea-horizontal-align="left" draw:auto-grow-height="true" draw:auto-grow-width="true" fo:min-height="0.475cm" fo:min-width="3.655cm"/>
    </style:style>
    <style:style style:name="gr58" style:family="graphic" style:parent-style-name="Text_5f_1">
      <style:graphic-properties draw:stroke="solid" svg:stroke-width="0.035cm" draw:marker-start-width="0.252cm" draw:marker-end-width="0.252cm" draw:textarea-horizontal-align="justify" draw:textarea-vertical-align="middle" draw:auto-grow-height="false" fo:min-height="0.892cm" fo:min-width="4.17cm" fo:padding-top="0.142cm" fo:padding-bottom="0.142cm" fo:padding-left="0.267cm" fo:padding-right="0.267cm"/>
    </style:style>
    <style:style style:name="gr59" style:family="graphic" style:parent-style-name="Heading_5f_1">
      <style:graphic-properties draw:stroke="none" svg:stroke-color="#000000" draw:fill="none" draw:fill-color="#ffffff" draw:textarea-horizontal-align="left" draw:auto-grow-height="true" draw:auto-grow-width="true" fo:min-height="0.475cm" fo:min-width="2.529cm"/>
    </style:style>
    <style:style style:name="gr60" style:family="graphic" style:parent-style-name="Heading_5f_1">
      <style:graphic-properties draw:stroke="solid" svg:stroke-width="0.035cm" draw:marker-start-width="0.252cm" draw:marker-end-width="0.252cm" draw:textarea-horizontal-align="justify" draw:textarea-vertical-align="middle" draw:auto-grow-height="false" fo:min-height="0.986cm" fo:min-width="3.276cm" fo:padding-top="0.142cm" fo:padding-bottom="0.142cm" fo:padding-left="0.267cm" fo:padding-right="0.267cm"/>
    </style:style>
    <style:style style:name="gr61" style:family="graphic" style:parent-style-name="Heading_5f_1">
      <style:graphic-properties draw:stroke="none" svg:stroke-color="#000000" draw:fill="none" draw:fill-color="#ffffff" draw:textarea-horizontal-align="left" draw:auto-grow-height="true" draw:auto-grow-width="true" fo:min-height="0.475cm" fo:min-width="3.215cm"/>
    </style:style>
    <style:style style:name="gr62" style:family="graphic" style:parent-style-name="Object_20_without_20_fill_5f_1">
      <style:graphic-properties svg:stroke-width="0.035cm" draw:marker-start-width="0.252cm" draw:marker-end="Arrow" draw:marker-end-width="0.352cm" draw:fill="none" draw:textarea-vertical-align="middle" fo:padding-top="0.142cm" fo:padding-bottom="0.142cm" fo:padding-left="0.267cm" fo:padding-right="0.267cm"/>
    </style:style>
    <style:style style:name="gr63" style:family="graphic" style:parent-style-name="Heading_5f_1">
      <style:graphic-properties draw:stroke="solid" svg:stroke-width="0.035cm" draw:marker-start-width="0.252cm" draw:marker-end-width="0.252cm" draw:textarea-horizontal-align="justify" draw:textarea-vertical-align="middle" draw:auto-grow-height="false" fo:min-height="0.986cm" fo:min-width="2.006cm" fo:padding-top="0.142cm" fo:padding-bottom="0.142cm" fo:padding-left="0.267cm" fo:padding-right="0.267cm"/>
    </style:style>
    <style:style style:name="gr64" style:family="graphic" style:parent-style-name="Object_20_without_20_fill_5f_1">
      <style:graphic-properties draw:marker-end="Arrow" draw:marker-end-width="0.3cm" draw:fill="none" draw:textarea-vertical-align="middle"/>
    </style:style>
    <style:style style:name="gr65" style:family="graphic" style:parent-style-name="Text_5f_1">
      <style:graphic-properties draw:stroke="none" svg:stroke-color="#000000" draw:fill="none" draw:fill-color="#ffffff" draw:textarea-horizontal-align="left" draw:auto-grow-height="true" draw:auto-grow-width="true" fo:min-height="0.475cm" fo:min-width="3.66cm"/>
    </style:style>
    <style:style style:name="gr66" style:family="graphic" style:parent-style-name="Text_5f_1">
      <style:graphic-properties draw:stroke="solid" svg:stroke-width="0.035cm" svg:stroke-color="#000000" draw:marker-start-width="0.252cm" draw:marker-end-width="0.252cm" draw:textarea-vertical-align="middle" fo:padding-top="0.142cm" fo:padding-bottom="0.142cm" fo:padding-left="0.267cm" fo:padding-right="0.267cm"/>
    </style:style>
    <style:style style:name="gr67" style:family="graphic" style:parent-style-name="Text_5f_1">
      <style:graphic-properties draw:textarea-vertical-align="middle"/>
    </style:style>
    <style:style style:name="gr68" style:family="graphic" style:parent-style-name="Default_5f_1">
      <style:graphic-properties draw:stroke="none" svg:stroke-color="#000000" draw:fill="none" draw:fill-color="#ffffff" draw:textarea-horizontal-align="left" draw:auto-grow-height="true" draw:auto-grow-width="true" fo:min-height="0.475cm" fo:min-width="2.013cm"/>
    </style:style>
    <style:style style:name="gr69" style:family="graphic" style:parent-style-name="Text_5f_1">
      <style:graphic-properties draw:stroke="solid" svg:stroke-width="0.035cm" draw:marker-start-width="0.252cm" draw:marker-end-width="0.252cm" draw:textarea-horizontal-align="justify" draw:textarea-vertical-align="middle" draw:auto-grow-height="false" fo:min-height="0.986cm" fo:min-width="4.546cm" fo:padding-top="0.142cm" fo:padding-bottom="0.142cm" fo:padding-left="0.267cm" fo:padding-right="0.267cm"/>
    </style:style>
    <style:style style:name="gr70" style:family="graphic" style:parent-style-name="Text_5f_1">
      <style:graphic-properties draw:stroke="none" svg:stroke-color="#000000" draw:fill="none" draw:fill-color="#ffffff" draw:textarea-horizontal-align="left" draw:auto-grow-height="true" draw:auto-grow-width="true" fo:min-height="0.475cm" fo:min-width="4.485cm"/>
    </style:style>
    <style:style style:name="gr71" style:family="graphic" style:parent-style-name="Text_5f_1">
      <style:graphic-properties draw:stroke="solid" svg:stroke-width="0.035cm" draw:marker-start-width="0.252cm" draw:marker-end-width="0.252cm" draw:textarea-horizontal-align="justify" draw:textarea-vertical-align="middle" draw:auto-grow-height="false" fo:min-height="0.986cm" fo:min-width="2.006cm" fo:padding-top="0.142cm" fo:padding-bottom="0.142cm" fo:padding-left="0.267cm" fo:padding-right="0.267cm"/>
    </style:style>
    <style:style style:name="gr72" style:family="graphic" style:parent-style-name="Text_5f_1">
      <style:graphic-properties draw:stroke="solid" svg:stroke-width="0.035cm" draw:marker-start-width="0.252cm" draw:marker-end-width="0.252cm" draw:textarea-horizontal-align="justify" draw:textarea-vertical-align="middle" draw:auto-grow-height="false" fo:min-height="0.862cm" fo:min-width="4.422cm" fo:padding-top="0.142cm" fo:padding-bottom="0.142cm" fo:padding-left="0.267cm" fo:padding-right="0.267cm"/>
    </style:style>
    <style:style style:name="gr73" style:family="graphic" style:parent-style-name="Text_5f_1">
      <style:graphic-properties draw:stroke="none" svg:stroke-color="#000000" draw:fill="none" draw:fill-color="#ffffff" draw:textarea-horizontal-align="left" draw:auto-grow-height="true" draw:auto-grow-width="true" fo:min-height="0.475cm" fo:min-width="3.046cm"/>
    </style:style>
    <style:style style:name="gr74" style:family="graphic" style:parent-style-name="Text_5f_1">
      <style:graphic-properties draw:stroke="none" svg:stroke-color="#000000" draw:fill="none" draw:fill-color="#ffffff" draw:textarea-horizontal-align="left" draw:auto-grow-height="true" draw:auto-grow-width="true" fo:min-height="0.475cm" fo:min-width="0.696cm"/>
    </style:style>
    <style:style style:name="gr75" style:family="graphic" style:parent-style-name="Object_20_without_20_fill_5f_1">
      <style:graphic-properties svg:stroke-width="0.035cm" svg:stroke-color="#000000" draw:marker-start-width="0.252cm" draw:marker-end="Arrow" draw:marker-end-width="0.352cm" draw:fill="none" draw:textarea-vertical-align="middle" fo:padding-top="0.142cm" fo:padding-bottom="0.142cm" fo:padding-left="0.267cm" fo:padding-right="0.267cm"/>
    </style:style>
    <style:style style:name="gr76" style:family="graphic" style:parent-style-name="Text_5f_1">
      <style:graphic-properties draw:stroke="none" svg:stroke-color="#000000" draw:fill="none" draw:fill-color="#ffffff" draw:textarea-horizontal-align="left" draw:auto-grow-height="true" draw:auto-grow-width="true" fo:min-height="0.475cm" fo:min-width="0.544cm"/>
    </style:style>
    <style:style style:name="gr77" style:family="graphic" style:parent-style-name="Default_5f_1">
      <style:graphic-properties draw:textarea-horizontal-align="justify" draw:textarea-vertical-align="middle" draw:auto-grow-height="false" fo:min-height="3.863cm" fo:min-width="2.938cm"/>
    </style:style>
    <style:style style:name="gr78" style:family="graphic" style:parent-style-name="Default_5f_1">
      <style:graphic-properties draw:stroke="none" svg:stroke-color="#000000" draw:fill="none" draw:fill-color="#ffffff" draw:textarea-horizontal-align="left" draw:auto-grow-height="true" draw:auto-grow-width="false" fo:min-height="0.475cm" fo:min-width="0cm"/>
    </style:style>
    <style:style style:name="gr79" style:family="graphic" style:parent-style-name="standard">
      <style:graphic-properties draw:stroke="none" svg:stroke-color="#000000" draw:fill="none" draw:fill-color="#ffffff" draw:textarea-horizontal-align="left" draw:auto-grow-height="true" draw:auto-grow-width="true" fo:min-height="0.475cm" fo:min-width="10.805cm"/>
    </style:style>
    <style:style style:name="gr80" style:family="graphic" style:parent-style-name="Default_5f_1">
      <style:graphic-properties draw:stroke="none" svg:stroke-color="#000000" draw:fill="none" draw:fill-color="#ffffff" draw:textarea-horizontal-align="left" draw:auto-grow-height="true" draw:auto-grow-width="true" fo:min-height="0.475cm" fo:min-width="3.169cm"/>
    </style:style>
    <style:style style:name="gr81" style:family="graphic" style:parent-style-name="Default_5f_1">
      <style:graphic-properties draw:textarea-horizontal-align="justify" draw:textarea-vertical-align="middle" draw:auto-grow-height="false" fo:min-height="1.047cm" fo:min-width="3.17cm"/>
    </style:style>
    <style:style style:name="gr82" style:family="graphic" style:parent-style-name="Default_5f_1">
      <style:graphic-properties draw:stroke="none" svg:stroke-color="#000000" draw:fill="none" draw:fill-color="#ffffff" draw:textarea-horizontal-align="left" draw:auto-grow-height="true" draw:auto-grow-width="true" fo:min-height="0.475cm" fo:min-width="2.885cm"/>
    </style:style>
    <style:style style:name="gr83" style:family="graphic" style:parent-style-name="Default_5f_1">
      <style:graphic-properties draw:textarea-horizontal-align="justify" draw:textarea-vertical-align="middle" draw:auto-grow-height="false" fo:min-height="2.042cm" fo:min-width="6.872cm"/>
    </style:style>
    <style:style style:name="gr84" style:family="graphic" style:parent-style-name="Default_5f_1">
      <style:graphic-properties draw:stroke="none" svg:stroke-color="#000000" draw:fill="none" draw:fill-color="#ffffff" draw:textarea-horizontal-align="left" draw:auto-grow-height="true" draw:auto-grow-width="false" fo:min-height="0.949cm" fo:min-width="0cm"/>
    </style:style>
    <style:style style:name="gr85" style:family="graphic" style:parent-style-name="Default_5f_1">
      <style:graphic-properties draw:textarea-horizontal-align="justify" draw:textarea-vertical-align="middle" draw:auto-grow-height="false" fo:min-height="2.031cm" fo:min-width="3.064cm"/>
    </style:style>
    <style:style style:name="gr86" style:family="graphic" style:parent-style-name="standard">
      <style:graphic-properties draw:stroke="none" svg:stroke-color="#000000" draw:fill="none" draw:fill-color="#ffffff" draw:textarea-horizontal-align="left" draw:auto-grow-height="true" draw:auto-grow-width="true" fo:min-height="0.475cm" fo:min-width="4.142cm"/>
    </style:style>
    <style:style style:name="gr87"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88" style:family="graphic" style:parent-style-name="standard">
      <style:graphic-properties draw:textarea-horizontal-align="justify" draw:textarea-vertical-align="middle" draw:auto-grow-height="false" fo:min-height="2.749cm" fo:min-width="2.499cm" fo:wrap-option="no-wrap"/>
    </style:style>
    <style:style style:name="gr89" style:family="graphic" style:parent-style-name="Text_5f_1">
      <style:graphic-properties draw:stroke="none" svg:stroke-color="#000000" draw:fill="none" draw:fill-color="#ffffff" draw:textarea-horizontal-align="left" draw:auto-grow-height="true" draw:auto-grow-width="false" fo:min-height="0.51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475cm" fo:min-width="3.596cm"/>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2.741cm"/>
    </style:style>
    <style:style style:name="gr92" style:family="graphic" style:parent-style-name="Text_5f_1">
      <style:graphic-properties draw:stroke="solid" svg:stroke-width="0.035cm" draw:marker-start-width="0.252cm" draw:marker-end-width="0.252cm" draw:textarea-horizontal-align="justify" draw:textarea-vertical-align="middle" draw:auto-grow-height="false" fo:min-height="0.892cm" fo:min-width="4.17cm" fo:padding-top="0.142cm" fo:padding-bottom="0.142cm" fo:padding-left="0.267cm" fo:padding-right="0.267cm"/>
    </style:style>
    <style:style style:name="gr93" style:family="graphic" style:parent-style-name="standard">
      <style:graphic-properties draw:textarea-horizontal-align="justify" draw:textarea-vertical-align="middle" draw:auto-grow-height="false" fo:min-height="1.546cm" fo:min-width="1.296cm"/>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1.975cm"/>
    </style:style>
    <style:style style:name="gr95" style:family="graphic" style:parent-style-name="Default_5f_1">
      <style:graphic-properties draw:stroke="none" svg:stroke-color="#000000" draw:fill="none" draw:fill-color="#ffffff" draw:textarea-horizontal-align="left" draw:auto-grow-height="true" draw:auto-grow-width="true" fo:min-height="0.475cm" fo:min-width="3.329cm"/>
    </style:style>
    <style:style style:name="gr96" style:family="graphic" style:parent-style-name="standard">
      <style:graphic-properties draw:textarea-horizontal-align="justify" draw:textarea-vertical-align="middle" draw:auto-grow-height="false" fo:min-height="1.02cm" fo:min-width="4.58cm"/>
    </style:style>
    <style:style style:name="gr97" style:family="graphic" style:parent-style-name="Text_5f_1">
      <style:graphic-properties draw:stroke="solid" svg:stroke-width="0.035cm" draw:marker-start-width="0.252cm" draw:marker-end-width="0.252cm" draw:textarea-horizontal-align="justify" draw:textarea-vertical-align="middle" draw:auto-grow-height="false" fo:min-height="0.892cm" fo:min-width="13.578cm" fo:padding-top="0.142cm" fo:padding-bottom="0.142cm" fo:padding-left="0.267cm" fo:padding-right="0.267cm"/>
    </style:style>
    <style:style style:name="gr98" style:family="graphic" style:parent-style-name="standard">
      <style:graphic-properties draw:stroke="none" svg:stroke-color="#000000" draw:fill="none" draw:fill-color="#ffffff" draw:textarea-horizontal-align="left" draw:auto-grow-height="true" draw:auto-grow-width="true" fo:min-height="0.475cm" fo:min-width="12.893cm"/>
    </style:style>
    <style:style style:name="gr99" style:family="graphic" style:parent-style-name="standard">
      <style:graphic-properties draw:textarea-horizontal-align="justify" draw:textarea-vertical-align="middle" draw:auto-grow-height="false" fo:min-height="2.749cm" fo:min-width="2.499cm" fo:wrap-option="no-wrap"/>
    </style:style>
    <style:style style:name="gr100" style:family="graphic" style:parent-style-name="standard">
      <style:graphic-properties draw:stroke="none" svg:stroke-color="#000000" draw:fill="none" draw:fill-color="#ffffff" draw:textarea-horizontal-align="left" draw:auto-grow-height="true" draw:auto-grow-width="true" fo:min-height="0.475cm" fo:min-width="0.857cm"/>
    </style:style>
    <style:style style:name="gr101" style:family="graphic" style:parent-style-name="standard">
      <style:graphic-properties draw:stroke="dash" draw:stroke-dash="Dashed_20__28_var_29_" svg:stroke-width="0.212cm" draw:marker-start-width="0.517cm" draw:marker-end-width="0.517cm" draw:fill="none" draw:textarea-horizontal-align="justify" draw:textarea-vertical-align="middle" draw:auto-grow-height="false" fo:min-height="54.15cm" fo:min-width="52.63cm" fo:padding-top="0.23cm" fo:padding-bottom="0.23cm" fo:padding-left="0.355cm" fo:padding-right="0.355cm"/>
    </style:style>
    <style:style style:name="gr102" style:family="graphic" style:parent-style-name="standard">
      <style:graphic-properties draw:stroke="dash" draw:stroke-dash="Dashed_20__28_var_29_" svg:stroke-width="0.212cm" svg:stroke-color="#62a73b" draw:marker-start-width="0.517cm" draw:marker-end-width="0.517cm" draw:fill="none" draw:textarea-horizontal-align="justify" draw:textarea-vertical-align="middle" draw:auto-grow-height="false" fo:min-height="54.15cm" fo:min-width="34.85cm" fo:padding-top="0.23cm" fo:padding-bottom="0.23cm" fo:padding-left="0.355cm" fo:padding-right="0.355cm"/>
    </style:style>
    <style:style style:name="gr103" style:family="graphic" style:parent-style-name="standard">
      <style:graphic-properties draw:textarea-vertical-align="middle"/>
    </style:style>
    <style:style style:name="gr104" style:family="graphic" style:parent-style-name="standard">
      <style:graphic-properties draw:stroke="dash" draw:stroke-dash="Dashed_20__28_var_29_" svg:stroke-width="0.212cm" draw:marker-start-width="0.517cm" draw:marker-end-width="0.517cm" draw:fill="none" draw:textarea-horizontal-align="justify" draw:textarea-vertical-align="middle" draw:auto-grow-height="false" fo:min-height="13.001cm" fo:min-width="14.53cm" fo:padding-top="0.23cm" fo:padding-bottom="0.23cm" fo:padding-left="0.355cm" fo:padding-right="0.355cm"/>
    </style:style>
    <style:style style:name="gr105" style:family="graphic" style:parent-style-name="standard">
      <style:graphic-properties draw:stroke="dash" draw:stroke-dash="Dashed_20__28_var_29_" svg:stroke-width="0.212cm" svg:stroke-color="#fdb94d" draw:marker-start-width="0.517cm" draw:marker-end-width="0.517cm" draw:fill="none" draw:textarea-horizontal-align="justify" draw:textarea-vertical-align="middle" draw:auto-grow-height="false" fo:min-height="54.15cm" fo:min-width="34.85cm" fo:padding-top="0.23cm" fo:padding-bottom="0.23cm" fo:padding-left="0.355cm" fo:padding-right="0.355cm"/>
    </style:style>
    <style:style style:name="gr106" style:family="graphic" style:parent-style-name="Default_5f_1">
      <style:graphic-properties draw:stroke="none" svg:stroke-color="#000000" draw:fill="none" draw:fill-color="#ffffff" draw:textarea-horizontal-align="left" draw:auto-grow-height="true" draw:auto-grow-width="true" fo:min-height="0.323cm" fo:min-width="2.203cm"/>
    </style:style>
    <style:style style:name="gr107" style:family="graphic" style:parent-style-name="standard">
      <style:graphic-properties draw:stroke="none" svg:stroke-color="#000000" draw:fill="none" draw:fill-color="#ffffff" draw:textarea-horizontal-align="left" draw:auto-grow-height="true" draw:auto-grow-width="false" fo:min-height="9.955cm" fo:min-width="0cm"/>
    </style:style>
    <style:style style:name="gr108" style:family="graphic" style:parent-style-name="standard">
      <style:graphic-properties draw:stroke="none" svg:stroke-color="#000000" draw:fill="none" draw:fill-color="#ffffff" draw:textarea-horizontal-align="left" draw:auto-grow-height="true" draw:auto-grow-width="true" fo:min-height="1.119cm" fo:min-width="5.929cm"/>
    </style:style>
    <style:style style:name="gr109" style:family="graphic" style:parent-style-name="Text_5f_1">
      <style:graphic-properties draw:stroke="solid" svg:stroke-width="0.035cm" draw:marker-start-width="0.252cm" draw:marker-end-width="0.252cm" draw:textarea-horizontal-align="justify" draw:textarea-vertical-align="middle" draw:auto-grow-height="false" fo:min-height="0.892cm" fo:min-width="1.818cm" fo:padding-top="0.142cm" fo:padding-bottom="0.142cm" fo:padding-left="0.267cm" fo:padding-right="0.267cm"/>
    </style:style>
    <style:style style:name="gr110" style:family="graphic" style:parent-style-name="Heading_5f_1">
      <style:graphic-properties draw:stroke="none" svg:stroke-color="#000000" draw:fill="none" draw:fill-color="#ffffff" draw:textarea-horizontal-align="left" draw:auto-grow-height="true" draw:auto-grow-width="true" fo:min-height="0.645cm" fo:min-width="2.045cm"/>
    </style:style>
    <style:style style:name="gr111" style:family="graphic" style:parent-style-name="Heading_5f_1">
      <style:graphic-properties draw:stroke="none" svg:stroke-color="#000000" draw:fill="none" draw:fill-color="#ffffff" draw:textarea-horizontal-align="left" draw:auto-grow-height="true" draw:auto-grow-width="true" fo:min-height="0.645cm" fo:min-width="1.759cm"/>
    </style:style>
    <style:style style:name="gr112" style:family="graphic" style:parent-style-name="Default_5f_1">
      <style:graphic-properties draw:stroke="none" svg:stroke-color="#000000" draw:fill="none" draw:fill-color="#ffffff" draw:textarea-horizontal-align="left" draw:auto-grow-height="true" draw:auto-grow-width="true" fo:min-height="0.319cm" fo:min-width="1.767cm"/>
    </style:style>
    <style:style style:name="gr113" style:family="graphic" style:parent-style-name="Text_5f_1">
      <style:graphic-properties draw:stroke="solid" svg:stroke-width="0.035cm" draw:marker-start-width="0.252cm" draw:marker-end-width="0.252cm" draw:textarea-horizontal-align="justify" draw:textarea-vertical-align="middle" draw:auto-grow-height="false" fo:min-height="0.892cm" fo:min-width="1.348cm" fo:padding-top="0.142cm" fo:padding-bottom="0.142cm" fo:padding-left="0.267cm" fo:padding-right="0.267cm"/>
    </style:style>
    <style:style style:name="gr114" style:family="graphic" style:parent-style-name="Default_5f_1">
      <style:graphic-properties draw:stroke="none" svg:stroke-color="#000000" draw:fill="none" draw:fill-color="#ffffff" draw:textarea-horizontal-align="left" draw:auto-grow-height="true" draw:auto-grow-width="true" fo:min-height="0.323cm" fo:min-width="1.526cm"/>
    </style:style>
    <style:style style:name="gr115" style:family="graphic" style:parent-style-name="Default_5f_1">
      <style:graphic-properties draw:stroke="none" svg:stroke-color="#000000" draw:fill="none" draw:fill-color="#ffffff" draw:textarea-horizontal-align="left" draw:auto-grow-height="true" draw:auto-grow-width="true" fo:min-height="0.319cm" fo:min-width="1.213cm"/>
    </style:style>
    <style:style style:name="gr116" style:family="graphic" style:parent-style-name="Default_5f_1">
      <style:graphic-properties draw:stroke="none" svg:stroke-color="#000000" draw:fill="none" draw:fill-color="#ffffff" draw:textarea-horizontal-align="left" draw:auto-grow-height="true" draw:auto-grow-width="true" fo:min-height="0.323cm" fo:min-width="1.018cm"/>
    </style:style>
    <style:style style:name="gr117" style:family="graphic" style:parent-style-name="standard">
      <style:graphic-properties draw:stroke="none" svg:stroke-color="#000000" draw:fill="none" draw:fill-color="#ffffff" draw:textarea-horizontal-align="left" draw:auto-grow-height="true" draw:auto-grow-width="true" fo:min-height="1.119cm" fo:min-width="5.336cm"/>
    </style:style>
    <style:style style:name="gr118" style:family="graphic" style:parent-style-name="Heading_5f_1">
      <style:graphic-properties draw:stroke="none" svg:stroke-color="#000000" draw:fill="none" draw:fill-color="#ffffff" draw:textarea-horizontal-align="left" draw:auto-grow-height="true" draw:auto-grow-width="true" fo:min-height="1.057cm" fo:min-width="8.299cm"/>
    </style:style>
    <style:style style:name="gr119" style:family="graphic" style:parent-style-name="standard">
      <style:graphic-properties draw:stroke="none" svg:stroke-color="#000000" draw:fill="none" draw:fill-color="#ffffff" draw:textarea-horizontal-align="left" draw:auto-grow-height="true" draw:auto-grow-width="false" fo:min-height="9.244cm" fo:min-width="0cm"/>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15.466cm"/>
    </style:style>
    <style:style style:name="gr121" style:family="graphic" style:parent-style-name="objectwithoutfill">
      <style:graphic-properties draw:textarea-vertical-align="middle" draw:auto-grow-height="false" fo:min-height="1.35cm" fo:min-width="3.419cm"/>
    </style:style>
    <style:style style:name="gr122" style:family="graphic" style:parent-style-name="Heading_5f_1">
      <style:graphic-properties draw:stroke="none" svg:stroke-color="#000000" draw:fill="none" draw:fill-color="#ffffff" draw:textarea-horizontal-align="left" draw:auto-grow-height="true" draw:auto-grow-width="true" fo:min-height="1.065cm" fo:min-width="4.235cm"/>
    </style:style>
    <style:style style:name="gr123" style:family="graphic" style:parent-style-name="Heading_5f_1">
      <style:graphic-properties draw:stroke="none" svg:stroke-color="#000000" draw:fill="none" draw:fill-color="#ffffff" draw:textarea-horizontal-align="left" draw:auto-grow-height="true" draw:auto-grow-width="true" fo:min-height="1.057cm" fo:min-width="4.405cm"/>
    </style:style>
    <style:style style:name="gr124" style:family="graphic" style:parent-style-name="standard">
      <style:graphic-properties draw:stroke="dash" draw:stroke-dash="Dashed_20__28_var_29_" svg:stroke-width="0.212cm" svg:stroke-color="#fdb94d" draw:marker-start-width="0.517cm" draw:marker-end-width="0.517cm" draw:fill="none" draw:textarea-horizontal-align="justify" draw:textarea-vertical-align="middle" draw:auto-grow-height="false" fo:min-height="54.15cm" fo:min-width="30.989cm" fo:padding-top="0.23cm" fo:padding-bottom="0.23cm" fo:padding-left="0.355cm" fo:padding-right="0.355cm"/>
    </style:style>
    <style:style style:name="gr125" style:family="graphic" style:parent-style-name="standard">
      <style:graphic-properties draw:stroke="dash" draw:stroke-dash="Dashed_20__28_var_29_" svg:stroke-width="0.212cm" svg:stroke-color="#62a73b" draw:marker-start-width="0.517cm" draw:marker-end-width="0.517cm" draw:fill="none" draw:textarea-horizontal-align="justify" draw:textarea-vertical-align="middle" draw:auto-grow-height="false" fo:min-height="54.15cm" fo:min-width="38.711cm" fo:padding-top="0.23cm" fo:padding-bottom="0.23cm" fo:padding-left="0.355cm" fo:padding-right="0.355cm"/>
    </style:style>
    <style:style style:name="gr126" style:family="graphic" style:parent-style-name="objectwithoutfill">
      <style:graphic-properties svg:stroke-width="0.053cm" svg:stroke-color="#3465a4" draw:marker-start-width="0.279cm" draw:marker-end-width="0.279cm" draw:textarea-vertical-align="middle" draw:auto-grow-height="false" fo:min-height="1.834cm" fo:min-width="4.605cm" fo:padding-top="0.151cm" fo:padding-bottom="0.151cm" fo:padding-left="0.276cm" fo:padding-right="0.276cm"/>
    </style:style>
    <style:style style:name="gr127"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none" draw:fill-color="#ffffff"/>
      <style:text-properties fo:font-size="12pt" style:font-size-asian="12pt" style:font-size-complex="12pt"/>
    </style:style>
    <style:style style:name="P4" style:family="paragraph">
      <loext:graphic-properties draw:fill="none" draw:fill-color="#ffffff"/>
    </style:style>
    <style:style style:name="P5" style:family="paragraph">
      <loext:graphic-properties draw:fill="none"/>
      <style:paragraph-properties fo:text-align="center"/>
    </style:style>
    <style:style style:name="P6" style:family="paragraph">
      <style:paragraph-properties fo:text-align="center"/>
      <style:text-properties style:font-name="Liberation Mono1"/>
    </style:style>
    <style:style style:name="P7" style:family="paragraph">
      <loext:graphic-properties draw:fill="none" draw:fill-color="#ffffff"/>
      <style:text-properties style:font-name="Liberation Mono1" fo:font-size="8pt" style:font-size-asian="8pt" style:font-size-complex="8pt"/>
    </style:style>
    <style:style style:name="P8" style:family="paragraph">
      <style:paragraph-properties fo:text-align="center"/>
      <style:text-properties style:font-name="Liberation Mono1" fo:font-size="12pt" style:font-size-asian="12pt" style:font-size-complex="12pt"/>
    </style:style>
    <style:style style:name="P9" style:family="paragraph">
      <loext:graphic-properties draw:fill="none" draw:fill-color="#ffffff"/>
      <style:text-properties style:font-name="Liberation Mono1"/>
    </style:style>
    <style:style style:name="P10" style:family="paragraph">
      <loext:graphic-properties draw:fill="none"/>
      <style:paragraph-properties fo:text-align="center"/>
      <style:text-properties style:font-name="Liberation Mono1" fo:font-size="8pt" style:font-size-asian="8pt" style:font-size-complex="8pt"/>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text-properties style:font-name="Liberation Mono1" fo:font-size="12pt" style:font-size-asian="12pt" style:font-size-complex="12pt"/>
    </style:style>
    <style:style style:name="P13" style:family="paragraph">
      <loext:graphic-properties draw:fill="none" draw:fill-color="#ffffff"/>
      <style:text-properties fo:color="#3465a4" style:font-name="Liberation Mono1"/>
    </style:style>
    <style:style style:name="P14" style:family="paragraph">
      <style:paragraph-properties fo:margin-top="0cm" fo:margin-bottom="0cm"/>
    </style:style>
    <style:style style:name="P15" style:family="paragraph">
      <loext:graphic-properties draw:fill="none" draw:fill-color="#ffffff"/>
      <style:paragraph-properties fo:margin-top="0cm" fo:margin-bottom="0cm"/>
      <style:text-properties style:font-name="Liberation Mono1"/>
    </style:style>
    <style:style style:name="P16" style:family="paragraph">
      <loext:graphic-properties draw:fill="none" draw:fill-color="#ffffff"/>
      <style:text-properties fo:color="#62a73b" style:font-name="Liberation Mono1"/>
    </style:style>
    <style:style style:name="P17" style:family="paragraph">
      <loext:graphic-properties draw:fill="none" draw:fill-color="#ffffff"/>
      <style:text-properties fo:color="#fdb94d" style:font-name="Liberation Mono1"/>
    </style:style>
    <style:style style:name="T1" style:family="text">
      <style:text-properties fo:font-size="12pt" style:font-size-asian="12pt" style:font-size-complex="12pt"/>
    </style:style>
    <style:style style:name="T2" style:family="text">
      <style:text-properties fo:font-size="12pt" style:font-size-asian="10pt" style:font-size-complex="10pt"/>
    </style:style>
    <style:style style:name="T3" style:family="text">
      <style:text-properties fo:font-size="17.5pt"/>
    </style:style>
    <style:style style:name="T4" style:family="text">
      <style:text-properties fo:font-size="8pt" style:font-size-asian="8pt" style:font-size-complex="8pt"/>
    </style:style>
    <style:style style:name="T5" style:family="text">
      <style:text-properties style:font-name="Liberation Mono1" fo:font-size="8pt" style:font-size-asian="8pt" style:font-size-complex="8pt"/>
    </style:style>
    <style:style style:name="T6" style:family="text">
      <style:text-properties style:font-name="Liberation Mono1" fo:font-size="8pt" style:font-size-asian="5.40000009536743pt" style:font-size-complex="5.40000009536743pt"/>
    </style:style>
    <style:style style:name="T7" style:family="text">
      <style:text-properties fo:font-variant="normal" fo:text-transform="none" style:use-window-font-color="true" style:text-outline="false" style:text-line-through-style="none" style:text-line-through-type="none" style:font-name="Liberation Mono1" fo:font-size="8pt" fo:font-style="normal" fo:text-shadow="none" style:text-underline-style="none" fo:font-weight="normal" style:letter-kerning="true" style:font-name-asian="Microsoft YaHei" style:font-size-asian="5.40000009536743pt" style:font-style-asian="normal" style:font-weight-asian="normal" style:font-name-complex="Lucida Sans" style:font-size-complex="5.40000009536743pt" style:font-style-complex="normal" style:font-weight-complex="normal" style:text-emphasize="none" style:font-relief="none" style:text-overline-style="none" style:text-overline-color="font-color"/>
    </style:style>
    <style:style style:name="T8" style:family="text">
      <style:text-properties style:font-name="Liberation Mono1" fo:font-size="12pt" style:font-size-asian="12pt" style:font-size-complex="12pt"/>
    </style:style>
    <style:style style:name="T9" style:family="text">
      <style:text-properties fo:color="#3465a4" style:font-name="Liberation Mono1" fo:font-size="28pt" style:font-size-asian="28pt" style:font-size-complex="28pt"/>
    </style:style>
    <style:style style:name="T10" style:family="text">
      <style:text-properties fo:color="#62a73b" style:font-name="Liberation Mono1" fo:font-size="28pt" style:font-size-asian="28pt" style:font-size-complex="28pt"/>
    </style:style>
    <style:style style:name="T11" style:family="text">
      <style:text-properties fo:color="#fdb94d" style:font-name="Liberation Mono1" fo:font-size="28pt" style:font-size-asian="28pt" style:font-size-complex="28pt"/>
    </style:style>
    <style:style style:name="T12" style:family="text">
      <style:text-properties style:font-name="Liberation Mono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layout" svg:width="2.54cm" svg:height="1.27cm" svg:x="13.669cm" svg:y="2.54cm">
          <text:p text:style-name="P1"><text:span text:style-name="T1">idle</text:span></text:p>
          <draw:enhanced-geometry svg:viewBox="0 0 21600 21600" draw:glue-points="10800 0 0 10800 10800 21600 21600 10800" draw:type="flowchart-process" draw:enhanced-path="M 0 0 L 21600 0 21600 21600 0 21600 0 0 Z N"/>
        </draw:custom-shape>
        <draw:frame draw:style-name="gr2" draw:text-style-name="P3" draw:layer="layout" svg:width="3.194cm" svg:height="0.725cm" svg:x="15.033cm" svg:y="4.572cm">
          <draw:text-box>
            <text:p><text:span text:style-name="T1">ButtonPress-1</text:span></text:p>
          </draw:text-box>
        </draw:frame>
        <draw:custom-shape draw:style-name="gr3" draw:text-style-name="P1" xml:id="id4" draw:id="id4" draw:layer="layout" svg:width="5.08cm" svg:height="2.54cm" svg:x="12.385cm" svg:y="6.32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3" draw:layer="layout" svg:width="4.155cm" svg:height="0.725cm" svg:x="31.507cm" svg:y="9.669cm">
          <draw:text-box>
            <text:p><text:span text:style-name="T1">Click within BBOX?</text:span></text:p>
          </draw:text-box>
        </draw:frame>
        <draw:frame draw:style-name="gr5" draw:text-style-name="P3" draw:layer="layout" svg:width="1.044cm" svg:height="0.725cm" svg:x="11.468cm" svg:y="6.768cm">
          <draw:text-box>
            <text:p><text:span text:style-name="T1">No</text:span></text:p>
          </draw:text-box>
        </draw:frame>
        <draw:frame draw:style-name="gr5" draw:text-style-name="P3" draw:layer="layout" svg:width="1.298cm" svg:height="0.725cm" svg:x="15.052cm" svg:y="8.987cm">
          <draw:text-box>
            <text:p><text:span text:style-name="T1">Yes</text:span></text:p>
          </draw:text-box>
        </draw:frame>
        <draw:custom-shape draw:style-name="gr6" draw:text-style-name="P1" xml:id="id1" draw:id="id1" draw:layer="layout" svg:width="5.08cm" svg:height="1.27cm" svg:x="12.385cm" svg:y="10.1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7" draw:text-style-name="P4" draw:layer="layout" svg:width="3.029cm" svg:height="0.725cm" svg:x="13.42cm" svg:y="10.451cm">
          <draw:text-box>
            <text:p><text:span text:style-name="T2">Select Object</text:span></text:p>
          </draw:text-box>
        </draw:frame>
        <draw:custom-shape draw:style-name="gr8" draw:text-style-name="P1" xml:id="id2" draw:id="id2" draw:layer="layout" svg:width="3.81cm" svg:height="1.27cm" svg:x="31.562cm" svg:y="5.04cm">
          <text:p/>
          <draw:enhanced-geometry svg:viewBox="0 0 21600 21600" draw:glue-points="10800 0 0 10800 10800 21600 21600 10800" draw:type="flowchart-process" draw:enhanced-path="M 0 0 L 21600 0 21600 21600 0 21600 0 0 Z N"/>
        </draw:custom-shape>
        <draw:frame draw:style-name="gr9" draw:text-style-name="P4" draw:layer="layout" svg:width="3.715cm" svg:height="0.725cm" svg:x="31.689cm" svg:y="5.331cm">
          <draw:text-box>
            <text:p><text:span text:style-name="T2">Objects Selected</text:span></text:p>
          </draw:text-box>
        </draw:frame>
        <draw:connector draw:style-name="gr10" draw:text-style-name="P5" draw:layer="layout" svg:x1="17.465cm" svg:y1="10.795cm" svg:x2="31.562cm" svg:y2="5.675cm" draw:start-shape="id1" draw:start-glue-point="7" draw:end-shape="id2" draw:end-glue-point="5" svg:d="M17465 10795h7049v-5120h7048" svg:viewBox="0 0 14098 5121">
          <text:p/>
        </draw:connector>
        <draw:custom-shape draw:style-name="gr11" draw:text-style-name="P1" xml:id="id3" draw:id="id3" draw:layer="layout" svg:width="5.08cm" svg:height="2.539cm" svg:x="30.927cm" svg:y="8.85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3" draw:layer="layout" svg:width="4.155cm" svg:height="0.725cm" svg:x="12.893cm" svg:y="7.339cm">
          <draw:text-box>
            <text:p><text:span text:style-name="T1">Click within BBOX?</text:span></text:p>
          </draw:text-box>
        </draw:frame>
        <draw:connector draw:style-name="gr12" draw:text-style-name="P5" draw:layer="layout" svg:x1="33.467cm" svg:y1="6.31cm" svg:x2="33.467cm" svg:y2="8.851cm" draw:start-shape="id2" draw:start-glue-point="6" draw:end-shape="id3" draw:end-glue-point="4" svg:d="M33467 6310v2541" svg:viewBox="0 0 1 2542">
          <text:p/>
        </draw:connector>
        <draw:frame draw:style-name="gr5" draw:text-style-name="P3" draw:layer="layout" svg:width="1.044cm" svg:height="0.725cm" svg:x="36.233cm" svg:y="9.231cm">
          <draw:text-box>
            <text:p><text:span text:style-name="T1">No</text:span></text:p>
          </draw:text-box>
        </draw:frame>
        <draw:frame draw:style-name="gr13" draw:text-style-name="P4" draw:layer="layout" svg:width="1.196cm" svg:height="0.725cm" svg:x="33.668cm" svg:y="11.644cm">
          <draw:text-box>
            <text:p><text:span text:style-name="T2">Yes</text:span></text:p>
          </draw:text-box>
        </draw:frame>
        <draw:connector draw:style-name="gr10" draw:text-style-name="P5" draw:layer="layout" draw:line-skew="-0.451cm" svg:x1="12.385cm" svg:y1="7.59cm" svg:x2="13.669cm" svg:y2="3.175cm" draw:start-shape="id4" draw:end-shape="id5" draw:end-glue-point="5" svg:d="M12385 7590h-969v-4415h2253" svg:viewBox="0 0 2254 4416">
          <text:p/>
        </draw:connector>
        <draw:connector draw:style-name="gr10" draw:text-style-name="P5" draw:layer="layout" svg:x1="14.925cm" svg:y1="8.86cm" svg:x2="14.925cm" svg:y2="10.16cm" draw:start-shape="id4" draw:start-glue-point="6" draw:end-shape="id1" draw:end-glue-point="4" svg:d="M14925 8860v1300" svg:viewBox="0 0 1 1301">
          <text:p/>
        </draw:connector>
        <draw:custom-shape draw:style-name="gr6" draw:text-style-name="P1" xml:id="id6" draw:id="id6" draw:layer="layout" svg:width="5.08cm" svg:height="1.27cm" svg:x="37.912cm" svg:y="9.48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4" draw:text-style-name="P4" draw:layer="layout" svg:width="4.16cm" svg:height="0.725cm" svg:x="38.324cm" svg:y="9.776cm">
          <draw:text-box>
            <text:p>Deselect all objects</text:p>
          </draw:text-box>
        </draw:frame>
        <draw:connector draw:style-name="gr12" draw:text-style-name="P5" draw:layer="layout" svg:x1="36.007cm" svg:y1="10.121cm" svg:x2="37.912cm" svg:y2="10.12cm" draw:start-shape="id3" draw:start-glue-point="7" draw:end-shape="id6" draw:end-glue-point="5" svg:d="M36007 10121h953v-1h952" svg:viewBox="0 0 1906 2">
          <text:p/>
        </draw:connector>
        <draw:connector draw:style-name="gr10" draw:text-style-name="P5" draw:layer="layout" svg:x1="32.742cm" svg:y1="2.527cm" svg:x2="16.209cm" svg:y2="3.175cm" draw:start-shape="id7" draw:start-glue-point="2" draw:end-shape="id5" draw:end-glue-point="7" svg:d="M32742 2527h-8266v648h-8267" svg:viewBox="0 0 16534 649">
          <text:p/>
        </draw:connector>
        <draw:connector draw:style-name="gr15" draw:text-style-name="P1" xml:id="id7" draw:id="id7" draw:layer="layout" svg:x1="32.742cm" svg:y1="2.527cm" svg:x2="42.992cm" svg:y2="10.12cm" draw:end-shape="id6" draw:end-glue-point="7" svg:d="M32742 2527h10769v7593h-519" svg:viewBox="0 0 10770 7594">
          <text:p/>
        </draw:connector>
        <draw:custom-shape draw:style-name="gr16" draw:text-style-name="P1" xml:id="id8" draw:id="id8" draw:layer="layout" svg:width="5.08cm" svg:height="2.54cm" svg:x="30.927cm" svg:y="12.66cm">
          <text:p/>
          <draw:enhanced-geometry svg:viewBox="0 0 21600 21600" draw:glue-points="10800 0 0 10800 10800 21600 21600 10800" draw:text-areas="5400 5400 16200 16200" draw:type="diamond" draw:enhanced-path="M 10800 0 L 21600 10800 10800 21600 0 10800 10800 0 Z N"/>
        </draw:custom-shape>
        <draw:frame draw:style-name="gr17" draw:text-style-name="P4" draw:layer="layout" svg:width="4.392cm" svg:height="0.725cm" svg:x="31.374cm" svg:y="13.589cm">
          <draw:text-box>
            <text:p>Short Timer Running</text:p>
          </draw:text-box>
        </draw:frame>
        <draw:connector draw:style-name="gr18" draw:text-style-name="P1" draw:layer="layout" svg:x1="33.467cm" svg:y1="11.39cm" svg:x2="33.467cm" svg:y2="12.66cm" draw:start-shape="id3" draw:start-glue-point="6" draw:end-shape="id8" draw:end-glue-point="4" svg:d="M33467 11390v1270" svg:viewBox="0 0 1 1271">
          <text:p/>
        </draw:connector>
        <draw:connector draw:style-name="gr12" draw:text-style-name="P5" draw:layer="layout" svg:x1="33.467cm" svg:y1="11.39cm" svg:x2="33.467cm" svg:y2="12.66cm" draw:start-shape="id3" draw:start-glue-point="6" draw:end-shape="id8" draw:end-glue-point="4" svg:d="M33467 11390v1270" svg:viewBox="0 0 1 1271">
          <text:p/>
        </draw:connector>
        <draw:custom-shape draw:style-name="gr6" draw:text-style-name="P1" xml:id="id9" draw:id="id9" draw:layer="layout" svg:width="5.08cm" svg:height="1.27cm" svg:x="37.913cm" svg:y="13.28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9" draw:text-style-name="P4" draw:layer="layout" svg:width="5.294cm" svg:height="0.725cm" svg:x="37.825cm" svg:y="13.586cm">
          <draw:text-box>
            <text:p>Set Object For Properties</text:p>
          </draw:text-box>
        </draw:frame>
        <draw:connector draw:style-name="gr10" draw:text-style-name="P5" draw:layer="layout" svg:x1="36.007cm" svg:y1="13.93cm" svg:x2="37.913cm" svg:y2="13.921cm" draw:start-shape="id8" draw:start-glue-point="7" draw:end-shape="id9" draw:end-glue-point="5" svg:d="M36007 13930h954v-9h952" svg:viewBox="0 0 1907 10">
          <text:p/>
        </draw:connector>
        <draw:frame draw:style-name="gr20" draw:text-style-name="P3" draw:layer="layout" svg:width="2.513cm" svg:height="0.725cm" svg:x="50.131cm" svg:y="5.879cm">
          <draw:text-box>
            <text:p><text:span text:style-name="T1">ButtonOk?</text:span></text:p>
          </draw:text-box>
        </draw:frame>
        <draw:custom-shape draw:style-name="gr21" draw:text-style-name="P1" xml:id="id10" draw:id="id10" draw:layer="layout" svg:width="5.08cm" svg:height="1.27cm" svg:x="48.707cm" svg:y="2.54cm">
          <text:p/>
          <draw:enhanced-geometry svg:viewBox="0 0 21600 21600" draw:type="rectangle" draw:enhanced-path="M 0 0 L 21600 0 21600 21600 0 21600 0 0 Z N"/>
        </draw:custom-shape>
        <draw:frame draw:style-name="gr22" draw:text-style-name="P4" draw:layer="layout" svg:width="4.985cm" svg:height="0.725cm" svg:x="48.834cm" svg:y="2.794cm">
          <draw:text-box>
            <text:p>Set Properties (Modal?)</text:p>
          </draw:text-box>
        </draw:frame>
        <draw:connector draw:style-name="gr10" draw:text-style-name="P5" draw:layer="layout" svg:x1="42.993cm" svg:y1="13.921cm" svg:x2="48.707cm" svg:y2="3.175cm" draw:start-shape="id9" draw:start-glue-point="7" draw:end-shape="id10" draw:end-glue-point="3" svg:d="M42993 13921h2858v-10746h2856" svg:viewBox="0 0 5715 10747">
          <text:p/>
        </draw:connector>
        <draw:custom-shape draw:style-name="gr16" draw:text-style-name="P1" xml:id="id11" draw:id="id11" draw:layer="layout" svg:width="5.08cm" svg:height="2.54cm" svg:x="48.707cm" svg:y="5.08cm">
          <text:p/>
          <draw:enhanced-geometry svg:viewBox="0 0 21600 21600" draw:glue-points="10800 0 0 10800 10800 21600 21600 10800" draw:text-areas="5400 5400 16200 16200" draw:type="diamond" draw:enhanced-path="M 10800 0 L 21600 10800 10800 21600 0 10800 10800 0 Z N"/>
        </draw:custom-shape>
        <draw:frame draw:style-name="gr2" draw:text-style-name="P3" draw:layer="layout" svg:width="3.194cm" svg:height="0.725cm" svg:x="33.721cm" svg:y="6.946cm">
          <draw:text-box>
            <text:p><text:span text:style-name="T1">ButtonPress-1</text:span></text:p>
          </draw:text-box>
        </draw:frame>
        <draw:connector draw:style-name="gr10" draw:text-style-name="P5" draw:layer="layout" svg:x1="51.247cm" svg:y1="3.81cm" svg:x2="51.247cm" svg:y2="5.08cm" draw:start-shape="id10" draw:start-glue-point="2" draw:end-shape="id11" draw:end-glue-point="4" svg:d="M51247 3810v1270" svg:viewBox="0 0 1 1271">
          <text:p/>
        </draw:connector>
        <draw:custom-shape draw:style-name="gr23" draw:text-style-name="P1" xml:id="id12" draw:id="id12" draw:layer="layout" svg:width="5.08cm" svg:height="1.27cm" svg:x="48.707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4" draw:layer="layout" svg:width="3.546cm" svg:height="0.725cm" svg:x="49.098cm" svg:y="9.144cm">
          <draw:text-box>
            <text:p>Copy Properties</text:p>
          </draw:text-box>
        </draw:frame>
        <draw:connector draw:style-name="gr10" draw:text-style-name="P5" draw:layer="layout" svg:x1="51.247cm" svg:y1="7.62cm" svg:x2="51.247cm" svg:y2="8.89cm" draw:start-shape="id11" draw:start-glue-point="6" draw:end-shape="id12" draw:end-glue-point="0" svg:d="M51247 7620v1270" svg:viewBox="0 0 1 1271">
          <text:p/>
        </draw:connector>
        <draw:frame draw:style-name="gr25" draw:text-style-name="P4" draw:layer="layout" svg:width="1.196cm" svg:height="0.725cm" svg:x="51.702cm" svg:y="7.747cm">
          <draw:text-box>
            <text:p>Yes</text:p>
          </draw:text-box>
        </draw:frame>
        <draw:connector draw:style-name="gr26" draw:text-style-name="P5" xml:id="id13" draw:id="id13" draw:layer="layout" draw:line-skew="-1.503cm" svg:x1="51.195cm" svg:y1="1.531cm" svg:x2="33.467cm" svg:y2="5.04cm" draw:end-shape="id2" draw:end-glue-point="4" svg:d="M51195 1531v-7h-17728v3516" svg:viewBox="0 0 17729 3517">
          <text:p/>
        </draw:connector>
        <draw:frame draw:style-name="gr27" draw:text-style-name="P4" draw:layer="layout" svg:width="1.044cm" svg:height="0.725cm" svg:x="53.378cm" svg:y="5.117cm">
          <draw:text-box>
            <text:p>No</text:p>
          </draw:text-box>
        </draw:frame>
        <draw:connector draw:style-name="gr15" draw:text-style-name="P1" draw:layer="layout" draw:line-skew="0.751cm" svg:x1="53.787cm" svg:y1="6.35cm" svg:x2="51.195cm" svg:y2="1.531cm" draw:start-shape="id11" draw:start-glue-point="7" draw:end-shape="id13" draw:end-glue-point="2" svg:d="M53787 6350h1270v-4819h-3862" svg:viewBox="0 0 3863 4820">
          <text:p/>
        </draw:connector>
        <draw:connector draw:style-name="gr10" draw:text-style-name="P5" draw:layer="layout" svg:x1="14.939cm" svg:y1="3.81cm" svg:x2="14.925cm" svg:y2="6.32cm" draw:start-shape="id5" draw:start-glue-point="6" draw:end-shape="id4" draw:end-glue-point="4" svg:d="M14939 3810v1256h-14v1254" svg:viewBox="0 0 15 2511">
          <text:p/>
        </draw:connector>
        <draw:connector draw:style-name="gr12" draw:text-style-name="P5" draw:layer="layout" svg:x1="51.247cm" svg:y1="10.16cm" svg:x2="51.247cm" svg:y2="10.16cm" draw:start-shape="id12" draw:start-glue-point="2" draw:end-shape="id12" draw:end-glue-point="2" svg:d="M51247 10160z" svg:viewBox="0 0 1 1">
          <text:p/>
        </draw:connector>
        <draw:connector draw:style-name="gr10" draw:text-style-name="P5" draw:layer="layout" draw:line-skew="0.383cm" svg:x1="53.787cm" svg:y1="9.525cm" svg:x2="55.041cm" svg:y2="6.359cm" draw:start-shape="id12" draw:start-glue-point="1" svg:d="M53787 9525h1270v-3166h-16" svg:viewBox="0 0 1271 3167">
          <text:p/>
        </draw:connector>
        <draw:frame draw:style-name="gr28" draw:text-style-name="P4" draw:layer="layout" svg:width="6.223cm" svg:height="0.941cm" svg:x="15.179cm" svg:y="18.923cm">
          <draw:text-box>
            <text:p><text:span text:style-name="T3">mouseB1motion</text:span></text:p>
          </draw:text-box>
        </draw:frame>
        <draw:custom-shape draw:style-name="gr29" draw:text-style-name="P1" draw:layer="layout" svg:width="2.54cm" svg:height="1.27cm" svg:x="13.655cm" svg:y="16.51cm">
          <text:p/>
          <draw:enhanced-geometry svg:viewBox="0 0 21600 21600" draw:type="rectangle" draw:enhanced-path="M 0 0 L 21600 0 21600 21600 0 21600 0 0 Z N"/>
        </draw:custom-shape>
        <draw:frame draw:style-name="gr30" draw:text-style-name="P3" draw:layer="layout" svg:width="1.27cm" svg:height="0.725cm" svg:x="14.29cm" svg:y="16.801cm">
          <draw:text-box>
            <text:p><text:span text:style-name="T1">idle</text:span></text:p>
          </draw:text-box>
        </draw:frame>
        <draw:frame draw:style-name="gr13" draw:text-style-name="P4" draw:layer="layout" svg:width="1.196cm" svg:height="0.725cm" svg:x="36.335cm" svg:y="12.914cm">
          <draw:text-box>
            <text:p><text:span text:style-name="T2">Yes</text:span></text:p>
          </draw:text-box>
        </draw:frame>
        <draw:custom-shape draw:style-name="gr31" draw:text-style-name="P1" xml:id="id15" draw:id="id15" draw:layer="layout" svg:width="3.81cm" svg:height="1.691cm" svg:x="31.562cm" svg:y="20.4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4" draw:layer="layout" svg:width="4.064cm" svg:height="0.725cm" svg:x="31.589cm" svg:y="20.447cm">
          <draw:text-box>
            <text:p><text:span text:style-name="T1">Start Timer Short</text:span></text:p>
          </draw:text-box>
        </draw:frame>
        <draw:frame draw:style-name="gr32" draw:text-style-name="P4" draw:layer="layout" svg:width="1.044cm" svg:height="0.725cm" svg:x="33.848cm" svg:y="15.327cm">
          <draw:text-box>
            <text:p><text:span text:style-name="T1">No</text:span></text:p>
          </draw:text-box>
        </draw:frame>
        <draw:frame draw:style-name="gr30" draw:text-style-name="P4" draw:layer="layout" svg:width="4.064cm" svg:height="0.725cm" svg:x="31.589cm" svg:y="21.246cm">
          <draw:text-box>
            <text:p><text:span text:style-name="T1">Start Timer Long</text:span></text:p>
          </draw:text-box>
        </draw:frame>
        <draw:custom-shape draw:style-name="gr16" draw:text-style-name="P1" xml:id="id14" draw:id="id14" draw:layer="layout" svg:width="5.08cm" svg:height="2.54cm" svg:x="30.927cm" svg:y="16.637cm">
          <text:p/>
          <draw:enhanced-geometry svg:viewBox="0 0 21600 21600" draw:glue-points="10800 0 0 10800 10800 21600 21600 10800" draw:text-areas="5400 5400 16200 16200" draw:type="diamond" draw:enhanced-path="M 10800 0 L 21600 10800 10800 21600 0 10800 10800 0 Z N"/>
        </draw:custom-shape>
        <draw:frame draw:style-name="gr33" draw:text-style-name="P4" draw:layer="layout" svg:width="4.325cm" svg:height="0.725cm" svg:x="31.361cm" svg:y="17.526cm">
          <draw:text-box>
            <text:p>Long Timer Running</text:p>
          </draw:text-box>
        </draw:frame>
        <draw:connector draw:style-name="gr12" draw:text-style-name="P5" draw:layer="layout" svg:x1="33.467cm" svg:y1="15.2cm" svg:x2="33.467cm" svg:y2="16.637cm" draw:start-shape="id8" draw:start-glue-point="6" draw:end-shape="id14" draw:end-glue-point="4" svg:d="M33467 15200v1437" svg:viewBox="0 0 1 1438">
          <text:p/>
        </draw:connector>
        <draw:connector draw:style-name="gr12" draw:text-style-name="P5" draw:layer="layout" svg:x1="33.467cm" svg:y1="19.177cm" svg:x2="33.467cm" svg:y2="20.407cm" draw:start-shape="id14" draw:start-glue-point="6" draw:end-shape="id15" draw:end-glue-point="0" svg:d="M33467 19177v1230" svg:viewBox="0 0 1 1231">
          <text:p/>
        </draw:connector>
        <draw:custom-shape draw:style-name="gr34" draw:text-style-name="P1" xml:id="id17" draw:id="id17" draw:layer="layout" svg:width="5.08cm" svg:height="1.27cm" svg:x="45.532cm" svg:y="17.272cm">
          <text:p/>
          <draw:enhanced-geometry svg:viewBox="0 0 21600 21600" draw:type="rectangle" draw:enhanced-path="M 0 0 L 21600 0 21600 21600 0 21600 0 0 Z N"/>
        </draw:custom-shape>
        <draw:frame draw:style-name="gr35" draw:text-style-name="P4" draw:layer="layout" svg:width="1.539cm" svg:height="0.725cm" svg:x="47.33cm" svg:y="17.436cm">
          <draw:text-box>
            <text:p><text:span text:style-name="T1">move</text:span></text:p>
          </draw:text-box>
        </draw:frame>
        <draw:connector draw:style-name="gr12" draw:text-style-name="P5" draw:layer="layout" svg:x1="36.007cm" svg:y1="17.907cm" svg:x2="38.255cm" svg:y2="17.907cm" draw:start-shape="id14" draw:start-glue-point="7" draw:end-shape="id16" svg:d="M36007 17907h2248" svg:viewBox="0 0 2249 1">
          <text:p/>
        </draw:connector>
        <draw:frame draw:style-name="gr36" draw:text-style-name="P4" draw:layer="layout" svg:width="1.196cm" svg:height="0.725cm" svg:x="36.589cm" svg:y="17.145cm">
          <draw:text-box>
            <text:p><text:span text:style-name="T1">Yes</text:span></text:p>
          </draw:text-box>
        </draw:frame>
        <draw:frame draw:style-name="gr32" draw:text-style-name="P4" draw:layer="layout" svg:width="1.044cm" svg:height="0.725cm" svg:x="33.721cm" svg:y="19.214cm">
          <draw:text-box>
            <text:p><text:span text:style-name="T1">No</text:span></text:p>
          </draw:text-box>
        </draw:frame>
        <draw:frame draw:style-name="gr37" draw:text-style-name="P3" draw:layer="layout" svg:width="2.297cm" svg:height="0.725cm" svg:x="48.361cm" svg:y="19.431cm">
          <draw:text-box>
            <text:p><text:span text:style-name="T1">B1motion</text:span></text:p>
          </draw:text-box>
        </draw:frame>
        <draw:custom-shape draw:style-name="gr38" draw:text-style-name="P1" xml:id="id18" draw:id="id18" draw:layer="layout" svg:width="3.81cm" svg:height="1.27cm" svg:x="46.175cm" svg:y="20.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 xml:id="id16" draw:id="id16" draw:layer="layout" svg:width="5.08cm" svg:height="1.27cm" svg:x="38.255cm" svg:y="17.2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4" draw:layer="layout" svg:width="5.294cm" svg:height="0.725cm" svg:x="38.255cm" svg:y="17.526cm">
          <draw:text-box>
            <text:p><text:span text:style-name="T1">Record Start Coordinates</text:span></text:p>
          </draw:text-box>
        </draw:frame>
        <draw:connector draw:style-name="gr12" draw:text-style-name="P5" draw:layer="layout" svg:x1="43.335cm" svg:y1="17.907cm" svg:x2="45.532cm" svg:y2="17.907cm" draw:start-shape="id16" draw:end-shape="id17" draw:end-glue-point="3" svg:d="M43335 17907h2197" svg:viewBox="0 0 2198 1">
          <text:p/>
        </draw:connector>
        <draw:connector draw:style-name="gr12" draw:text-style-name="P5" draw:layer="layout" svg:x1="48.072cm" svg:y1="18.542cm" svg:x2="48.08cm" svg:y2="20.29cm" draw:start-shape="id17" draw:start-glue-point="2" draw:end-shape="id18" svg:d="M48072 18542v874h8v874" svg:viewBox="0 0 9 1749">
          <text:p/>
        </draw:connector>
        <draw:connector draw:style-name="gr10" draw:text-style-name="P5" draw:layer="layout" svg:x1="33.467cm" svg:y1="22.098cm" svg:x2="28.323cm" svg:y2="5.688cm" draw:start-shape="id15" draw:start-glue-point="2" svg:d="M33467 22098v501h-5144v-16911" svg:viewBox="0 0 5145 16912">
          <text:p/>
        </draw:connector>
        <draw:frame draw:style-name="gr41" draw:text-style-name="P3" draw:layer="layout" svg:width="1.298cm" svg:height="0.725cm" svg:x="14.403cm" svg:y="49.25cm">
          <draw:text-box>
            <text:p><text:span text:style-name="T4">Yes</text:span></text:p>
          </draw:text-box>
        </draw:frame>
        <draw:custom-shape draw:style-name="gr42" draw:text-style-name="P6" draw:layer="layout" svg:width="2.54cm" svg:height="2.54cm" svg:x="9.631cm" svg:y="57.529cm">
          <text:p text:style-name="P1"><text:span text:style-name="T5">Objects </text:span></text:p>
          <text:p text:style-name="P1"><text:span text:style-name="T5">Select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5" draw:layer="layout" svg:x1="10.951cm" svg:y1="53.759cm" svg:x2="10.901cm" svg:y2="57.529cm">
          <text:p/>
        </draw:line>
        <draw:frame draw:style-name="gr43" draw:text-style-name="P7" draw:layer="layout" svg:width="2.534cm" svg:height="0.573cm" svg:x="11.161cm" svg:y="60.766cm">
          <draw:text-box>
            <text:p><text:span text:style-name="T5">disp_press-1</text:span></text:p>
          </draw:text-box>
        </draw:frame>
        <draw:custom-shape draw:style-name="gr44" draw:text-style-name="P8" draw:layer="layout" svg:width="5.08cm" svg:height="2.54cm" svg:x="8.361cm" svg:y="62.609cm">
          <text:p text:style-name="P1"><text:span text:style-name="T5">Click in BBOX?</text:span></text:p>
          <draw:enhanced-geometry svg:viewBox="0 0 21600 21600" draw:glue-points="10800 0 0 10800 10800 21600 21600 10800" draw:text-areas="5400 5400 16200 16200" draw:type="diamond" draw:enhanced-path="M 10800 0 L 21600 10800 10800 21600 0 10800 10800 0 Z N"/>
        </draw:custom-shape>
        <draw:frame draw:style-name="gr41" draw:text-style-name="P3" draw:layer="layout" svg:width="1.524cm" svg:height="0.725cm" svg:x="7.091cm" svg:y="63.154cm">
          <draw:text-box>
            <text:p><text:span text:style-name="T4">None</text:span></text:p>
          </draw:text-box>
        </draw:frame>
        <draw:line draw:style-name="gr12" draw:text-style-name="P5" draw:layer="layout" svg:x1="10.901cm" svg:y1="60.069cm" svg:x2="10.901cm" svg:y2="62.609cm">
          <text:p/>
        </draw:line>
        <draw:line draw:style-name="gr45" draw:text-style-name="P5" draw:layer="layout" svg:x1="8.361cm" svg:y1="63.879cm" svg:x2="5.821cm" svg:y2="63.879cm">
          <text:p/>
        </draw:line>
        <draw:line draw:style-name="gr12" draw:text-style-name="P5" draw:layer="layout" svg:x1="5.871cm" svg:y1="63.879cm" svg:x2="5.871cm" svg:y2="58.712cm">
          <text:p/>
        </draw:line>
        <draw:custom-shape draw:style-name="gr46" draw:text-style-name="P1" draw:layer="layout" svg:width="5.08cm" svg:height="2.513cm" svg:x="7.218cm" svg:y="51.24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7" draw:text-style-name="P9" draw:layer="layout" svg:width="7.783cm" svg:height="2.057cm" svg:x="7.232cm" svg:y="51.473cm">
          <draw:text-box>
            <text:p><text:span text:style-name="T6">Add to Selected Item list</text:span></text:p>
            <text:p><text:span text:style-name="T6">Set Last_Item_Clicked</text:span></text:p>
            <text:p><text:span text:style-name="T6">If is Transition, Notify Transition Machine</text:span></text:p>
          </draw:text-box>
        </draw:frame>
        <draw:g>
          <draw:custom-shape draw:style-name="gr48" draw:text-style-name="P10" draw:layer="layout" svg:width="5.08cm" svg:height="1.27cm" svg:x="8.135cm" svg:y="37.445cm">
            <text:p text:style-name="P1"><text:span text:style-name="T5">STATE</text:span></text:p>
            <draw:enhanced-geometry svg:viewBox="0 0 21600 21600" draw:type="rectangle" draw:enhanced-path="M 0 0 L 21600 0 21600 21600 0 21600 0 0 Z N"/>
          </draw:custom-shape>
          <draw:line draw:style-name="gr49" draw:text-style-name="P5" draw:layer="layout" svg:x1="8.135cm" svg:y1="38.715cm" svg:x2="10.675cm" svg:y2="38.969cm">
            <text:p/>
          </draw:line>
          <draw:line draw:style-name="gr49" draw:text-style-name="P5" draw:layer="layout" svg:x1="10.675cm" svg:y1="38.969cm" svg:x2="13.215cm" svg:y2="38.715cm">
            <text:p/>
          </draw:line>
        </draw:g>
        <draw:g>
          <draw:custom-shape draw:style-name="gr48" draw:text-style-name="P10" draw:layer="layout" svg:width="5.08cm" svg:height="1.27cm" svg:x="20.882cm" svg:y="37.445cm">
            <text:p text:style-name="P1"><text:span text:style-name="T5">LABEL</text:span></text:p>
            <draw:enhanced-geometry svg:viewBox="0 0 21600 21600" draw:type="rectangle" draw:enhanced-path="M 0 0 L 21600 0 21600 21600 0 21600 0 0 Z N"/>
          </draw:custom-shape>
          <draw:line draw:style-name="gr49" draw:text-style-name="P5" draw:layer="layout" svg:x1="20.882cm" svg:y1="38.715cm" svg:x2="23.422cm" svg:y2="38.969cm">
            <text:p/>
          </draw:line>
          <draw:line draw:style-name="gr49" draw:text-style-name="P5" draw:layer="layout" svg:x1="23.422cm" svg:y1="38.969cm" svg:x2="25.962cm" svg:y2="38.715cm">
            <text:p/>
          </draw:line>
        </draw:g>
        <draw:g>
          <draw:custom-shape draw:style-name="gr48" draw:text-style-name="P10" draw:layer="layout" svg:width="5.08cm" svg:height="1.27cm" svg:x="27.302cm" svg:y="37.445cm">
            <text:p text:style-name="P1"><text:span text:style-name="T5">TRANSITION</text:span></text:p>
            <draw:enhanced-geometry svg:viewBox="0 0 21600 21600" draw:type="rectangle" draw:enhanced-path="M 0 0 L 21600 0 21600 21600 0 21600 0 0 Z N"/>
          </draw:custom-shape>
          <draw:line draw:style-name="gr49" draw:text-style-name="P5" draw:layer="layout" svg:x1="27.302cm" svg:y1="38.715cm" svg:x2="29.842cm" svg:y2="38.969cm">
            <text:p/>
          </draw:line>
          <draw:line draw:style-name="gr49" draw:text-style-name="P5" draw:layer="layout" svg:x1="29.842cm" svg:y1="38.969cm" svg:x2="32.382cm" svg:y2="38.715cm">
            <text:p/>
          </draw:line>
        </draw:g>
        <draw:g>
          <draw:custom-shape draw:style-name="gr48" draw:text-style-name="P10" draw:layer="layout" svg:width="5.08cm" svg:height="1.27cm" svg:x="33.649cm" svg:y="37.445cm">
            <text:p text:style-name="P1"><text:span text:style-name="T5">TRANSITION CONTROL POINT</text:span></text:p>
            <draw:enhanced-geometry svg:viewBox="0 0 21600 21600" draw:type="rectangle" draw:enhanced-path="M 0 0 L 21600 0 21600 21600 0 21600 0 0 Z N"/>
          </draw:custom-shape>
          <draw:line draw:style-name="gr49" draw:text-style-name="P5" draw:layer="layout" svg:x1="33.649cm" svg:y1="38.715cm" svg:x2="36.189cm" svg:y2="38.969cm">
            <text:p/>
          </draw:line>
          <draw:line draw:style-name="gr49" draw:text-style-name="P5" draw:layer="layout" svg:x1="36.189cm" svg:y1="38.969cm" svg:x2="38.729cm" svg:y2="38.715cm">
            <text:p/>
          </draw:line>
        </draw:g>
        <draw:g>
          <draw:custom-shape draw:style-name="gr48" draw:text-style-name="P10" draw:layer="layout" svg:width="5.08cm" svg:height="1.27cm" svg:x="14.475cm" svg:y="37.463cm">
            <text:p text:style-name="P1"><text:span text:style-name="T5">STATE CONTROL POINT</text:span></text:p>
            <draw:enhanced-geometry svg:viewBox="0 0 21600 21600" draw:type="rectangle" draw:enhanced-path="M 0 0 L 21600 0 21600 21600 0 21600 0 0 Z N"/>
          </draw:custom-shape>
          <draw:line draw:style-name="gr49" draw:text-style-name="P5" draw:layer="layout" svg:x1="14.475cm" svg:y1="38.733cm" svg:x2="17.015cm" svg:y2="38.987cm">
            <text:p/>
          </draw:line>
          <draw:line draw:style-name="gr49" draw:text-style-name="P5" draw:layer="layout" svg:x1="17.015cm" svg:y1="38.987cm" svg:x2="19.555cm" svg:y2="38.733cm">
            <text:p/>
          </draw:line>
        </draw:g>
        <draw:custom-shape draw:style-name="gr46" draw:text-style-name="P1" draw:layer="layout" svg:width="5.08cm" svg:height="2.513cm" svg:x="7.219cm" svg:y="51.24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1" draw:layer="layout" svg:width="5.08cm" svg:height="2.513cm" svg:x="8.164cm" svg:y="41.28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9" draw:layer="layout" svg:width="5.074cm" svg:height="2.183cm" svg:x="8.164cm" svg:y="41.509cm">
          <draw:text-box>
            <text:p text:style-name="P11"><text:span text:style-name="T7">CLICKED_TYPE = STATE</text:span></text:p>
            <text:p text:style-name="P11"><text:span text:style-name="T7">CLICKED_CANVAS_ID = </text:span></text:p>
            <text:p text:style-name="P11"><text:span text:style-name="T7"><text:tab/></text:span><text:span text:style-name="T7">find_closest(…)</text:span></text:p>
            <text:p text:style-name="P11"><text:span text:style-name="T7">DRAG_ACTIVE_ITEM = CLICKED_</text:span></text:p>
            <text:p text:style-name="P11"><text:span text:style-name="T7"><text:tab/></text:span><text:span text:style-name="T7"><text:tab/></text:span><text:span text:style-name="T7">CANVAS_ID</text:span><text:span text:style-name="T7"><text:line-break/></text:span><text:span text:style-name="T7">MARK_DRAG_START = (X,Y)</text:span></text:p>
          </draw:text-box>
        </draw:frame>
        <draw:line draw:style-name="gr12" draw:text-style-name="P5" draw:layer="layout" svg:x1="10.702cm" svg:y1="38.969cm" svg:x2="10.702cm" svg:y2="41.255cm">
          <text:p/>
        </draw:line>
        <draw:custom-shape draw:style-name="gr46" draw:text-style-name="P1" draw:layer="layout" svg:width="5.08cm" svg:height="2.513cm" svg:x="14.464cm" svg:y="41.29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1" draw:text-style-name="P9" draw:layer="layout" svg:width="5.243cm" svg:height="2.183cm" svg:x="14.464cm" svg:y="41.518cm">
          <draw:text-box>
            <text:p text:style-name="P11"><text:span text:style-name="T7">CLICKED_TYPE = STATE CTRL PT</text:span></text:p>
            <text:p text:style-name="P11"><text:span text:style-name="T7">CLICKED_CANVAS_ID = </text:span></text:p>
            <text:p text:style-name="P11"><text:span text:style-name="T7"><text:tab/></text:span><text:span text:style-name="T7">find_closest(…)</text:span></text:p>
            <text:p text:style-name="P11"><text:span text:style-name="T7">DRAG_ACTIVE_ITEM = CLICKED_</text:span></text:p>
            <text:p text:style-name="P11"><text:span text:style-name="T7"><text:tab/></text:span><text:span text:style-name="T7"><text:tab/></text:span><text:span text:style-name="T7">CANVAS_ID </text:span><text:span text:style-name="T7"><text:line-break/></text:span><text:span text:style-name="T7">MARK_DRAG_START = (X,Y)</text:span></text:p>
          </draw:text-box>
        </draw:frame>
        <draw:line draw:style-name="gr12" draw:text-style-name="P5" draw:layer="layout" svg:x1="17.015cm" svg:y1="38.987cm" svg:x2="17.015cm" svg:y2="41.273cm">
          <text:p/>
        </draw:line>
        <draw:line draw:style-name="gr12" draw:text-style-name="P5" draw:layer="layout" svg:x1="23.402cm" svg:y1="38.996cm" svg:x2="23.402cm" svg:y2="41.282cm">
          <text:p/>
        </draw:line>
        <draw:custom-shape draw:style-name="gr46" draw:text-style-name="P1" draw:layer="layout" svg:width="5.08cm" svg:height="2.513cm" svg:x="20.862cm" svg:y="41.28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1" draw:text-style-name="P9" draw:layer="layout" svg:width="5.243cm" svg:height="2.183cm" svg:x="20.862cm" svg:y="41.509cm">
          <draw:text-box>
            <text:p text:style-name="P11"><text:span text:style-name="T7">CLICKED_TYPE = STATE CTRL PT</text:span></text:p>
            <text:p text:style-name="P11"><text:span text:style-name="T7">CLICKED_CANVAS_ID = </text:span></text:p>
            <text:p text:style-name="P11"><text:span text:style-name="T7"><text:tab/></text:span><text:span text:style-name="T7">find_closest(…)</text:span></text:p>
            <text:p text:style-name="P11"><text:span text:style-name="T7">DRAG_ACTIVE_ITEM = CLICKED_</text:span></text:p>
            <text:p text:style-name="P11"><text:span text:style-name="T7"><text:tab/></text:span><text:span text:style-name="T7"><text:tab/></text:span><text:span text:style-name="T7">CANVAS_ID </text:span><text:span text:style-name="T7"><text:line-break/></text:span><text:span text:style-name="T7">MARK_DRAG_START = (X,Y)</text:span></text:p>
          </draw:text-box>
        </draw:frame>
        <draw:custom-shape draw:style-name="gr46" draw:text-style-name="P1" draw:layer="layout" svg:width="5.08cm" svg:height="2.513cm" svg:x="8.165cm" svg:y="41.28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1" draw:layer="layout" svg:width="5.08cm" svg:height="2.513cm" svg:x="8.461cm" svg:y="46.16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2" draw:text-style-name="P9" draw:layer="layout" svg:width="5.582cm" svg:height="2.057cm" svg:x="8.461cm" svg:y="46.392cm">
          <draw:text-box>
            <text:p text:style-name="P11"><text:span text:style-name="T7">DRAG_ASSOCIATED_ITEM = </text:span></text:p>
            <text:p text:style-name="P11"><text:span text:style-name="T7"><text:s text:c="4"/></text:span><text:span text:style-name="T7">GET_ASSOCIATED(…)</text:span></text:p>
            <text:p text:style-name="P11"><text:span text:style-name="T7">DRAG_LIST = [DRAG_ACTIVE_ITEM,</text:span></text:p>
            <text:p text:style-name="P11"><text:span text:style-name="T7"><text:s text:c="3"/></text:span><text:span text:style-name="T7">DRAG_ASSOCIATED_ITEM]</text:span></text:p>
          </draw:text-box>
        </draw:frame>
        <draw:custom-shape draw:style-name="gr46" draw:text-style-name="P1" draw:layer="layout" svg:width="5.08cm" svg:height="2.513cm" svg:x="8.462cm" svg:y="46.16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6" draw:layer="layout" svg:width="2.54cm" svg:height="2.54cm" svg:x="9.422cm" svg:y="19.675cm">
          <text:p text:style-name="P1"><text:span text:style-name="T8">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8" draw:layer="layout" svg:width="5.08cm" svg:height="2.54cm" svg:x="8.152cm" svg:y="24.79cm">
          <text:p text:style-name="P1"><text:span text:style-name="T5">FIND_CLOSEST(...)</text:span></text:p>
          <draw:enhanced-geometry svg:viewBox="0 0 21600 21600" draw:glue-points="10800 0 0 10800 10800 21600 21600 10800" draw:text-areas="5400 5400 16200 16200" draw:type="diamond" draw:enhanced-path="M 10800 0 L 21600 10800 10800 21600 0 10800 10800 0 Z N"/>
        </draw:custom-shape>
        <draw:frame draw:style-name="gr41" draw:text-style-name="P12" draw:layer="layout" svg:width="1.524cm" svg:height="0.725cm" svg:x="6.348cm" svg:y="25.209cm">
          <draw:text-box>
            <text:p><text:span text:style-name="T5">None</text:span></text:p>
          </draw:text-box>
        </draw:frame>
        <draw:line draw:style-name="gr12" draw:text-style-name="P5" draw:layer="layout" svg:x1="10.692cm" svg:y1="22.215cm" svg:x2="10.692cm" svg:y2="24.755cm">
          <text:p/>
        </draw:line>
        <draw:frame draw:style-name="gr43" draw:text-style-name="P7" draw:layer="layout" svg:width="2.534cm" svg:height="0.573cm" svg:x="10.757cm" svg:y="22.777cm">
          <draw:text-box>
            <text:p><text:span text:style-name="T5">MB1</text:span></text:p>
          </draw:text-box>
        </draw:frame>
        <draw:line draw:style-name="gr45" draw:text-style-name="P5" draw:layer="layout" svg:x1="8.152cm" svg:y1="26.025cm" svg:x2="5.626cm" svg:y2="26.025cm">
          <text:p/>
        </draw:line>
        <draw:line draw:style-name="gr45" draw:text-style-name="P5" draw:layer="layout" svg:x1="5.612cm" svg:y1="26.025cm" svg:x2="5.612cm" svg:y2="20.945cm">
          <text:p/>
        </draw:line>
        <draw:line draw:style-name="gr12" draw:text-style-name="P5" draw:layer="layout" svg:x1="5.612cm" svg:y1="20.945cm" svg:x2="9.422cm" svg:y2="20.945cm">
          <text:p/>
        </draw:line>
        <draw:line draw:style-name="gr12" draw:text-style-name="P5" draw:layer="layout" svg:x1="5.612cm" svg:y1="33.545cm" svg:x2="5.612cm" svg:y2="26.025cm">
          <text:p/>
        </draw:line>
        <draw:custom-shape draw:style-name="gr53" draw:text-style-name="P1" draw:layer="layout" svg:width="6.223cm" svg:height="2.54cm" svg:x="7.685cm" svg:y="29.888cm">
          <text:p text:style-name="P1"><text:span text:style-name="T5">Determine Closest Item Type</text:span></text:p>
          <draw:enhanced-geometry svg:viewBox="0 0 21600 21600" draw:glue-points="?f6 0 10800 ?f8 ?f11 10800 ?f9 21600 10800 ?f10 ?f5 10800" draw:text-areas="?f3 ?f3 ?f4 ?f4" draw:type="parallelogram" draw:modifiers="458.097686375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2" draw:text-style-name="P5" draw:layer="layout" svg:x1="10.773cm" svg:y1="27.33cm" svg:x2="10.773cm" svg:y2="29.888cm">
          <text:p/>
        </draw:line>
        <draw:line draw:style-name="gr12" draw:text-style-name="P5" draw:layer="layout" svg:x1="10.734cm" svg:y1="32.495cm" svg:x2="10.734cm" svg:y2="34.926cm">
          <text:p/>
        </draw:line>
        <draw:line draw:style-name="gr45" draw:text-style-name="P5" draw:layer="layout" svg:x1="10.734cm" svg:y1="34.926cm" svg:x2="36.134cm" svg:y2="34.926cm">
          <text:p/>
        </draw:line>
        <draw:line draw:style-name="gr12" draw:text-style-name="P5" draw:layer="layout" svg:x1="10.734cm" svg:y1="34.97cm" svg:x2="10.734cm" svg:y2="37.401cm">
          <text:p/>
        </draw:line>
        <draw:line draw:style-name="gr12" draw:text-style-name="P5" draw:layer="layout" svg:x1="17.084cm" svg:y1="34.926cm" svg:x2="17.084cm" svg:y2="37.463cm">
          <text:p/>
        </draw:line>
        <draw:line draw:style-name="gr12" draw:text-style-name="P5" draw:layer="layout" svg:x1="23.434cm" svg:y1="34.926cm" svg:x2="23.434cm" svg:y2="37.445cm">
          <text:p/>
        </draw:line>
        <draw:line draw:style-name="gr12" draw:text-style-name="P5" draw:layer="layout" svg:x1="29.784cm" svg:y1="34.926cm" svg:x2="29.784cm" svg:y2="37.357cm">
          <text:p/>
        </draw:line>
        <draw:line draw:style-name="gr12" draw:text-style-name="P5" draw:layer="layout" svg:x1="36.134cm" svg:y1="34.926cm" svg:x2="36.134cm" svg:y2="37.357cm">
          <text:p/>
        </draw:line>
      </draw:page>
      <draw:page draw:name="page2" draw:style-name="dp1" draw:master-page-name="Default">
        <draw:custom-shape draw:style-name="gr54" draw:text-style-name="P2" xml:id="id23" draw:id="id23" draw:layer="layout" svg:width="2.54cm" svg:height="1.27cm" svg:x="13.669cm" svg:y="2.54cm">
          <text:p text:style-name="P1"><text:span text:style-name="T1">idle</text:span></text:p>
          <draw:enhanced-geometry svg:viewBox="0 0 21600 21600" draw:glue-points="10800 0 0 10800 10800 21600 21600 10800" draw:type="flowchart-process" draw:enhanced-path="M 0 0 L 21600 0 21600 21600 0 21600 0 0 Z N"/>
        </draw:custom-shape>
        <draw:frame draw:style-name="gr55" draw:text-style-name="P3" draw:layer="layout" svg:width="3.194cm" svg:height="0.725cm" svg:x="15.033cm" svg:y="4.572cm">
          <draw:text-box>
            <text:p><text:span text:style-name="T1">ButtonPress-1</text:span></text:p>
          </draw:text-box>
        </draw:frame>
        <draw:custom-shape draw:style-name="gr56" draw:text-style-name="P1" xml:id="id22" draw:id="id22" draw:layer="layout" svg:width="5.08cm" svg:height="2.54cm" svg:x="12.385cm" svg:y="6.32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57" draw:text-style-name="P3" draw:layer="layout" svg:width="4.155cm" svg:height="0.725cm" svg:x="31.507cm" svg:y="9.669cm">
          <draw:text-box>
            <text:p><text:span text:style-name="T1">Click within BBOX?</text:span></text:p>
          </draw:text-box>
        </draw:frame>
        <draw:frame draw:style-name="gr41" draw:text-style-name="P3" draw:layer="layout" svg:width="1.044cm" svg:height="0.725cm" svg:x="11.468cm" svg:y="6.768cm">
          <draw:text-box>
            <text:p><text:span text:style-name="T1">No</text:span></text:p>
          </draw:text-box>
        </draw:frame>
        <draw:frame draw:style-name="gr41" draw:text-style-name="P3" draw:layer="layout" svg:width="1.298cm" svg:height="0.725cm" svg:x="15.052cm" svg:y="8.987cm">
          <draw:text-box>
            <text:p><text:span text:style-name="T1">Yes</text:span></text:p>
          </draw:text-box>
        </draw:frame>
        <draw:custom-shape draw:style-name="gr58" draw:text-style-name="P1" xml:id="id19" draw:id="id19" draw:layer="layout" svg:width="5.08cm" svg:height="1.27cm" svg:x="12.385cm" svg:y="10.1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9" draw:text-style-name="P4" draw:layer="layout" svg:width="3.029cm" svg:height="0.725cm" svg:x="13.42cm" svg:y="10.451cm">
          <draw:text-box>
            <text:p><text:span text:style-name="T2">Select Object</text:span></text:p>
          </draw:text-box>
        </draw:frame>
        <draw:custom-shape draw:style-name="gr60" draw:text-style-name="P1" xml:id="id20" draw:id="id20" draw:layer="layout" svg:width="3.81cm" svg:height="1.27cm" svg:x="31.562cm" svg:y="5.04cm">
          <text:p/>
          <draw:enhanced-geometry svg:viewBox="0 0 21600 21600" draw:glue-points="10800 0 0 10800 10800 21600 21600 10800" draw:type="flowchart-process" draw:enhanced-path="M 0 0 L 21600 0 21600 21600 0 21600 0 0 Z N"/>
        </draw:custom-shape>
        <draw:frame draw:style-name="gr61" draw:text-style-name="P4" xml:id="id27" draw:id="id27" draw:layer="layout" svg:width="3.715cm" svg:height="0.725cm" svg:x="31.689cm" svg:y="5.331cm">
          <draw:text-box>
            <text:p><text:span text:style-name="T2">Objects Selected</text:span></text:p>
          </draw:text-box>
        </draw:frame>
        <draw:connector draw:style-name="gr62" draw:text-style-name="P5" draw:layer="layout" svg:x1="17.465cm" svg:y1="10.795cm" svg:x2="31.562cm" svg:y2="5.675cm" draw:start-shape="id19" draw:start-glue-point="7" draw:end-shape="id20" draw:end-glue-point="5" svg:d="M17465 10795h7049v-5120h7048" svg:viewBox="0 0 14098 5121">
          <text:p/>
        </draw:connector>
        <draw:custom-shape draw:style-name="gr63" draw:text-style-name="P1" xml:id="id21" draw:id="id21" draw:layer="layout" svg:width="5.08cm" svg:height="2.539cm" svg:x="30.927cm" svg:y="8.85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57" draw:text-style-name="P3" draw:layer="layout" svg:width="4.155cm" svg:height="0.725cm" svg:x="12.893cm" svg:y="7.339cm">
          <draw:text-box>
            <text:p><text:span text:style-name="T1">Click within BBOX?</text:span></text:p>
          </draw:text-box>
        </draw:frame>
        <draw:connector draw:style-name="gr64" draw:text-style-name="P5" draw:layer="layout" svg:x1="33.467cm" svg:y1="6.31cm" svg:x2="33.467cm" svg:y2="8.851cm" draw:start-shape="id20" draw:start-glue-point="6" draw:end-shape="id21" draw:end-glue-point="4" svg:d="M33467 6310v2541" svg:viewBox="0 0 1 2542">
          <text:p/>
        </draw:connector>
        <draw:frame draw:style-name="gr41" draw:text-style-name="P3" draw:layer="layout" svg:width="1.044cm" svg:height="0.725cm" svg:x="36.233cm" svg:y="9.231cm">
          <draw:text-box>
            <text:p><text:span text:style-name="T1">No</text:span></text:p>
          </draw:text-box>
        </draw:frame>
        <draw:connector draw:style-name="gr62" draw:text-style-name="P5" draw:layer="layout" draw:line-skew="-0.451cm" svg:x1="12.385cm" svg:y1="7.59cm" svg:x2="13.669cm" svg:y2="3.175cm" draw:start-shape="id22" draw:end-shape="id23" draw:end-glue-point="5" svg:d="M12385 7590h-969v-4415h2253" svg:viewBox="0 0 2254 4416">
          <text:p/>
        </draw:connector>
        <draw:connector draw:style-name="gr62" draw:text-style-name="P5" draw:layer="layout" svg:x1="14.925cm" svg:y1="8.86cm" svg:x2="14.925cm" svg:y2="10.16cm" draw:start-shape="id22" draw:start-glue-point="6" draw:end-shape="id19" draw:end-glue-point="4" svg:d="M14925 8860v1300" svg:viewBox="0 0 1 1301">
          <text:p/>
        </draw:connector>
        <draw:custom-shape draw:style-name="gr58" draw:text-style-name="P1" xml:id="id24" draw:id="id24" draw:layer="layout" svg:width="5.08cm" svg:height="1.27cm" svg:x="37.912cm" svg:y="9.48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4" draw:layer="layout" svg:width="4.16cm" svg:height="0.725cm" svg:x="38.324cm" svg:y="9.776cm">
          <draw:text-box>
            <text:p>Deselect all objects</text:p>
          </draw:text-box>
        </draw:frame>
        <draw:connector draw:style-name="gr64" draw:text-style-name="P5" draw:layer="layout" svg:x1="36.007cm" svg:y1="10.121cm" svg:x2="37.912cm" svg:y2="10.12cm" draw:start-shape="id21" draw:start-glue-point="7" draw:end-shape="id24" draw:end-glue-point="5" svg:d="M36007 10121h953v-1h952" svg:viewBox="0 0 1906 2">
          <text:p/>
        </draw:connector>
        <draw:connector draw:style-name="gr62" draw:text-style-name="P5" draw:layer="layout" svg:x1="32.742cm" svg:y1="2.527cm" svg:x2="16.209cm" svg:y2="3.175cm" draw:start-shape="id25" draw:start-glue-point="2" draw:end-shape="id23" draw:end-glue-point="7" svg:d="M32742 2527h-8266v648h-8267" svg:viewBox="0 0 16534 649">
          <text:p/>
        </draw:connector>
        <draw:connector draw:style-name="gr66" draw:text-style-name="P1" xml:id="id25" draw:id="id25" draw:layer="layout" svg:x1="32.742cm" svg:y1="2.527cm" svg:x2="42.992cm" svg:y2="10.12cm" draw:end-shape="id24" draw:end-glue-point="7" svg:d="M32742 2527h10769v7593h-519" svg:viewBox="0 0 10770 7594">
          <text:p/>
        </draw:connector>
        <draw:connector draw:style-name="gr67" draw:text-style-name="P1" draw:layer="layout" svg:x1="33.467cm" svg:y1="11.39cm" svg:x2="33.467cm" svg:y2="12.66cm" draw:start-shape="id21" draw:start-glue-point="6" svg:d="M33467 11390v1270" svg:viewBox="0 0 1 1271">
          <text:p/>
        </draw:connector>
        <draw:connector draw:style-name="gr64" draw:text-style-name="P5" draw:layer="layout" svg:x1="33.467cm" svg:y1="11.39cm" svg:x2="33.467cm" svg:y2="12.787cm" draw:start-shape="id21" draw:start-glue-point="6" draw:end-shape="id26" draw:end-glue-point="0" svg:d="M33467 11390v1397" svg:viewBox="0 0 1 1398">
          <text:p/>
        </draw:connector>
        <draw:frame draw:style-name="gr68" draw:text-style-name="P3" draw:layer="layout" svg:width="2.513cm" svg:height="0.725cm" svg:x="50.131cm" svg:y="5.879cm">
          <draw:text-box>
            <text:p><text:span text:style-name="T1">ButtonOk?</text:span></text:p>
          </draw:text-box>
        </draw:frame>
        <draw:custom-shape draw:style-name="gr69" draw:text-style-name="P1" xml:id="id28" draw:id="id28" draw:layer="layout" svg:width="5.08cm" svg:height="1.27cm" svg:x="48.707cm" svg:y="2.54cm">
          <text:p/>
          <draw:enhanced-geometry svg:viewBox="0 0 21600 21600" draw:type="rectangle" draw:enhanced-path="M 0 0 L 21600 0 21600 21600 0 21600 0 0 Z N"/>
        </draw:custom-shape>
        <draw:frame draw:style-name="gr70" draw:text-style-name="P4" draw:layer="layout" svg:width="4.985cm" svg:height="0.725cm" svg:x="48.834cm" svg:y="2.794cm">
          <draw:text-box>
            <text:p>Set Properties (Modal?)</text:p>
          </draw:text-box>
        </draw:frame>
        <draw:connector draw:style-name="gr62" draw:text-style-name="P5" draw:layer="layout" draw:line-skew="-0.452cm" svg:x1="35.404cm" svg:y1="5.693cm" svg:x2="48.707cm" svg:y2="3.175cm" draw:start-shape="id27" draw:start-glue-point="1" draw:end-shape="id28" draw:end-glue-point="3" svg:d="M35404 5693h6191v-2518h7112" svg:viewBox="0 0 13304 2519">
          <text:p/>
        </draw:connector>
        <draw:custom-shape draw:style-name="gr71" draw:text-style-name="P1" xml:id="id29" draw:id="id29" draw:layer="layout" svg:width="5.08cm" svg:height="2.54cm" svg:x="48.707cm" svg:y="5.08cm">
          <text:p/>
          <draw:enhanced-geometry svg:viewBox="0 0 21600 21600" draw:glue-points="10800 0 0 10800 10800 21600 21600 10800" draw:text-areas="5400 5400 16200 16200" draw:type="diamond" draw:enhanced-path="M 10800 0 L 21600 10800 10800 21600 0 10800 10800 0 Z N"/>
        </draw:custom-shape>
        <draw:frame draw:style-name="gr55" draw:text-style-name="P3" draw:layer="layout" svg:width="3.194cm" svg:height="0.725cm" svg:x="29.784cm" svg:y="7.747cm">
          <draw:text-box>
            <text:p><text:span text:style-name="T1">ButtonPress-1</text:span></text:p>
          </draw:text-box>
        </draw:frame>
        <draw:connector draw:style-name="gr62" draw:text-style-name="P5" draw:layer="layout" svg:x1="51.247cm" svg:y1="3.81cm" svg:x2="51.247cm" svg:y2="5.08cm" draw:start-shape="id28" draw:start-glue-point="2" draw:end-shape="id29" draw:end-glue-point="4" svg:d="M51247 3810v1270" svg:viewBox="0 0 1 1271">
          <text:p/>
        </draw:connector>
        <draw:custom-shape draw:style-name="gr72" draw:text-style-name="P1" xml:id="id30" draw:id="id30" draw:layer="layout" svg:width="5.08cm" svg:height="1.27cm" svg:x="48.707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3" draw:text-style-name="P4" draw:layer="layout" svg:width="3.546cm" svg:height="0.725cm" svg:x="49.098cm" svg:y="9.144cm">
          <draw:text-box>
            <text:p>Copy Properties</text:p>
          </draw:text-box>
        </draw:frame>
        <draw:connector draw:style-name="gr62" draw:text-style-name="P5" draw:layer="layout" svg:x1="51.247cm" svg:y1="7.62cm" svg:x2="51.247cm" svg:y2="8.89cm" draw:start-shape="id29" draw:start-glue-point="6" draw:end-shape="id30" draw:end-glue-point="0" svg:d="M51247 7620v1270" svg:viewBox="0 0 1 1271">
          <text:p/>
        </draw:connector>
        <draw:frame draw:style-name="gr74" draw:text-style-name="P4" draw:layer="layout" svg:width="1.196cm" svg:height="0.725cm" svg:x="51.702cm" svg:y="7.747cm">
          <draw:text-box>
            <text:p>Yes</text:p>
          </draw:text-box>
        </draw:frame>
        <draw:connector draw:style-name="gr75" draw:text-style-name="P5" xml:id="id31" draw:id="id31" draw:layer="layout" draw:line-skew="-1.503cm" svg:x1="51.195cm" svg:y1="1.531cm" svg:x2="33.467cm" svg:y2="5.04cm" draw:end-shape="id20" draw:end-glue-point="4" svg:d="M51195 1531v-7h-17728v3516" svg:viewBox="0 0 17729 3517">
          <text:p/>
        </draw:connector>
        <draw:frame draw:style-name="gr76" draw:text-style-name="P4" draw:layer="layout" svg:width="1.044cm" svg:height="0.725cm" svg:x="53.378cm" svg:y="5.117cm">
          <draw:text-box>
            <text:p>No</text:p>
          </draw:text-box>
        </draw:frame>
        <draw:connector draw:style-name="gr66" draw:text-style-name="P1" draw:layer="layout" draw:line-skew="0.751cm" svg:x1="53.787cm" svg:y1="6.35cm" svg:x2="51.195cm" svg:y2="1.531cm" draw:start-shape="id29" draw:start-glue-point="7" draw:end-shape="id31" draw:end-glue-point="2" svg:d="M53787 6350h1270v-4819h-3862" svg:viewBox="0 0 3863 4820">
          <text:p/>
        </draw:connector>
        <draw:connector draw:style-name="gr62" draw:text-style-name="P5" draw:layer="layout" svg:x1="14.939cm" svg:y1="3.81cm" svg:x2="14.925cm" svg:y2="6.32cm" draw:start-shape="id23" draw:start-glue-point="6" draw:end-shape="id22" draw:end-glue-point="4" svg:d="M14939 3810v1256h-14v1254" svg:viewBox="0 0 15 2511">
          <text:p/>
        </draw:connector>
        <draw:connector draw:style-name="gr64" draw:text-style-name="P5" draw:layer="layout" svg:x1="51.247cm" svg:y1="10.16cm" svg:x2="51.247cm" svg:y2="10.16cm" draw:start-shape="id30" draw:start-glue-point="2" draw:end-shape="id30" draw:end-glue-point="2" svg:d="M51247 10160z" svg:viewBox="0 0 1 1">
          <text:p/>
        </draw:connector>
        <draw:connector draw:style-name="gr62" draw:text-style-name="P5" draw:layer="layout" draw:line-skew="0.383cm" svg:x1="53.787cm" svg:y1="9.525cm" svg:x2="55.041cm" svg:y2="6.359cm" draw:start-shape="id30" draw:start-glue-point="1" svg:d="M53787 9525h1270v-3166h-16" svg:viewBox="0 0 1271 3167">
          <text:p/>
        </draw:connector>
        <draw:custom-shape draw:style-name="gr77" draw:text-style-name="P1" xml:id="id26" draw:id="id26" draw:layer="layout" svg:width="3.81cm" svg:height="4.485cm" svg:x="31.562cm" svg:y="12.7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4" draw:layer="layout" svg:width="4.064cm" svg:height="0.725cm" svg:x="31.589cm" svg:y="12.827cm">
          <draw:text-box>
            <text:p><text:span text:style-name="T1">Record New Time</text:span></text:p>
          </draw:text-box>
        </draw:frame>
        <draw:frame draw:style-name="gr78" draw:text-style-name="P4" draw:layer="layout" svg:width="4.064cm" svg:height="0.725cm" svg:x="31.589cm" svg:y="13.626cm">
          <draw:text-box>
            <text:p><text:span text:style-name="T1">Calculate Delta</text:span></text:p>
          </draw:text-box>
        </draw:frame>
        <draw:connector draw:style-name="gr62" draw:text-style-name="P5" draw:layer="layout" draw:line-skew="1.277cm" svg:x1="33.467cm" svg:y1="17.272cm" svg:x2="28.323cm" svg:y2="5.688cm" draw:start-shape="id26" draw:start-glue-point="2" svg:d="M33467 17272v1778h-5144v-13362" svg:viewBox="0 0 5145 13363">
          <text:p/>
        </draw:connector>
        <draw:frame draw:style-name="gr79" draw:text-style-name="P4" draw:layer="layout" svg:width="11.305cm" svg:height="0.725cm" svg:x="35.626cm" svg:y="4.736cm">
          <draw:text-box>
            <text:p><text:span text:style-name="T1">Two clicks within &lt;500mS of each other in the same bbox</text:span></text:p>
          </draw:text-box>
        </draw:frame>
        <draw:frame draw:style-name="gr78" draw:text-style-name="P4" draw:layer="layout" svg:width="4.064cm" svg:height="0.725cm" svg:x="31.435cm" svg:y="14.261cm">
          <draw:text-box>
            <text:p><text:span text:style-name="T1">Set Button Down</text:span></text:p>
          </draw:text-box>
        </draw:frame>
        <draw:connector draw:style-name="gr10" draw:text-style-name="P5" draw:layer="layout" draw:type="curve" draw:line-skew="-1.77cm" svg:x1="33.467cm" svg:y1="6.31cm" svg:x2="50.304cm" svg:y2="13.725cm" draw:start-shape="id20" draw:start-glue-point="6" svg:d="M33467 6310c0 3295 16837-412 16837 7415" svg:viewBox="0 0 16838 7416">
          <text:p/>
        </draw:connector>
        <draw:frame draw:style-name="gr80" draw:text-style-name="P3" draw:layer="layout" svg:width="3.669cm" svg:height="0.725cm" svg:x="36.275cm" svg:y="6.985cm">
          <draw:text-box>
            <text:p><text:span text:style-name="T1">ButtonRelease-1</text:span></text:p>
          </draw:text-box>
        </draw:frame>
        <draw:custom-shape draw:style-name="gr81" draw:text-style-name="P1" xml:id="id32" draw:id="id32" draw:layer="layout" svg:width="3.81cm" svg:height="1.437cm" svg:x="48.326cm" svg:y="13.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4" draw:layer="layout" svg:width="4.064cm" svg:height="0.725cm" svg:x="48.326cm" svg:y="14.097cm">
          <draw:text-box>
            <text:p><text:span text:style-name="T1">Set Button Up</text:span></text:p>
          </draw:text-box>
        </draw:frame>
        <draw:connector draw:style-name="gr10" draw:text-style-name="P5" draw:layer="layout" draw:line-skew="1.654cm" svg:x1="50.231cm" svg:y1="15.24cm" svg:x2="33.47cm" svg:y2="19.05cm" draw:start-shape="id32" draw:start-glue-point="2" svg:d="M50231 15240v3810h-16761" svg:viewBox="0 0 16762 3811">
          <text:p/>
        </draw:connector>
        <draw:connector draw:style-name="gr10" draw:text-style-name="P5" draw:layer="layout" draw:type="curve" svg:x1="33.467cm" svg:y1="6.31cm" svg:x2="59.375cm" svg:y2="13.97cm" draw:start-shape="id20" draw:start-glue-point="6" draw:end-shape="id33" draw:end-glue-point="0" svg:d="M33467 6310c0 5758 25908 1929 25908 7660" svg:viewBox="0 0 25909 7661">
          <text:p/>
        </draw:connector>
        <draw:frame draw:style-name="gr82" draw:text-style-name="P3" draw:layer="layout" svg:width="3.385cm" svg:height="0.725cm" svg:x="36.275cm" svg:y="8.382cm">
          <draw:text-box>
            <text:p><text:span text:style-name="T1">ButtonMotion-1</text:span></text:p>
          </draw:text-box>
        </draw:frame>
        <draw:custom-shape draw:style-name="gr83" draw:text-style-name="P1" xml:id="id33" draw:id="id33" draw:layer="layout" svg:width="7.62cm" svg:height="2.54cm" svg:x="55.565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4" draw:text-style-name="P4" draw:layer="layout" svg:width="7.366cm" svg:height="1.199cm" svg:x="55.565cm" svg:y="14.224cm">
          <draw:text-box>
            <text:p><text:span text:style-name="T1">Drag delta = current - prev</text:span></text:p>
          </draw:text-box>
        </draw:frame>
        <draw:frame draw:style-name="gr78" draw:text-style-name="P4" draw:layer="layout" svg:width="7.62cm" svg:height="0.725cm" svg:x="55.565cm" svg:y="15.15cm">
          <draw:text-box>
            <text:p><text:span text:style-name="T1">Drag selected items by delta</text:span></text:p>
          </draw:text-box>
        </draw:frame>
        <draw:connector draw:style-name="gr10" draw:text-style-name="P5" draw:layer="layout" draw:line-skew="1.019cm" svg:x1="59.375cm" svg:y1="16.51cm" svg:x2="50.242cm" svg:y2="19.05cm" draw:start-shape="id33" draw:start-glue-point="2" svg:d="M59375 16510v2540h-9133" svg:viewBox="0 0 9134 2541">
          <text:p/>
        </draw:connector>
        <draw:custom-shape draw:style-name="gr42" draw:text-style-name="P1" xml:id="id34" draw:id="id34" draw:layer="layout" svg:width="2.54cm" svg:height="2.54cm" svg:x="18.735cm" svg:y="27.94cm">
          <text:p text:style-name="P1"><text:span text:style-name="T1">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xml:id="id35" draw:id="id35" draw:layer="layout" svg:width="5.08cm" svg:height="2.54cm" svg:x="17.465cm" svg:y="31.75cm">
          <text:p text:style-name="P1"><text:span text:style-name="T1">find_closest</text:span></text:p>
          <draw:enhanced-geometry svg:viewBox="0 0 21600 21600" draw:glue-points="10800 0 0 10800 10800 21600 21600 10800" draw:text-areas="5400 5400 16200 16200" draw:type="diamond" draw:enhanced-path="M 10800 0 L 21600 10800 10800 21600 0 10800 10800 0 Z N"/>
        </draw:custom-shape>
        <draw:frame draw:style-name="gr55" draw:text-style-name="P3" draw:layer="layout" svg:width="3.194cm" svg:height="0.725cm" svg:x="20.494cm" svg:y="30.644cm">
          <draw:text-box>
            <text:p><text:span text:style-name="T1">ButtonPress-1</text:span></text:p>
          </draw:text-box>
        </draw:frame>
        <draw:connector draw:style-name="gr12" draw:text-style-name="P5" draw:layer="layout" svg:x1="20.005cm" svg:y1="30.48cm" svg:x2="20.005cm" svg:y2="31.75cm" draw:start-shape="id34" draw:end-shape="id35" draw:end-glue-point="4" svg:d="M20005 30480v1270" svg:viewBox="0 0 1 1271">
          <text:p/>
        </draw:connector>
        <draw:connector draw:style-name="gr12" draw:text-style-name="P5" draw:layer="layout" draw:line-skew="-2.039cm" svg:x1="17.465cm" svg:y1="33.02cm" svg:x2="18.735cm" svg:y2="29.21cm" draw:start-shape="id35" draw:start-glue-point="5" draw:end-shape="id34" draw:end-glue-point="6" svg:d="M17465 33020h-2540v-3810h3810" svg:viewBox="0 0 3811 3811">
          <text:p/>
        </draw:connector>
        <draw:frame draw:style-name="gr41" draw:text-style-name="P3" draw:layer="layout" svg:width="1.524cm" svg:height="0.725cm" svg:x="15.56cm" svg:y="32.295cm">
          <draw:text-box>
            <text:p><text:span text:style-name="T1">None</text:span></text:p>
          </draw:text-box>
        </draw:frame>
        <draw:custom-shape draw:style-name="gr58" draw:text-style-name="P1" xml:id="id36" draw:id="id36" draw:layer="layout" svg:width="5.08cm" svg:height="1.27cm" svg:x="17.465cm" svg:y="35.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9" draw:text-style-name="P4" draw:layer="layout" svg:width="3.029cm" svg:height="0.725cm" svg:x="18.5cm" svg:y="35.734cm">
          <draw:text-box>
            <text:p><text:span text:style-name="T2">Select Object</text:span></text:p>
          </draw:text-box>
        </draw:frame>
        <draw:connector draw:style-name="gr12" draw:text-style-name="P5" draw:layer="layout" svg:x1="20.005cm" svg:y1="34.29cm" svg:x2="20.005cm" svg:y2="35.57cm" draw:start-shape="id35" draw:start-glue-point="6" draw:end-shape="id36" draw:end-glue-point="4" svg:d="M20005 34290v1280" svg:viewBox="0 0 1 1281">
          <text:p/>
        </draw:connector>
        <draw:frame draw:style-name="gr41" draw:text-style-name="P3" draw:layer="layout" svg:width="1.298cm" svg:height="0.725cm" svg:x="20.005cm" svg:y="34.554cm">
          <draw:text-box>
            <text:p><text:span text:style-name="T1">Yes</text:span></text:p>
          </draw:text-box>
        </draw:frame>
        <draw:custom-shape draw:style-name="gr42" draw:text-style-name="P1" xml:id="id37" draw:id="id37" draw:layer="layout" svg:width="2.54cm" svg:height="2.54cm" svg:x="18.735cm" svg:y="38.1cm">
          <text:p text:style-name="P1"><text:span text:style-name="T1">Objects </text:span></text:p>
          <text:p text:style-name="P1"><text:span text:style-name="T1">Select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svg:x1="20.005cm" svg:y1="36.84cm" svg:x2="20.005cm" svg:y2="38.1cm" draw:start-shape="id36" draw:start-glue-point="6" draw:end-shape="id37" draw:end-glue-point="4" svg:d="M20005 36840v1260" svg:viewBox="0 0 1 1261">
          <text:p/>
        </draw:connector>
        <draw:frame draw:style-name="gr41" draw:text-style-name="P3" draw:layer="layout" svg:width="1.397cm" svg:height="0.725cm" svg:x="16.957cm" svg:y="38.735cm">
          <draw:text-box>
            <text:p><text:span text:style-name="T1">MB1</text:span></text:p>
          </draw:text-box>
        </draw:frame>
        <draw:connector draw:style-name="gr12" draw:text-style-name="P5" draw:layer="layout" svg:x1="18.735cm" svg:y1="39.37cm" svg:x2="16.195cm" svg:y2="39.37cm" draw:start-shape="id37" draw:start-glue-point="6" draw:end-shape="id38" draw:end-glue-point="7" svg:d="M18735 39370h-2540" svg:viewBox="0 0 2541 1">
          <text:p/>
        </draw:connector>
        <draw:custom-shape draw:style-name="gr44" draw:text-style-name="P2" xml:id="id38" draw:id="id38" draw:layer="layout" svg:width="5.08cm" svg:height="2.54cm" svg:x="11.115cm" svg:y="38.1cm">
          <text:p text:style-name="P1"><text:span text:style-name="T1">find_closes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5" draw:layer="layout" svg:x1="13.655cm" svg:y1="38.1cm" svg:x2="19.107cm" svg:y2="28.312cm" draw:start-shape="id38" draw:start-glue-point="4" draw:end-shape="id34" draw:end-glue-point="5" svg:d="M13655 38100v-9788h5452" svg:viewBox="0 0 5453 9789">
          <text:p/>
        </draw:connector>
        <draw:frame draw:style-name="gr41" draw:text-style-name="P3" draw:layer="layout" svg:width="1.524cm" svg:height="0.725cm" svg:x="13.909cm" svg:y="36.957cm">
          <draw:text-box>
            <text:p><text:span text:style-name="T1">None</text:span></text:p>
          </draw:text-box>
        </draw:frame>
        <draw:connector draw:style-name="gr67" draw:text-style-name="P1" draw:layer="layout" svg:x1="13.655cm" svg:y1="40.526cm" svg:x2="13.655cm" svg:y2="41.796cm" svg:d="M13655 40526v1270" svg:viewBox="0 0 1 1271">
          <text:p/>
        </draw:connector>
        <draw:connector draw:style-name="gr64" draw:text-style-name="P5" draw:layer="layout" svg:x1="13.655cm" svg:y1="40.64cm" svg:x2="13.655cm" svg:y2="41.923cm" draw:start-shape="id38" draw:start-glue-point="6" draw:end-shape="id39" draw:end-glue-point="0" svg:d="M13655 40640v1283" svg:viewBox="0 0 1 1284">
          <text:p/>
        </draw:connector>
        <draw:custom-shape draw:style-name="gr85" draw:text-style-name="P1" xml:id="id39" draw:id="id39" draw:layer="layout" svg:width="3.81cm" svg:height="2.527cm" svg:x="11.75cm" svg:y="41.9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4" draw:layer="layout" svg:width="4.064cm" svg:height="0.725cm" svg:x="11.777cm" svg:y="41.963cm">
          <draw:text-box>
            <text:p><text:span text:style-name="T1">Record New Time</text:span></text:p>
          </draw:text-box>
        </draw:frame>
        <draw:frame draw:style-name="gr84" draw:text-style-name="P4" draw:layer="layout" svg:width="3.837cm" svg:height="1.199cm" svg:x="11.723cm" svg:y="42.47cm">
          <draw:text-box>
            <text:p><text:span text:style-name="T1">Calculate Time Delta</text:span></text:p>
          </draw:text-box>
        </draw:frame>
        <draw:frame draw:style-name="gr78" draw:text-style-name="P4" draw:layer="layout" svg:width="4.064cm" svg:height="0.725cm" svg:x="11.623cm" svg:y="43.422cm">
          <draw:text-box>
            <text:p><text:span text:style-name="T1">Set Button Down</text:span></text:p>
          </draw:text-box>
        </draw:frame>
        <draw:frame draw:style-name="gr86" draw:text-style-name="P4" draw:layer="layout" svg:width="4.642cm" svg:height="0.725cm" svg:x="13.788cm" svg:y="40.767cm">
          <draw:text-box>
            <text:p><text:span text:style-name="T1">obj_id = find_closest()</text:span></text:p>
          </draw:text-box>
        </draw:frame>
        <draw:custom-shape draw:style-name="gr29" draw:text-style-name="P2" xml:id="id40" draw:id="id40" draw:layer="layout" svg:width="5.08cm" svg:height="2.54cm" svg:x="11.115cm" svg:y="45.72cm">
          <text:p text:style-name="P1"><text:span text:style-name="T1"/></text:p>
          <draw:enhanced-geometry svg:viewBox="0 0 21600 21600" draw:glue-points="10800 0 0 10800 10800 21600 21600 10800" draw:text-areas="5400 5400 16200 16200" draw:type="diamond" draw:enhanced-path="M 10800 0 L 21600 10800 10800 21600 0 10800 10800 0 Z N"/>
        </draw:custom-shape>
        <draw:frame draw:style-name="gr87" draw:text-style-name="P3" draw:layer="layout" svg:width="4.699cm" svg:height="1.199cm" svg:x="11.242cm" svg:y="46.482cm">
          <draw:text-box>
            <text:p><text:span text:style-name="T1">If Lastobject == obj_id and t_delta &lt; 500mS</text:span></text:p>
          </draw:text-box>
        </draw:frame>
        <draw:connector draw:style-name="gr12" draw:text-style-name="P5" draw:layer="layout" svg:x1="13.655cm" svg:y1="44.45cm" svg:x2="13.655cm" svg:y2="45.72cm" draw:start-shape="id39" draw:start-glue-point="2" draw:end-shape="id40" draw:end-glue-point="4" svg:d="M13655 44450v1270" svg:viewBox="0 0 1 1271">
          <text:p/>
        </draw:connector>
        <draw:custom-shape draw:style-name="gr88" draw:text-style-name="P1" draw:layer="layout" svg:width="2.999cm" svg:height="2.999cm" svg:x="16.879cm" svg:y="50.165cm">
          <text:p/>
          <draw:enhanced-geometry svg:viewBox="0 0 21600 21600" draw:mirror-horizontal="false" draw:type="line-callout-1" draw:modifiers="-7480.8 -22600.8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87" draw:text-style-name="P4" draw:layer="layout" svg:width="3.175cm" svg:height="1.199cm" svg:x="16.83cm" svg:y="50.871cm">
          <draw:text-box>
            <text:p><text:span text:style-name="T1">Same item clicked twice</text:span></text:p>
          </draw:text-box>
        </draw:frame>
        <draw:custom-shape draw:style-name="gr42" draw:text-style-name="P1" xml:id="id41" draw:id="id41" draw:layer="layout" svg:width="2.54cm" svg:height="2.54cm" svg:x="18.735cm" svg:y="45.72cm">
          <text:p text:style-name="P1"><text:span text:style-name="T1">Edit Obj.</text:span></text:p>
          <text:p text:style-name="P1"><text:span text:style-name="T1">Properti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svg:x1="16.195cm" svg:y1="46.99cm" svg:x2="18.735cm" svg:y2="46.99cm" draw:start-shape="id40" draw:start-glue-point="7" draw:end-shape="id41" svg:d="M16195 46990h2540" svg:viewBox="0 0 2541 1">
          <text:p/>
        </draw:connector>
        <draw:frame draw:style-name="gr41" draw:text-style-name="P3" draw:layer="layout" svg:width="1.524cm" svg:height="0.725cm" svg:x="16.703cm" svg:y="46.101cm">
          <draw:text-box>
            <text:p><text:span text:style-name="T1">Yes</text:span></text:p>
          </draw:text-box>
        </draw:frame>
        <draw:connector draw:style-name="gr12" draw:text-style-name="P5" draw:layer="layout" svg:x1="20.005cm" svg:y1="45.72cm" svg:x2="20.005cm" svg:y2="40.64cm" draw:start-shape="id41" draw:start-glue-point="4" draw:end-shape="id37" draw:end-glue-point="8" svg:d="M20005 45720v-5080" svg:viewBox="0 0 1 5081">
          <text:p/>
        </draw:connector>
        <draw:connector draw:style-name="gr12" draw:text-style-name="P5" draw:layer="layout" svg:x1="21.275cm" svg:y1="39.37cm" svg:x2="23.815cm" svg:y2="39.37cm" draw:start-shape="id37" draw:start-glue-point="10" draw:end-shape="id42" draw:end-glue-point="5" svg:d="M21275 39370h2540" svg:viewBox="0 0 2541 1">
          <text:p/>
        </draw:connector>
        <draw:frame draw:style-name="gr89" draw:text-style-name="P3" draw:layer="layout" svg:width="2.54cm" svg:height="0.762cm" svg:x="21.275cm" svg:y="38.735cm">
          <draw:text-box>
            <text:p><text:span text:style-name="T1">MB1 Move</text:span></text:p>
          </draw:text-box>
        </draw:frame>
        <draw:custom-shape draw:style-name="gr58" draw:text-style-name="P1" xml:id="id42" draw:id="id42" draw:layer="layout" svg:width="5.08cm" svg:height="1.27cm" svg:x="23.815cm" svg:y="38.73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 draw:text-style-name="P4" draw:layer="layout" svg:width="3.194cm" svg:height="0.725cm" svg:x="24.577cm" svg:y="39.026cm">
          <draw:text-box>
            <text:p><text:span text:style-name="T1">Drag Selected</text:span></text:p>
          </draw:text-box>
        </draw:frame>
        <draw:connector draw:style-name="gr12" draw:text-style-name="P5" draw:layer="layout" svg:x1="28.895cm" svg:y1="39.37cm" svg:x2="20.903cm" svg:y2="40.268cm" draw:start-shape="id42" draw:start-glue-point="7" draw:end-shape="id37" draw:end-glue-point="9" svg:d="M28895 39370h519v1772h-8511v-874" svg:viewBox="0 0 8512 1773">
          <text:p/>
        </draw:connector>
        <draw:custom-shape draw:style-name="gr44" draw:text-style-name="P2" xml:id="id43" draw:id="id43" draw:layer="layout" svg:width="5.08cm" svg:height="2.54cm" svg:x="37.785cm" svg:y="30.48cm">
          <text:p text:style-name="P1"><text:span text:style-name="T1">Snap point nea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8" draw:text-style-name="P1" xml:id="id44" draw:id="id44" draw:layer="layout" svg:width="5.08cm" svg:height="1.27cm" svg:x="37.785cm" svg:y="34.29cm">
          <text:p text:style-name="P1"/>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0" draw:text-style-name="P4" draw:layer="layout" svg:width="4.096cm" svg:height="0.725cm" svg:x="38.42cm" svg:y="34.544cm">
          <draw:text-box>
            <text:p><text:span text:style-name="T1">Jump to snap point</text:span></text:p>
          </draw:text-box>
        </draw:frame>
        <draw:connector draw:style-name="gr12" draw:text-style-name="P5" draw:layer="layout" svg:x1="40.325cm" svg:y1="33.02cm" svg:x2="40.325cm" svg:y2="34.29cm" draw:start-shape="id43" draw:start-glue-point="6" draw:end-shape="id44" draw:end-glue-point="4" svg:d="M40325 33020v1270" svg:viewBox="0 0 1 1271">
          <text:p/>
        </draw:connector>
        <draw:custom-shape draw:style-name="gr44" draw:text-style-name="P2" xml:id="id45" draw:id="id45" draw:layer="layout" svg:width="5.08cm" svg:height="2.54cm" svg:x="47.945cm" svg:y="30.48cm">
          <text:p text:style-name="P1"><text:span text:style-name="T1">Object is Transitio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8" draw:text-style-name="P1" xml:id="id46" draw:id="id46" draw:layer="layout" svg:width="5.08cm" svg:height="1.27cm" svg:x="47.945cm" svg:y="34.2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1" draw:text-style-name="P4" draw:layer="layout" svg:width="3.241cm" svg:height="0.725cm" svg:x="48.58cm" svg:y="34.544cm">
          <draw:text-box>
            <text:p><text:span text:style-name="T1">Show Handles</text:span></text:p>
          </draw:text-box>
        </draw:frame>
        <draw:connector draw:style-name="gr12" draw:text-style-name="P5" draw:layer="layout" svg:x1="50.485cm" svg:y1="33.02cm" svg:x2="50.485cm" svg:y2="34.29cm" draw:start-shape="id45" draw:start-glue-point="6" draw:end-shape="id46" draw:end-glue-point="4" svg:d="M50485 33020v1270" svg:viewBox="0 0 1 1271">
          <text:p/>
        </draw:connector>
      </draw:page>
      <draw:page draw:name="page3" draw:style-name="dp1" draw:master-page-name="Default">
        <draw:custom-shape draw:style-name="gr42" draw:text-style-name="P1" xml:id="id47" draw:id="id47" draw:layer="layout" svg:width="2.54cm" svg:height="2.54cm" svg:x="28.911cm" svg:y="10.141cm">
          <text:p text:style-name="P1"><text:span text:style-name="T1">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xml:id="id48" draw:id="id48" draw:layer="layout" svg:width="5.08cm" svg:height="2.54cm" svg:x="27.641cm" svg:y="13.951cm">
          <text:p text:style-name="P1"><text:span text:style-name="T1">find_closest</text:span></text:p>
          <draw:enhanced-geometry svg:viewBox="0 0 21600 21600" draw:glue-points="10800 0 0 10800 10800 21600 21600 10800" draw:text-areas="5400 5400 16200 16200" draw:type="diamond" draw:enhanced-path="M 10800 0 L 21600 10800 10800 21600 0 10800 10800 0 Z N"/>
        </draw:custom-shape>
        <draw:frame draw:style-name="gr55" draw:text-style-name="P3" draw:layer="layout" svg:width="3.194cm" svg:height="0.725cm" svg:x="30.67cm" svg:y="12.845cm">
          <draw:text-box>
            <text:p><text:span text:style-name="T1">ButtonPress-1</text:span></text:p>
          </draw:text-box>
        </draw:frame>
        <draw:connector draw:style-name="gr12" draw:text-style-name="P5" draw:layer="layout" svg:x1="30.181cm" svg:y1="12.681cm" svg:x2="30.181cm" svg:y2="13.951cm" draw:start-shape="id47" draw:end-shape="id48" draw:end-glue-point="4" svg:d="M30181 12681v1270" svg:viewBox="0 0 1 1271">
          <text:p/>
        </draw:connector>
        <draw:connector draw:style-name="gr12" draw:text-style-name="P5" draw:layer="layout" draw:line-skew="-2.039cm" svg:x1="27.641cm" svg:y1="15.221cm" svg:x2="28.911cm" svg:y2="11.411cm" draw:start-shape="id48" draw:start-glue-point="5" draw:end-shape="id47" draw:end-glue-point="6" svg:d="M27641 15221h-2540v-3810h3810" svg:viewBox="0 0 3811 3811">
          <text:p/>
        </draw:connector>
        <draw:frame draw:style-name="gr41" draw:text-style-name="P3" draw:layer="layout" svg:width="1.524cm" svg:height="0.725cm" svg:x="25.736cm" svg:y="14.496cm">
          <draw:text-box>
            <text:p><text:span text:style-name="T1">None</text:span></text:p>
          </draw:text-box>
        </draw:frame>
        <draw:custom-shape draw:style-name="gr58" draw:text-style-name="P1" xml:id="id49" draw:id="id49" draw:layer="layout" svg:width="5.08cm" svg:height="1.27cm" svg:x="27.641cm" svg:y="17.77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9" draw:text-style-name="P4" draw:layer="layout" svg:width="3.029cm" svg:height="0.725cm" svg:x="28.676cm" svg:y="17.935cm">
          <draw:text-box>
            <text:p><text:span text:style-name="T2">Select Object</text:span></text:p>
          </draw:text-box>
        </draw:frame>
        <draw:connector draw:style-name="gr12" draw:text-style-name="P5" draw:layer="layout" svg:x1="30.181cm" svg:y1="16.491cm" svg:x2="30.181cm" svg:y2="17.771cm" draw:start-shape="id48" draw:start-glue-point="6" draw:end-shape="id49" draw:end-glue-point="4" svg:d="M30181 16491v1280" svg:viewBox="0 0 1 1281">
          <text:p/>
        </draw:connector>
        <draw:frame draw:style-name="gr41" draw:text-style-name="P3" draw:layer="layout" svg:width="1.298cm" svg:height="0.725cm" svg:x="30.181cm" svg:y="16.755cm">
          <draw:text-box>
            <text:p><text:span text:style-name="T1">Yes</text:span></text:p>
          </draw:text-box>
        </draw:frame>
        <draw:custom-shape draw:style-name="gr42" draw:text-style-name="P1" xml:id="id50" draw:id="id50" draw:layer="layout" svg:width="2.54cm" svg:height="2.54cm" svg:x="28.911cm" svg:y="20.301cm">
          <text:p text:style-name="P1"><text:span text:style-name="T1">Objects </text:span></text:p>
          <text:p text:style-name="P1"><text:span text:style-name="T1">Select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svg:x1="30.181cm" svg:y1="19.041cm" svg:x2="30.181cm" svg:y2="20.301cm" draw:start-shape="id49" draw:start-glue-point="6" draw:end-shape="id50" draw:end-glue-point="4" svg:d="M30181 19041v1260" svg:viewBox="0 0 1 1261">
          <text:p/>
        </draw:connector>
        <draw:frame draw:style-name="gr41" draw:text-style-name="P3" draw:layer="layout" svg:width="1.397cm" svg:height="0.725cm" svg:x="27.133cm" svg:y="20.936cm">
          <draw:text-box>
            <text:p><text:span text:style-name="T1">MB1</text:span></text:p>
          </draw:text-box>
        </draw:frame>
        <draw:connector draw:style-name="gr12" draw:text-style-name="P5" draw:layer="layout" svg:x1="28.911cm" svg:y1="21.571cm" svg:x2="26.371cm" svg:y2="21.571cm" draw:start-shape="id50" draw:start-glue-point="6" draw:end-shape="id51" draw:end-glue-point="7" svg:d="M28911 21571h-2540" svg:viewBox="0 0 2541 1">
          <text:p/>
        </draw:connector>
        <draw:custom-shape draw:style-name="gr44" draw:text-style-name="P2" xml:id="id51" draw:id="id51" draw:layer="layout" svg:width="5.08cm" svg:height="2.54cm" svg:x="21.291cm" svg:y="20.301cm">
          <text:p text:style-name="P1"><text:span text:style-name="T1">find_closes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5" draw:layer="layout" svg:x1="23.831cm" svg:y1="20.301cm" svg:x2="29.283cm" svg:y2="10.513cm" draw:start-shape="id51" draw:start-glue-point="4" draw:end-shape="id47" draw:end-glue-point="5" svg:d="M23831 20301v-9788h5452" svg:viewBox="0 0 5453 9789">
          <text:p/>
        </draw:connector>
        <draw:frame draw:style-name="gr41" draw:text-style-name="P3" draw:layer="layout" svg:width="1.524cm" svg:height="0.725cm" svg:x="24.085cm" svg:y="19.158cm">
          <draw:text-box>
            <text:p><text:span text:style-name="T1">None</text:span></text:p>
          </draw:text-box>
        </draw:frame>
        <draw:connector draw:style-name="gr67" draw:text-style-name="P1" draw:layer="layout" svg:x1="23.831cm" svg:y1="22.727cm" svg:x2="23.831cm" svg:y2="23.997cm" svg:d="M23831 22727v1270" svg:viewBox="0 0 1 1271">
          <text:p/>
        </draw:connector>
        <draw:connector draw:style-name="gr64" draw:text-style-name="P5" draw:layer="layout" svg:x1="23.831cm" svg:y1="22.841cm" svg:x2="23.831cm" svg:y2="24.124cm" draw:start-shape="id51" draw:start-glue-point="6" draw:end-shape="id52" draw:end-glue-point="0" svg:d="M23831 22841v1283" svg:viewBox="0 0 1 1284">
          <text:p/>
        </draw:connector>
        <draw:custom-shape draw:style-name="gr85" draw:text-style-name="P1" xml:id="id52" draw:id="id52" draw:layer="layout" svg:width="3.81cm" svg:height="2.527cm" svg:x="21.926cm" svg:y="24.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4" draw:layer="layout" svg:width="4.064cm" svg:height="0.725cm" svg:x="21.953cm" svg:y="24.164cm">
          <draw:text-box>
            <text:p><text:span text:style-name="T1">Record New Time</text:span></text:p>
          </draw:text-box>
        </draw:frame>
        <draw:frame draw:style-name="gr84" draw:text-style-name="P4" draw:layer="layout" svg:width="3.837cm" svg:height="1.199cm" svg:x="21.899cm" svg:y="24.671cm">
          <draw:text-box>
            <text:p><text:span text:style-name="T1">Calculate Time Delta</text:span></text:p>
          </draw:text-box>
        </draw:frame>
        <draw:frame draw:style-name="gr78" draw:text-style-name="P4" draw:layer="layout" svg:width="4.064cm" svg:height="0.725cm" svg:x="21.799cm" svg:y="25.623cm">
          <draw:text-box>
            <text:p><text:span text:style-name="T1">Set Button Down</text:span></text:p>
          </draw:text-box>
        </draw:frame>
        <draw:frame draw:style-name="gr86" draw:text-style-name="P4" draw:layer="layout" svg:width="4.642cm" svg:height="0.725cm" svg:x="23.964cm" svg:y="22.968cm">
          <draw:text-box>
            <text:p><text:span text:style-name="T1">obj_id = find_closest()</text:span></text:p>
          </draw:text-box>
        </draw:frame>
        <draw:custom-shape draw:style-name="gr29" draw:text-style-name="P2" xml:id="id53" draw:id="id53" draw:layer="layout" svg:width="5.08cm" svg:height="2.54cm" svg:x="21.291cm" svg:y="27.921cm">
          <text:p/>
          <draw:enhanced-geometry svg:viewBox="0 0 21600 21600" draw:glue-points="10800 0 0 10800 10800 21600 21600 10800" draw:text-areas="5400 5400 16200 16200" draw:type="diamond" draw:enhanced-path="M 10800 0 L 21600 10800 10800 21600 0 10800 10800 0 Z N"/>
        </draw:custom-shape>
        <draw:frame draw:style-name="gr87" draw:text-style-name="P3" draw:layer="layout" svg:width="4.699cm" svg:height="1.199cm" svg:x="21.418cm" svg:y="28.683cm">
          <draw:text-box>
            <text:p><text:span text:style-name="T1">If Lastobject == obj_id and t_delta &lt; 500mS</text:span></text:p>
          </draw:text-box>
        </draw:frame>
        <draw:connector draw:style-name="gr12" draw:text-style-name="P5" draw:layer="layout" svg:x1="23.831cm" svg:y1="26.651cm" svg:x2="23.831cm" svg:y2="27.921cm" draw:start-shape="id52" draw:start-glue-point="2" draw:end-shape="id53" draw:end-glue-point="4" svg:d="M23831 26651v1270" svg:viewBox="0 0 1 1271">
          <text:p/>
        </draw:connector>
        <draw:custom-shape draw:style-name="gr88" draw:text-style-name="P1" draw:layer="layout" svg:width="2.999cm" svg:height="2.999cm" svg:x="27.055cm" svg:y="32.366cm">
          <text:p/>
          <draw:enhanced-geometry svg:viewBox="0 0 21600 21600" draw:mirror-horizontal="false" draw:type="line-callout-1" draw:modifiers="-7480.8 -22600.8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87" draw:text-style-name="P4" draw:layer="layout" svg:width="3.175cm" svg:height="1.199cm" svg:x="27.006cm" svg:y="33.072cm">
          <draw:text-box>
            <text:p><text:span text:style-name="T1">Same item clicked twice</text:span></text:p>
          </draw:text-box>
        </draw:frame>
        <draw:custom-shape draw:style-name="gr42" draw:text-style-name="P1" xml:id="id54" draw:id="id54" draw:layer="layout" svg:width="2.54cm" svg:height="2.54cm" svg:x="28.911cm" svg:y="27.921cm">
          <text:p text:style-name="P1"><text:span text:style-name="T1">Edit Obj.</text:span></text:p>
          <text:p text:style-name="P1"><text:span text:style-name="T1">Properti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svg:x1="26.371cm" svg:y1="29.191cm" svg:x2="28.911cm" svg:y2="29.191cm" draw:start-shape="id53" draw:start-glue-point="7" draw:end-shape="id54" svg:d="M26371 29191h2540" svg:viewBox="0 0 2541 1">
          <text:p/>
        </draw:connector>
        <draw:frame draw:style-name="gr41" draw:text-style-name="P3" draw:layer="layout" svg:width="1.524cm" svg:height="0.725cm" svg:x="26.879cm" svg:y="28.302cm">
          <draw:text-box>
            <text:p><text:span text:style-name="T1">Yes</text:span></text:p>
          </draw:text-box>
        </draw:frame>
        <draw:connector draw:style-name="gr12" draw:text-style-name="P5" draw:layer="layout" svg:x1="30.181cm" svg:y1="27.921cm" svg:x2="30.181cm" svg:y2="22.841cm" draw:start-shape="id54" draw:start-glue-point="4" draw:end-shape="id50" draw:end-glue-point="8" svg:d="M30181 27921v-5080" svg:viewBox="0 0 1 5081">
          <text:p/>
        </draw:connector>
        <draw:connector draw:style-name="gr12" draw:text-style-name="P5" draw:layer="layout" svg:x1="31.451cm" svg:y1="21.571cm" svg:x2="33.991cm" svg:y2="21.571cm" draw:start-shape="id50" draw:start-glue-point="10" draw:end-shape="id55" draw:end-glue-point="5" svg:d="M31451 21571h2540" svg:viewBox="0 0 2541 1">
          <text:p/>
        </draw:connector>
        <draw:frame draw:style-name="gr89" draw:text-style-name="P3" draw:layer="layout" svg:width="2.54cm" svg:height="0.762cm" svg:x="31.451cm" svg:y="20.936cm">
          <draw:text-box>
            <text:p><text:span text:style-name="T1">MB1 Move</text:span></text:p>
          </draw:text-box>
        </draw:frame>
        <draw:custom-shape draw:style-name="gr58" draw:text-style-name="P1" xml:id="id55" draw:id="id55" draw:layer="layout" svg:width="5.08cm" svg:height="1.27cm" svg:x="33.991cm" svg:y="20.93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 draw:text-style-name="P4" draw:layer="layout" svg:width="3.194cm" svg:height="0.725cm" svg:x="34.753cm" svg:y="21.227cm">
          <draw:text-box>
            <text:p><text:span text:style-name="T1">Drag Selected</text:span></text:p>
          </draw:text-box>
        </draw:frame>
        <draw:connector draw:style-name="gr12" draw:text-style-name="P5" draw:layer="layout" svg:x1="39.071cm" svg:y1="21.571cm" svg:x2="31.079cm" svg:y2="22.469cm" draw:start-shape="id55" draw:start-glue-point="7" draw:end-shape="id50" draw:end-glue-point="9" svg:d="M39071 21571h519v1772h-8511v-874" svg:viewBox="0 0 8512 1773">
          <text:p/>
        </draw:connector>
        <draw:custom-shape draw:style-name="gr42" draw:text-style-name="P1" xml:id="id56" draw:id="id56" draw:layer="layout" svg:width="2.54cm" svg:height="2.54cm" svg:x="28.911cm" svg:y="10.141cm">
          <text:p text:style-name="P1"><text:span text:style-name="T1">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svg:x1="30.181cm" svg:y1="12.681cm" svg:x2="30.181cm" svg:y2="13.951cm" draw:start-shape="id56" svg:d="M30181 12681v1270" svg:viewBox="0 0 1 1271">
          <text:p/>
        </draw:connector>
        <draw:frame draw:style-name="gr55" draw:text-style-name="P3" draw:layer="layout" svg:width="3.194cm" svg:height="0.725cm" svg:x="31.67cm" svg:y="10.668cm">
          <draw:text-box>
            <text:p><text:span text:style-name="T1">ButtonPress-3</text:span></text:p>
          </draw:text-box>
        </draw:frame>
        <draw:custom-shape draw:style-name="gr92" draw:text-style-name="P1" xml:id="id57" draw:id="id57" draw:layer="layout" svg:width="5.08cm" svg:height="1.27cm" svg:x="34.994cm" svg:y="10.795cm">
          <text:p text:style-name="P1">Build Popup Menu</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2" draw:text-style-name="P5" draw:layer="layout" svg:x1="31.451cm" svg:y1="11.411cm" svg:x2="34.994cm" svg:y2="11.43cm" draw:start-shape="id56" draw:start-glue-point="10" draw:end-shape="id57" draw:end-glue-point="5" svg:d="M31451 11411h1764v19h1779" svg:viewBox="0 0 3544 20">
          <text:p/>
        </draw:connector>
        <draw:connector draw:style-name="gr12" draw:text-style-name="P5" draw:layer="layout" draw:line-skew="0cm 0.901cm" svg:x1="40.074cm" svg:y1="11.43cm" svg:x2="31.079cm" svg:y2="10.513cm" draw:start-shape="id57" draw:start-glue-point="7" draw:end-shape="id56" draw:end-glue-point="11" svg:d="M40074 11430h519v-889h-9514v-28" svg:viewBox="0 0 9515 918">
          <text:p/>
        </draw:connector>
        <draw:custom-shape draw:style-name="gr93" draw:text-style-name="P1" draw:layer="layout" svg:width="2.54cm" svg:height="2.54cm" svg:x="39.055cm" svg:y="2.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 draw:text-style-name="P5" draw:layer="layout" svg:x1="37.785cm" svg:y1="3.81cm" svg:x2="42.865cm" svg:y2="3.81cm">
          <text:p/>
        </draw:line>
        <draw:line draw:style-name="gr45" draw:text-style-name="P5" draw:layer="layout" svg:x1="40.325cm" svg:y1="6.35cm" svg:x2="40.325cm" svg:y2="1.397cm">
          <text:p/>
        </draw:line>
        <draw:line draw:style-name="gr45" draw:text-style-name="P5" draw:layer="layout" svg:x1="39.055cm" svg:y1="2.54cm" svg:x2="39.055cm" svg:y2="5.08cm">
          <text:p/>
        </draw:line>
        <draw:line draw:style-name="gr45" draw:text-style-name="P5" draw:layer="layout" svg:x1="39.055cm" svg:y1="2.54cm" svg:x2="41.595cm" svg:y2="2.54cm">
          <text:p/>
        </draw:line>
        <draw:line draw:style-name="gr45" draw:text-style-name="P5" draw:layer="layout" svg:x1="39.055cm" svg:y1="5.08cm" svg:x2="41.595cm" svg:y2="5.08cm">
          <text:p/>
        </draw:line>
        <draw:line draw:style-name="gr45" draw:text-style-name="P5" draw:layer="layout" svg:x1="41.595cm" svg:y1="2.54cm" svg:x2="41.595cm" svg:y2="5.08cm">
          <text:p/>
        </draw:line>
        <draw:frame draw:style-name="gr94" draw:text-style-name="P4" draw:layer="layout" svg:width="2.475cm" svg:height="0.962cm" svg:x="39.055cm" svg:y="3.302cm">
          <draw:text-box>
            <text:p>LABEL</text:p>
          </draw:text-box>
        </draw:frame>
        <draw:custom-shape draw:style-name="gr42" draw:text-style-name="P1" xml:id="id58" draw:id="id58" draw:layer="layout" svg:width="2.54cm" svg:height="2.54cm" svg:x="61.91cm" svg:y="10.182cm">
          <text:p text:style-name="P1"><text:span text:style-name="T1">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5" draw:text-style-name="P3" draw:layer="layout" svg:width="3.829cm" svg:height="0.725cm" svg:x="63.688cm" svg:y="13.484cm">
          <draw:text-box>
            <text:p><text:span text:style-name="T1">DblButtonPress-1</text:span></text:p>
          </draw:text-box>
        </draw:frame>
        <draw:custom-shape draw:style-name="gr96" draw:text-style-name="P2" xml:id="id60" draw:id="id60" draw:layer="layout" svg:width="10.16cm" svg:height="2.54cm" svg:x="58.1cm" svg:y="19.072cm">
          <text:p text:style-name="P1"><text:span text:style-name="T1">len(closest_item) &gt; 0 and </text:span></text:p>
          <text:p text:style-name="P1"><text:span text:style-name="T1">self.last_mb1_item_mk1 == closest_item[0]</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1" xml:id="id59" draw:id="id59" draw:layer="layout" svg:width="15.24cm" svg:height="1.27cm" svg:x="55.56cm" svg:y="15.26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8" draw:text-style-name="P4" draw:layer="layout" svg:width="13.393cm" svg:height="0.725cm" svg:x="56.264cm" svg:y="15.516cm">
          <draw:text-box>
            <text:p><text:span text:style-name="T1">closest_item = c.find_closest(c.canvasx(event.x),c.canvasy(event.y))</text:span></text:p>
          </draw:text-box>
        </draw:frame>
        <draw:connector draw:style-name="gr12" draw:text-style-name="P5" draw:layer="layout" svg:x1="63.18cm" svg:y1="12.722cm" svg:x2="63.18cm" svg:y2="15.262cm" draw:start-shape="id58" draw:start-glue-point="8" draw:end-shape="id59" draw:end-glue-point="4" svg:d="M63180 12722v2540" svg:viewBox="0 0 1 2541">
          <text:p/>
        </draw:connector>
        <draw:connector draw:style-name="gr12" draw:text-style-name="P5" draw:layer="layout" svg:x1="63.18cm" svg:y1="16.532cm" svg:x2="63.18cm" svg:y2="19.072cm" draw:start-shape="id59" draw:start-glue-point="6" draw:end-shape="id60" draw:end-glue-point="4" svg:d="M63180 16532v2540" svg:viewBox="0 0 1 2541">
          <text:p/>
        </draw:connector>
        <draw:custom-shape draw:style-name="gr99" draw:text-style-name="P1" draw:layer="layout" svg:width="2.999cm" svg:height="2.999cm" svg:x="68.26cm" svg:y="23.214cm">
          <text:p text:style-name="P1"><text:span text:style-name="T1">Same item</text:span></text:p>
          <text:p text:style-name="P1"><text:span text:style-name="T1">Clicked twice</text:span></text:p>
          <draw:enhanced-geometry svg:viewBox="0 0 21600 21600" draw:mirror-horizontal="false" draw:type="line-callout-1" draw:modifiers="-36000 -7473.6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6" draw:text-style-name="P2" xml:id="id61" draw:id="id61" draw:layer="layout" svg:width="10.16cm" svg:height="2.54cm" svg:x="58.1cm" svg:y="24.484cm">
          <text:p text:style-name="P1"><text:span text:style-name="T1">Is that item a canvas text item?</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5" draw:layer="layout" svg:x1="63.18cm" svg:y1="21.612cm" svg:x2="63.18cm" svg:y2="24.484cm" draw:start-shape="id60" draw:start-glue-point="6" draw:end-shape="id61" draw:end-glue-point="4" svg:d="M63180 21612v2872" svg:viewBox="0 0 1 2873">
          <text:p/>
        </draw:connector>
        <draw:frame draw:style-name="gr100" draw:text-style-name="P4" draw:layer="layout" svg:width="1.357cm" svg:height="0.725cm" svg:x="61.275cm" svg:y="22.452cm">
          <draw:text-box>
            <text:p><text:span text:style-name="T1">True</text:span></text:p>
          </draw:text-box>
        </draw:frame>
        <draw:frame draw:style-name="gr100" draw:text-style-name="P4" draw:layer="layout" svg:width="1.357cm" svg:height="0.725cm" svg:x="60.807cm" svg:y="27.405cm">
          <draw:text-box>
            <text:p><text:span text:style-name="T1">True</text:span></text:p>
          </draw:text-box>
        </draw:frame>
        <draw:custom-shape draw:style-name="gr42" draw:text-style-name="P1" xml:id="id62" draw:id="id62" draw:layer="layout" svg:width="2.54cm" svg:height="2.54cm" svg:x="61.91cm" svg:y="29.564cm">
          <text:p text:style-name="P1"><text:span text:style-name="T1">Edit Canvas Tex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svg:x1="63.18cm" svg:y1="27.024cm" svg:x2="63.18cm" svg:y2="29.564cm" draw:start-shape="id61" draw:start-glue-point="6" draw:end-shape="id62" draw:end-glue-point="4" svg:d="M63180 27024v2540" svg:viewBox="0 0 1 2541">
          <text:p/>
        </draw:connector>
      </draw:page>
      <draw:page draw:name="page4" draw:style-name="dp1" draw:master-page-name="Default">
        <draw:custom-shape draw:style-name="gr42" draw:text-style-name="P1" draw:layer="layout" svg:width="2.54cm" svg:height="2.54cm" svg:x="78.425cm" svg:y="6.985cm">
          <text:p text:style-name="P1"><text:span text:style-name="T1">Edit Canvas Tex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5" draw:layer="layout" svg:width="53.34cm" svg:height="54.61cm" svg:x="2.225cm" svg:y="2.54cm">
          <text:p/>
          <draw:enhanced-geometry svg:viewBox="0 0 21600 21600" draw:mirror-horizontal="false" draw:mirror-vertical="false" draw:type="rectangle" draw:enhanced-path="M 0 0 L 21600 0 21600 21600 0 21600 0 0 Z N"/>
        </draw:custom-shape>
        <draw:custom-shape draw:style-name="gr102" draw:text-style-name="P5" draw:layer="layout" svg:width="35.56cm" svg:height="54.61cm" svg:x="63.185cm" svg:y="3.683cm">
          <text:p/>
          <draw:enhanced-geometry svg:viewBox="0 0 21600 21600" draw:mirror-horizontal="false" draw:mirror-vertical="false" draw:type="rectangle" draw:enhanced-path="M 0 0 L 21600 0 21600 21600 0 21600 0 0 Z N"/>
        </draw:custom-shape>
        <draw:custom-shape draw:style-name="gr42" draw:text-style-name="P1" xml:id="id63" draw:id="id63" draw:layer="layout" svg:width="2.54cm" svg:height="2.54cm" svg:x="18.354cm" svg:y="11.303cm">
          <text:p text:style-name="P1"><text:span text:style-name="T1">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xml:id="id64" draw:id="id64" draw:layer="layout" svg:width="5.08cm" svg:height="2.54cm" svg:x="17.084cm" svg:y="15.113cm">
          <text:p text:style-name="P1"><text:span text:style-name="T1">find_closest</text:span></text:p>
          <draw:enhanced-geometry svg:viewBox="0 0 21600 21600" draw:glue-points="10800 0 0 10800 10800 21600 21600 10800" draw:text-areas="5400 5400 16200 16200" draw:type="diamond" draw:enhanced-path="M 10800 0 L 21600 10800 10800 21600 0 10800 10800 0 Z N"/>
        </draw:custom-shape>
        <draw:frame draw:style-name="gr55" draw:text-style-name="P3" draw:layer="layout" svg:width="3.194cm" svg:height="0.725cm" svg:x="20.113cm" svg:y="14.007cm">
          <draw:text-box>
            <text:p><text:span text:style-name="T1">ButtonPress-1</text:span></text:p>
          </draw:text-box>
        </draw:frame>
        <draw:connector draw:style-name="gr12" draw:text-style-name="P5" draw:layer="layout" svg:x1="19.624cm" svg:y1="13.843cm" svg:x2="19.624cm" svg:y2="15.113cm" draw:start-shape="id63" draw:end-shape="id64" draw:end-glue-point="4" svg:d="M19624 13843v1270" svg:viewBox="0 0 1 1271">
          <text:p/>
        </draw:connector>
        <draw:connector draw:style-name="gr12" draw:text-style-name="P5" draw:layer="layout" draw:line-skew="-2.039cm" svg:x1="17.084cm" svg:y1="16.383cm" svg:x2="18.354cm" svg:y2="12.573cm" draw:start-shape="id64" draw:start-glue-point="5" draw:end-shape="id63" draw:end-glue-point="6" svg:d="M17084 16383h-2540v-3810h3810" svg:viewBox="0 0 3811 3811">
          <text:p/>
        </draw:connector>
        <draw:frame draw:style-name="gr41" draw:text-style-name="P3" draw:layer="layout" svg:width="1.524cm" svg:height="0.725cm" svg:x="15.179cm" svg:y="15.658cm">
          <draw:text-box>
            <text:p><text:span text:style-name="T1">None</text:span></text:p>
          </draw:text-box>
        </draw:frame>
        <draw:custom-shape draw:style-name="gr58" draw:text-style-name="P1" xml:id="id65" draw:id="id65" draw:layer="layout" svg:width="5.08cm" svg:height="1.27cm" svg:x="17.084cm" svg:y="18.93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9" draw:text-style-name="P4" draw:layer="layout" svg:width="3.029cm" svg:height="0.725cm" svg:x="18.119cm" svg:y="19.097cm">
          <draw:text-box>
            <text:p><text:span text:style-name="T2">Select Object</text:span></text:p>
          </draw:text-box>
        </draw:frame>
        <draw:connector draw:style-name="gr12" draw:text-style-name="P5" draw:layer="layout" svg:x1="19.624cm" svg:y1="17.653cm" svg:x2="19.624cm" svg:y2="18.933cm" draw:start-shape="id64" draw:start-glue-point="6" draw:end-shape="id65" draw:end-glue-point="4" svg:d="M19624 17653v1280" svg:viewBox="0 0 1 1281">
          <text:p/>
        </draw:connector>
        <draw:frame draw:style-name="gr41" draw:text-style-name="P3" draw:layer="layout" svg:width="1.298cm" svg:height="0.725cm" svg:x="19.624cm" svg:y="17.917cm">
          <draw:text-box>
            <text:p><text:span text:style-name="T1">Yes</text:span></text:p>
          </draw:text-box>
        </draw:frame>
        <draw:custom-shape draw:style-name="gr42" draw:text-style-name="P1" xml:id="id66" draw:id="id66" draw:layer="layout" svg:width="2.54cm" svg:height="2.54cm" svg:x="18.354cm" svg:y="21.463cm">
          <text:p text:style-name="P1"><text:span text:style-name="T1">Objects </text:span></text:p>
          <text:p text:style-name="P1"><text:span text:style-name="T1">Select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svg:x1="19.624cm" svg:y1="20.203cm" svg:x2="19.624cm" svg:y2="21.463cm" draw:start-shape="id65" draw:start-glue-point="6" draw:end-shape="id66" draw:end-glue-point="4" svg:d="M19624 20203v1260" svg:viewBox="0 0 1 1261">
          <text:p/>
        </draw:connector>
        <draw:frame draw:style-name="gr41" draw:text-style-name="P3" draw:layer="layout" svg:width="1.397cm" svg:height="0.725cm" svg:x="16.576cm" svg:y="22.098cm">
          <draw:text-box>
            <text:p><text:span text:style-name="T1">MB1</text:span></text:p>
          </draw:text-box>
        </draw:frame>
        <draw:connector draw:style-name="gr12" draw:text-style-name="P5" draw:layer="layout" svg:x1="18.354cm" svg:y1="22.733cm" svg:x2="15.814cm" svg:y2="22.733cm" draw:start-shape="id66" draw:start-glue-point="6" draw:end-shape="id67" draw:end-glue-point="7" svg:d="M18354 22733h-2540" svg:viewBox="0 0 2541 1">
          <text:p/>
        </draw:connector>
        <draw:custom-shape draw:style-name="gr44" draw:text-style-name="P2" xml:id="id67" draw:id="id67" draw:layer="layout" svg:width="5.08cm" svg:height="2.54cm" svg:x="10.734cm" svg:y="21.463cm">
          <text:p text:style-name="P1"><text:span text:style-name="T1">find_closes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5" draw:layer="layout" svg:x1="13.274cm" svg:y1="21.463cm" svg:x2="18.726cm" svg:y2="11.675cm" draw:start-shape="id67" draw:start-glue-point="4" draw:end-shape="id63" draw:end-glue-point="5" svg:d="M13274 21463v-9788h5452" svg:viewBox="0 0 5453 9789">
          <text:p/>
        </draw:connector>
        <draw:frame draw:style-name="gr41" draw:text-style-name="P3" draw:layer="layout" svg:width="1.524cm" svg:height="0.725cm" svg:x="13.528cm" svg:y="20.32cm">
          <draw:text-box>
            <text:p><text:span text:style-name="T1">None</text:span></text:p>
          </draw:text-box>
        </draw:frame>
        <draw:connector draw:style-name="gr67" draw:text-style-name="P1" draw:layer="layout" svg:x1="13.274cm" svg:y1="23.889cm" svg:x2="13.274cm" svg:y2="25.159cm" svg:d="M13274 23889v1270" svg:viewBox="0 0 1 1271">
          <text:p/>
        </draw:connector>
        <draw:connector draw:style-name="gr64" draw:text-style-name="P5" draw:layer="layout" svg:x1="13.274cm" svg:y1="24.003cm" svg:x2="13.274cm" svg:y2="25.286cm" draw:start-shape="id67" draw:start-glue-point="6" draw:end-shape="id68" draw:end-glue-point="0" svg:d="M13274 24003v1283" svg:viewBox="0 0 1 1284">
          <text:p/>
        </draw:connector>
        <draw:custom-shape draw:style-name="gr85" draw:text-style-name="P1" xml:id="id68" draw:id="id68" draw:layer="layout" svg:width="3.81cm" svg:height="2.527cm" svg:x="11.369cm" svg:y="25.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4" draw:layer="layout" svg:width="4.064cm" svg:height="0.725cm" svg:x="11.396cm" svg:y="25.326cm">
          <draw:text-box>
            <text:p><text:span text:style-name="T1">Record New Time</text:span></text:p>
          </draw:text-box>
        </draw:frame>
        <draw:frame draw:style-name="gr84" draw:text-style-name="P4" draw:layer="layout" svg:width="3.837cm" svg:height="1.199cm" svg:x="11.342cm" svg:y="25.833cm">
          <draw:text-box>
            <text:p><text:span text:style-name="T1">Calculate Time Delta</text:span></text:p>
          </draw:text-box>
        </draw:frame>
        <draw:frame draw:style-name="gr78" draw:text-style-name="P4" draw:layer="layout" svg:width="4.064cm" svg:height="0.725cm" svg:x="11.242cm" svg:y="26.785cm">
          <draw:text-box>
            <text:p><text:span text:style-name="T1">Set Button Down</text:span></text:p>
          </draw:text-box>
        </draw:frame>
        <draw:frame draw:style-name="gr86" draw:text-style-name="P4" draw:layer="layout" svg:width="4.642cm" svg:height="0.725cm" svg:x="13.407cm" svg:y="24.13cm">
          <draw:text-box>
            <text:p><text:span text:style-name="T1">obj_id = find_closest()</text:span></text:p>
          </draw:text-box>
        </draw:frame>
        <draw:custom-shape draw:style-name="gr29" draw:text-style-name="P2" xml:id="id69" draw:id="id69" draw:layer="layout" svg:width="5.08cm" svg:height="2.54cm" svg:x="10.734cm" svg:y="29.083cm">
          <text:p/>
          <draw:enhanced-geometry svg:viewBox="0 0 21600 21600" draw:glue-points="10800 0 0 10800 10800 21600 21600 10800" draw:text-areas="5400 5400 16200 16200" draw:type="diamond" draw:enhanced-path="M 10800 0 L 21600 10800 10800 21600 0 10800 10800 0 Z N"/>
        </draw:custom-shape>
        <draw:frame draw:style-name="gr87" draw:text-style-name="P3" draw:layer="layout" svg:width="4.699cm" svg:height="1.199cm" svg:x="10.861cm" svg:y="29.845cm">
          <draw:text-box>
            <text:p><text:span text:style-name="T1">If Lastobject == obj_id and t_delta &lt; 500mS</text:span></text:p>
          </draw:text-box>
        </draw:frame>
        <draw:connector draw:style-name="gr12" draw:text-style-name="P5" draw:layer="layout" svg:x1="13.274cm" svg:y1="27.813cm" svg:x2="13.274cm" svg:y2="29.083cm" draw:start-shape="id68" draw:start-glue-point="2" draw:end-shape="id69" draw:end-glue-point="4" svg:d="M13274 27813v1270" svg:viewBox="0 0 1 1271">
          <text:p/>
        </draw:connector>
        <draw:custom-shape draw:style-name="gr88" draw:text-style-name="P1" draw:layer="layout" svg:width="2.999cm" svg:height="2.999cm" svg:x="16.498cm" svg:y="33.528cm">
          <text:p/>
          <draw:enhanced-geometry svg:viewBox="0 0 21600 21600" draw:mirror-horizontal="false" draw:type="line-callout-1" draw:modifiers="-7480.8 -22600.8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87" draw:text-style-name="P4" draw:layer="layout" svg:width="3.175cm" svg:height="1.199cm" svg:x="16.449cm" svg:y="34.234cm">
          <draw:text-box>
            <text:p><text:span text:style-name="T1">Same item clicked twice</text:span></text:p>
          </draw:text-box>
        </draw:frame>
        <draw:custom-shape draw:style-name="gr42" draw:text-style-name="P1" xml:id="id70" draw:id="id70" draw:layer="layout" svg:width="2.54cm" svg:height="2.54cm" svg:x="18.354cm" svg:y="29.083cm">
          <text:p text:style-name="P1"><text:span text:style-name="T1">Edit Obj.</text:span></text:p>
          <text:p text:style-name="P1"><text:span text:style-name="T1">Properti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svg:x1="15.814cm" svg:y1="30.353cm" svg:x2="18.354cm" svg:y2="30.353cm" draw:start-shape="id69" draw:start-glue-point="7" draw:end-shape="id70" svg:d="M15814 30353h2540" svg:viewBox="0 0 2541 1">
          <text:p/>
        </draw:connector>
        <draw:frame draw:style-name="gr41" draw:text-style-name="P3" draw:layer="layout" svg:width="1.524cm" svg:height="0.725cm" svg:x="16.322cm" svg:y="29.464cm">
          <draw:text-box>
            <text:p><text:span text:style-name="T1">Yes</text:span></text:p>
          </draw:text-box>
        </draw:frame>
        <draw:connector draw:style-name="gr12" draw:text-style-name="P5" draw:layer="layout" svg:x1="19.624cm" svg:y1="29.083cm" svg:x2="19.624cm" svg:y2="24.003cm" draw:start-shape="id70" draw:start-glue-point="4" draw:end-shape="id66" draw:end-glue-point="8" svg:d="M19624 29083v-5080" svg:viewBox="0 0 1 5081">
          <text:p/>
        </draw:connector>
        <draw:connector draw:style-name="gr12" draw:text-style-name="P5" draw:layer="layout" draw:line-skew="-1.389cm" svg:x1="20.522cm" svg:y1="23.631cm" svg:x2="22.926cm" svg:y2="28.575cm" draw:start-shape="id66" draw:start-glue-point="9" draw:end-shape="id71" draw:end-glue-point="5" svg:d="M20522 23631h-9v4944h2413" svg:viewBox="0 0 2414 4945">
          <text:p/>
        </draw:connector>
        <draw:frame draw:style-name="gr89" draw:text-style-name="P3" draw:layer="layout" svg:width="2.54cm" svg:height="0.762cm" svg:x="20.767cm" svg:y="27.051cm">
          <draw:text-box>
            <text:p><text:span text:style-name="T1">MB1 Move</text:span></text:p>
          </draw:text-box>
        </draw:frame>
        <draw:custom-shape draw:style-name="gr58" draw:text-style-name="P1" xml:id="id71" draw:id="id71" draw:layer="layout" svg:width="5.08cm" svg:height="1.27cm" svg:x="22.926cm" svg:y="27.9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 draw:text-style-name="P4" draw:layer="layout" svg:width="3.194cm" svg:height="0.725cm" svg:x="23.815cm" svg:y="28.194cm">
          <draw:text-box>
            <text:p><text:span text:style-name="T1">Drag Selected</text:span></text:p>
          </draw:text-box>
        </draw:frame>
        <draw:custom-shape draw:style-name="gr42" draw:text-style-name="P1" xml:id="id72" draw:id="id72" draw:layer="layout" svg:width="2.54cm" svg:height="2.54cm" svg:x="18.354cm" svg:y="11.303cm">
          <text:p text:style-name="P1"><text:span text:style-name="T1">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svg:x1="19.624cm" svg:y1="13.843cm" svg:x2="19.624cm" svg:y2="15.113cm" draw:start-shape="id72" svg:d="M19624 13843v1270" svg:viewBox="0 0 1 1271">
          <text:p/>
        </draw:connector>
        <draw:frame draw:style-name="gr55" draw:text-style-name="P3" draw:layer="layout" svg:width="3.194cm" svg:height="0.725cm" svg:x="16.068cm" svg:y="6.731cm">
          <draw:text-box>
            <text:p><text:span text:style-name="T1">ButtonPress-3</text:span></text:p>
          </draw:text-box>
        </draw:frame>
        <draw:custom-shape draw:style-name="gr92" draw:text-style-name="P1" xml:id="id73" draw:id="id73" draw:layer="layout" svg:width="5.08cm" svg:height="1.27cm" svg:x="20.259cm" svg:y="3.937cm">
          <text:p text:style-name="P1">Build Popup Menu</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2" draw:text-style-name="P5" draw:layer="layout" svg:x1="19.624cm" svg:y1="11.303cm" svg:x2="20.259cm" svg:y2="4.572cm" draw:start-shape="id72" draw:start-glue-point="4" draw:end-shape="id73" draw:end-glue-point="5" svg:d="M19624 11303v-6731h635" svg:viewBox="0 0 636 6732">
          <text:p/>
        </draw:connector>
        <draw:connector draw:style-name="gr12" draw:text-style-name="P5" xml:id="id78" draw:id="id78" draw:layer="layout" svg:x1="20.526cm" svg:y1="7.158cm" svg:x2="20.522cm" svg:y2="11.675cm" draw:end-shape="id72" draw:end-glue-point="11" svg:d="M20526 7158v1822h-4v2695" svg:viewBox="0 0 5 4518">
          <text:p/>
        </draw:connector>
        <draw:frame draw:style-name="gr95" draw:text-style-name="P3" draw:layer="layout" svg:width="3.829cm" svg:height="0.725cm" svg:x="25.847cm" svg:y="21.844cm">
          <draw:text-box>
            <text:p><text:span text:style-name="T1">DblButtonPress-1</text:span></text:p>
          </draw:text-box>
        </draw:frame>
        <draw:custom-shape draw:style-name="gr96" draw:text-style-name="P2" xml:id="id75" draw:id="id75" draw:layer="layout" svg:width="10.16cm" svg:height="2.54cm" svg:x="30.419cm" svg:y="28.067cm">
          <text:p text:style-name="P1"><text:span text:style-name="T1">len(closest_item) &gt; 0 and </text:span></text:p>
          <text:p text:style-name="P1"><text:span text:style-name="T1">self.last_mb1_item_mk1 == closest_item[0]</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1" xml:id="id74" draw:id="id74" draw:layer="layout" svg:width="15.24cm" svg:height="1.27cm" svg:x="27.879cm" svg:y="24.2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8" draw:text-style-name="P4" draw:layer="layout" svg:width="13.393cm" svg:height="0.725cm" svg:x="28.583cm" svg:y="24.511cm">
          <draw:text-box>
            <text:p><text:span text:style-name="T1">closest_item = c.find_closest(c.canvasx(event.x),c.canvasy(event.y))</text:span></text:p>
          </draw:text-box>
        </draw:frame>
        <draw:connector draw:style-name="gr12" draw:text-style-name="P5" draw:layer="layout" svg:x1="20.894cm" svg:y1="22.733cm" svg:x2="35.499cm" svg:y2="24.257cm" draw:start-shape="id66" draw:start-glue-point="10" draw:end-shape="id74" draw:end-glue-point="4" svg:d="M20894 22733h14605v1524" svg:viewBox="0 0 14606 1525">
          <text:p/>
        </draw:connector>
        <draw:connector draw:style-name="gr12" draw:text-style-name="P5" draw:layer="layout" svg:x1="35.499cm" svg:y1="25.527cm" svg:x2="35.499cm" svg:y2="28.067cm" draw:start-shape="id74" draw:start-glue-point="6" draw:end-shape="id75" draw:end-glue-point="4" svg:d="M35499 25527v2540" svg:viewBox="0 0 1 2541">
          <text:p/>
        </draw:connector>
        <draw:custom-shape draw:style-name="gr99" draw:text-style-name="P1" draw:layer="layout" svg:width="2.999cm" svg:height="2.999cm" svg:x="40.579cm" svg:y="32.209cm">
          <text:p text:style-name="P1"><text:span text:style-name="T1">Same item</text:span></text:p>
          <text:p text:style-name="P1"><text:span text:style-name="T1">Clicked twice</text:span></text:p>
          <draw:enhanced-geometry svg:viewBox="0 0 21600 21600" draw:mirror-horizontal="false" draw:type="line-callout-1" draw:modifiers="-36000 -7473.6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6" draw:text-style-name="P2" xml:id="id76" draw:id="id76" draw:layer="layout" svg:width="10.16cm" svg:height="2.54cm" svg:x="30.419cm" svg:y="33.479cm">
          <text:p text:style-name="P1"><text:span text:style-name="T1">Is that item a canvas text item?</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5" draw:layer="layout" svg:x1="35.499cm" svg:y1="30.607cm" svg:x2="35.499cm" svg:y2="33.479cm" draw:start-shape="id75" draw:start-glue-point="6" draw:end-shape="id76" draw:end-glue-point="4" svg:d="M35499 30607v2872" svg:viewBox="0 0 1 2873">
          <text:p/>
        </draw:connector>
        <draw:frame draw:style-name="gr100" draw:text-style-name="P4" draw:layer="layout" svg:width="1.357cm" svg:height="0.725cm" svg:x="33.594cm" svg:y="31.447cm">
          <draw:text-box>
            <text:p><text:span text:style-name="T1">True</text:span></text:p>
          </draw:text-box>
        </draw:frame>
        <draw:frame draw:style-name="gr100" draw:text-style-name="P4" draw:layer="layout" svg:width="1.357cm" svg:height="0.725cm" svg:x="33.126cm" svg:y="36.4cm">
          <draw:text-box>
            <text:p><text:span text:style-name="T1">True</text:span></text:p>
          </draw:text-box>
        </draw:frame>
        <draw:custom-shape draw:style-name="gr42" draw:text-style-name="P1" xml:id="id77" draw:id="id77" draw:layer="layout" svg:width="2.54cm" svg:height="2.54cm" svg:x="34.229cm" svg:y="38.559cm">
          <text:p text:style-name="P1"><text:span text:style-name="T1">Edit Canvas Tex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svg:x1="35.499cm" svg:y1="36.019cm" svg:x2="35.499cm" svg:y2="38.559cm" draw:start-shape="id76" draw:start-glue-point="6" draw:end-shape="id77" draw:end-glue-point="4" svg:d="M35499 36019v2540" svg:viewBox="0 0 1 2541">
          <text:p/>
        </draw:connector>
        <draw:connector draw:style-name="gr103" draw:text-style-name="P1" draw:layer="layout" svg:x1="20.526cm" svg:y1="7.158cm" svg:x2="25.339cm" svg:y2="4.572cm" draw:start-shape="id78" draw:start-glue-point="2" draw:end-shape="id73" draw:end-glue-point="7" svg:d="M20526 7158h5332v-2586h-519" svg:viewBox="0 0 5333 2587">
          <text:p/>
        </draw:connector>
        <draw:connector draw:style-name="gr103" draw:text-style-name="P1" xml:id="id79" draw:id="id79" draw:layer="layout" svg:x1="25.466cm" svg:y1="27.94cm" svg:x2="21.71cm" svg:y2="24.937cm" draw:start-shape="id71" draw:start-glue-point="4" svg:d="M25466 27940v-1760h-3756v-1243" svg:viewBox="0 0 3757 3004">
          <text:p/>
        </draw:connector>
        <draw:connector draw:style-name="gr12" draw:text-style-name="P5" draw:layer="layout" svg:x1="21.71cm" svg:y1="24.937cm" svg:x2="20.522cm" svg:y2="23.631cm" draw:start-shape="id79" draw:start-glue-point="3" draw:end-shape="id66" draw:end-glue-point="9" svg:d="M21710 24937v-1306h-1188" svg:viewBox="0 0 1189 1307">
          <text:p/>
        </draw:connector>
      </draw:page>
      <draw:page draw:name="page5" draw:style-name="dp1" draw:master-page-name="Default">
        <draw:custom-shape draw:style-name="gr42" draw:text-style-name="P6" draw:layer="layout" svg:width="2.54cm" svg:height="2.54cm" svg:x="54.295cm" svg:y="19.05cm">
          <text:p text:style-name="P1"><text:span text:style-name="T8">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5" draw:layer="layout" svg:width="15.24cm" svg:height="13.461cm" svg:x="2.225cm" svg:y="2.54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35.56cm" svg:height="54.61cm" svg:x="39.055cm" svg:y="16.51cm">
          <text:p/>
          <draw:enhanced-geometry svg:viewBox="0 0 21600 21600" draw:mirror-horizontal="false" draw:mirror-vertical="false" draw:type="rectangle" draw:enhanced-path="M 0 0 L 21600 0 21600 21600 0 21600 0 0 Z N"/>
        </draw:custom-shape>
        <draw:frame draw:style-name="gr106" draw:text-style-name="P12" draw:layer="layout" svg:width="2.703cm" svg:height="0.573cm" svg:x="7.142cm" svg:y="11.684cm">
          <draw:text-box>
            <text:p><text:span text:style-name="T5">Press-1</text:span></text:p>
          </draw:text-box>
        </draw:frame>
        <draw:custom-shape draw:style-name="gr42" draw:text-style-name="P6" draw:layer="layout" svg:width="2.54cm" svg:height="2.54cm" svg:x="8.575cm" svg:y="8.001cm">
          <text:p text:style-name="P1"><text:span text:style-name="T8">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7" draw:text-style-name="P4" draw:layer="layout" svg:width="14.478cm" svg:height="10.205cm" svg:x="18.862cm" svg:y="1.352cm">
          <draw:text-box>
            <text:p>The key architectural insight here is that the system is better represented by multiple interacting state machines – all transitions are produced by functions (which are provided the state of all required other state machines). This provides encapsulation and separation of concerns. The events call these functions (which, again, take all other state machines in as parameters), and determine what happens to all of the relevant machines. This allows us to write VERY mutually exclusive code: “IF the main controller is in state IDLE and the EDITING machine is in state SELECTED and we get a KEYPRESS event, {do some function}.”</text:p>
          </draw:text-box>
        </draw:frame>
        <draw:frame draw:style-name="gr108" draw:text-style-name="P13" draw:layer="layout" svg:width="6.429cm" svg:height="1.369cm" svg:x="8.194cm" svg:y="2.822cm">
          <draw:text-box>
            <text:p><text:span text:style-name="T9">DISPATCHER</text:span></text:p>
          </draw:text-box>
        </draw:frame>
        <draw:custom-shape draw:style-name="gr109" draw:text-style-name="P1" draw:layer="layout" svg:width="2.54cm" svg:height="1.27cm" svg:x="8.575cm" svg:y="13.84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0" draw:text-style-name="P7" draw:layer="layout" svg:width="2.545cm" svg:height="0.895cm" svg:x="8.539cm" svg:y="14.091cm">
          <draw:text-box>
            <text:p><text:span text:style-name="T5">Dispatch_</text:span><text:span text:style-name="T5"><text:line-break/></text:span><text:span text:style-name="T5">Press-1</text:span></text:p>
          </draw:text-box>
        </draw:frame>
        <draw:custom-shape draw:style-name="gr109" draw:text-style-name="P1" draw:layer="layout" svg:width="2.54cm" svg:height="1.27cm" svg:x="13.655cm" svg:y="8.63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13.661cm" svg:y="8.763cm">
          <draw:text-box>
            <text:p text:style-name="P14"><text:span text:style-name="T6">Dispatch_</text:span></text:p>
            <text:p text:style-name="P14"><text:span text:style-name="T6">Move-1</text:span></text:p>
          </draw:text-box>
        </draw:frame>
        <draw:frame draw:style-name="gr112" draw:text-style-name="P3" draw:layer="layout" svg:width="2.267cm" svg:height="0.569cm" svg:x="11.261cm" svg:y="8.636cm">
          <draw:text-box>
            <text:p><text:span text:style-name="T4">Move-1</text:span></text:p>
          </draw:text-box>
        </draw:frame>
        <draw:custom-shape draw:style-name="gr42" draw:text-style-name="P1" draw:layer="layout" svg:width="2.54cm" svg:height="2.54cm" svg:x="107.508cm" svg:y="6.35cm">
          <text:p text:style-name="P1"><text:span text:style-name="T1">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2.032cm" svg:height="1.27cm" svg:x="12.639cm" svg:y="12.19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12.639cm" svg:y="12.313cm">
          <draw:text-box>
            <text:p text:style-name="P14"><text:span text:style-name="T6">Dispatch_</text:span></text:p>
            <text:p text:style-name="P14"><text:span text:style-name="T6">Release-1</text:span></text:p>
          </draw:text-box>
        </draw:frame>
        <draw:frame draw:style-name="gr114" draw:text-style-name="P12" draw:layer="layout" svg:width="2.026cm" svg:height="0.573cm" svg:x="12.512cm" svg:y="10.922cm">
          <draw:text-box>
            <text:p><text:span text:style-name="T5">Release-1</text:span></text:p>
          </draw:text-box>
        </draw:frame>
        <draw:line draw:style-name="gr12" draw:text-style-name="P5" draw:layer="layout" svg:x1="9.21cm" svg:y1="10.414cm" svg:x2="9.21cm" svg:y2="13.843cm">
          <text:p/>
        </draw:line>
        <draw:line draw:style-name="gr12" draw:text-style-name="P5" draw:layer="layout" svg:x1="10.353cm" svg:y1="13.841cm" svg:x2="10.353cm" svg:y2="10.414cm">
          <text:p/>
        </draw:line>
        <draw:line draw:style-name="gr12" draw:text-style-name="P5" draw:layer="layout" svg:x1="10.988cm" svg:y1="9.779cm" svg:x2="13.528cm" svg:y2="12.192cm">
          <text:p/>
        </draw:line>
        <draw:line draw:style-name="gr12" draw:text-style-name="P5" draw:layer="layout" svg:x1="13.02cm" svg:y1="12.192cm" svg:x2="10.861cm" svg:y2="10.033cm">
          <text:p/>
        </draw:line>
        <draw:line draw:style-name="gr12" draw:text-style-name="P5" draw:layer="layout" svg:x1="11.115cm" svg:y1="9.017cm" svg:x2="13.661cm" svg:y2="9.017cm">
          <text:p/>
        </draw:line>
        <draw:line draw:style-name="gr12" draw:text-style-name="P5" draw:layer="layout" svg:x1="13.655cm" svg:y1="9.398cm" svg:x2="11.115cm" svg:y2="9.398cm">
          <text:p/>
        </draw:line>
        <draw:custom-shape draw:style-name="gr109" draw:text-style-name="P1" draw:layer="layout" svg:width="2.54cm" svg:height="1.27cm" svg:x="8.575cm" svg:y="4.19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8.581cm" svg:y="4.318cm">
          <draw:text-box>
            <text:p text:style-name="P14"><text:span text:style-name="T6">Dispatch_</text:span></text:p>
            <text:p text:style-name="P14"><text:span text:style-name="T6">Keypress</text:span></text:p>
          </draw:text-box>
        </draw:frame>
        <draw:line draw:style-name="gr12" draw:text-style-name="P5" draw:layer="layout" svg:x1="10.353cm" svg:y1="8.001cm" svg:x2="10.353cm" svg:y2="5.461cm">
          <text:p/>
        </draw:line>
        <draw:line draw:style-name="gr12" draw:text-style-name="P5" draw:layer="layout" svg:x1="9.337cm" svg:y1="5.461cm" svg:x2="9.337cm" svg:y2="8.128cm">
          <text:p/>
        </draw:line>
        <draw:custom-shape draw:style-name="gr109" draw:text-style-name="P1" draw:layer="layout" svg:width="2.54cm" svg:height="1.27cm" svg:x="12.131cm" svg:y="5.20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12.137cm" svg:y="5.334cm">
          <draw:text-box>
            <text:p text:style-name="P14"><text:span text:style-name="T6">Dispatch_</text:span></text:p>
            <text:p text:style-name="P14"><text:span text:style-name="T6">KeyRelease</text:span></text:p>
          </draw:text-box>
        </draw:frame>
        <draw:line draw:style-name="gr12" draw:text-style-name="P5" draw:layer="layout" svg:x1="11.115cm" svg:y1="8.763cm" svg:x2="13.528cm" svg:y2="6.477cm">
          <text:p/>
        </draw:line>
        <draw:line draw:style-name="gr12" draw:text-style-name="P5" draw:layer="layout" svg:x1="12.131cm" svg:y1="6.229cm" svg:x2="10.48cm" svg:y2="8.128cm">
          <text:p/>
        </draw:line>
        <draw:frame draw:style-name="gr112" draw:text-style-name="P3" draw:layer="layout" svg:width="2.267cm" svg:height="0.569cm" svg:x="12.277cm" svg:y="7.493cm">
          <draw:text-box>
            <text:p><text:span text:style-name="T4">KeyUp</text:span></text:p>
          </draw:text-box>
        </draw:frame>
        <draw:frame draw:style-name="gr115" draw:text-style-name="P3" draw:layer="layout" svg:width="1.713cm" svg:height="0.569cm" svg:x="7.813cm" svg:y="6.223cm">
          <draw:text-box>
            <text:p><text:span text:style-name="T4">KeyDown</text:span></text:p>
          </draw:text-box>
        </draw:frame>
        <draw:custom-shape draw:style-name="gr109" draw:text-style-name="P1" draw:layer="layout" svg:width="2.54cm" svg:height="1.27cm" svg:x="4.13cm" svg:y="5.96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4.136cm" svg:y="6.096cm">
          <draw:text-box>
            <text:p text:style-name="P14"><text:span text:style-name="T6">Dispatch_</text:span></text:p>
            <text:p text:style-name="P14"><text:span text:style-name="T6">Motion</text:span></text:p>
          </draw:text-box>
        </draw:frame>
        <draw:line draw:style-name="gr12" draw:text-style-name="P5" draw:layer="layout" svg:x1="9.083cm" svg:y1="8.255cm" svg:x2="6.67cm" svg:y2="6.604cm">
          <text:p/>
        </draw:line>
        <draw:line draw:style-name="gr12" draw:text-style-name="P5" draw:layer="layout" svg:x1="6.416cm" svg:y1="7.239cm" svg:x2="8.702cm" svg:y2="8.763cm">
          <text:p/>
        </draw:line>
        <draw:custom-shape draw:style-name="gr109" draw:text-style-name="P1" draw:layer="layout" svg:width="2.54cm" svg:height="1.27cm" svg:x="4.257cm" svg:y="9.27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4.263cm" svg:y="9.398cm">
          <draw:text-box>
            <text:p text:style-name="P14"><text:span text:style-name="T6">Dispatch_</text:span></text:p>
            <text:p text:style-name="P14"><text:span text:style-name="T6">Press-3</text:span></text:p>
          </draw:text-box>
        </draw:frame>
        <draw:line draw:style-name="gr12" draw:text-style-name="P5" draw:layer="layout" svg:x1="8.575cm" svg:y1="9.398cm" svg:x2="6.797cm" svg:y2="9.398cm">
          <text:p/>
        </draw:line>
        <draw:line draw:style-name="gr12" draw:text-style-name="P5" draw:layer="layout" svg:x1="6.797cm" svg:y1="10.16cm" svg:x2="8.956cm" svg:y2="10.16cm">
          <text:p/>
        </draw:line>
        <draw:frame draw:style-name="gr106" draw:text-style-name="P12" draw:layer="layout" svg:width="2.703cm" svg:height="0.573cm" svg:x="6.38cm" svg:y="8.763cm">
          <draw:text-box>
            <text:p><text:span text:style-name="T5">Press-3</text:span></text:p>
          </draw:text-box>
        </draw:frame>
        <draw:frame draw:style-name="gr116" draw:text-style-name="P12" draw:layer="layout" svg:width="1.518cm" svg:height="0.573cm" svg:x="7.565cm" svg:y="7.047cm">
          <draw:text-box>
            <text:p><text:span text:style-name="T5">Motion</text:span></text:p>
          </draw:text-box>
        </draw:frame>
        <draw:custom-shape draw:style-name="gr102" draw:text-style-name="P5" draw:layer="layout" svg:width="35.56cm" svg:height="54.61cm" svg:x="2.225cm" svg:y="16.637cm">
          <text:p/>
          <draw:enhanced-geometry svg:viewBox="0 0 21600 21600" draw:mirror-horizontal="false" draw:mirror-vertical="false" draw:type="rectangle" draw:enhanced-path="M 0 0 L 21600 0 21600 21600 0 21600 0 0 Z N"/>
        </draw:custom-shape>
        <draw:frame draw:style-name="gr117" draw:text-style-name="P16" draw:layer="layout" svg:width="5.836cm" svg:height="1.369cm" svg:x="3.67cm" svg:y="17.3cm">
          <draw:text-box>
            <text:p><text:span text:style-name="T10">SELECTION</text:span></text:p>
          </draw:text-box>
        </draw:frame>
        <draw:custom-shape draw:style-name="gr42" draw:text-style-name="P6" draw:layer="layout" svg:width="2.54cm" svg:height="2.54cm" svg:x="9.795cm" svg:y="20.32cm">
          <text:p text:style-name="P1"><text:span text:style-name="T8">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8" xml:id="id80" draw:id="id80" draw:layer="layout" svg:width="5.08cm" svg:height="2.54cm" svg:x="8.525cm" svg:y="25.4cm">
          <text:p text:style-name="P1"><text:span text:style-name="T5">Click in <text:s/>Object BBOX?</text:span></text:p>
          <draw:enhanced-geometry svg:viewBox="0 0 21600 21600" draw:glue-points="10800 0 0 10800 10800 21600 21600 10800" draw:text-areas="5400 5400 16200 16200" draw:type="diamond" draw:enhanced-path="M 10800 0 L 21600 10800 10800 21600 0 10800 10800 0 Z N"/>
        </draw:custom-shape>
        <draw:frame draw:style-name="gr41" draw:text-style-name="P3" draw:layer="layout" svg:width="1.524cm" svg:height="0.725cm" svg:x="7.255cm" svg:y="25.945cm">
          <draw:text-box>
            <text:p><text:span text:style-name="T4">None</text:span></text:p>
          </draw:text-box>
        </draw:frame>
        <draw:connector draw:style-name="gr12" draw:text-style-name="P5" draw:layer="layout" svg:x1="11.065cm" svg:y1="27.94cm" svg:x2="11.065cm" svg:y2="29.22cm" draw:start-shape="id80" draw:start-glue-point="6" svg:d="M11065 27940v1280" svg:viewBox="0 0 1 1281">
          <text:p/>
        </draw:connector>
        <draw:frame draw:style-name="gr41" draw:text-style-name="P3" draw:layer="layout" svg:width="1.298cm" svg:height="0.725cm" svg:x="11.065cm" svg:y="28.204cm">
          <draw:text-box>
            <text:p><text:span text:style-name="T4">Yes</text:span></text:p>
          </draw:text-box>
        </draw:frame>
        <draw:line draw:style-name="gr12" draw:text-style-name="P5" draw:layer="layout" svg:x1="11.065cm" svg:y1="22.86cm" svg:x2="11.065cm" svg:y2="25.4cm">
          <text:p/>
        </draw:line>
        <draw:frame draw:style-name="gr43" draw:text-style-name="P7" draw:layer="layout" svg:width="2.534cm" svg:height="0.573cm" svg:x="11.13cm" svg:y="23.422cm">
          <draw:text-box>
            <text:p><text:span text:style-name="T5">disp_press-1</text:span></text:p>
          </draw:text-box>
        </draw:frame>
        <draw:custom-shape draw:style-name="gr46" draw:text-style-name="P1" draw:layer="layout" svg:width="5.08cm" svg:height="2.513cm" svg:x="53.025cm" svg:y="24.1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8" draw:text-style-name="P9" draw:layer="layout" svg:width="8.799cm" svg:height="1.307cm" svg:x="53.039cm" svg:y="24.384cm">
          <draw:text-box>
            <text:p><text:span text:style-name="T6">Set Endpoint Objects of Selected Items as Enabled</text:span></text:p>
          </draw:text-box>
        </draw:frame>
        <draw:custom-shape draw:style-name="gr42" draw:text-style-name="P6" draw:layer="layout" svg:width="2.54cm" svg:height="2.54cm" svg:x="9.795cm" svg:y="35.52cm">
          <text:p text:style-name="P1"><text:span text:style-name="T5">Objects </text:span></text:p>
          <text:p text:style-name="P1"><text:span text:style-name="T5">Select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5" draw:layer="layout" svg:x1="11.115cm" svg:y1="31.75cm" svg:x2="11.065cm" svg:y2="35.52cm">
          <text:p/>
        </draw:line>
        <draw:line draw:style-name="gr45" draw:text-style-name="P5" draw:layer="layout" svg:x1="8.525cm" svg:y1="26.67cm" svg:x2="5.985cm" svg:y2="26.67cm">
          <text:p/>
        </draw:line>
        <draw:line draw:style-name="gr45" draw:text-style-name="P5" draw:layer="layout" svg:x1="5.985cm" svg:y1="26.67cm" svg:x2="5.985cm" svg:y2="21.59cm">
          <text:p/>
        </draw:line>
        <draw:line draw:style-name="gr12" draw:text-style-name="P5" draw:layer="layout" svg:x1="5.985cm" svg:y1="21.59cm" svg:x2="9.795cm" svg:y2="21.59cm">
          <text:p/>
        </draw:line>
        <draw:frame draw:style-name="gr43" draw:text-style-name="P7" draw:layer="layout" svg:width="2.534cm" svg:height="0.573cm" svg:x="11.325cm" svg:y="38.757cm">
          <draw:text-box>
            <text:p><text:span text:style-name="T5">disp_press-1</text:span></text:p>
          </draw:text-box>
        </draw:frame>
        <draw:custom-shape draw:style-name="gr44" draw:text-style-name="P8" draw:layer="layout" svg:width="5.08cm" svg:height="2.54cm" svg:x="8.525cm" svg:y="40.6cm">
          <text:p text:style-name="P1"><text:span text:style-name="T5">Click in BBOX?</text:span></text:p>
          <draw:enhanced-geometry svg:viewBox="0 0 21600 21600" draw:glue-points="10800 0 0 10800 10800 21600 21600 10800" draw:text-areas="5400 5400 16200 16200" draw:type="diamond" draw:enhanced-path="M 10800 0 L 21600 10800 10800 21600 0 10800 10800 0 Z N"/>
        </draw:custom-shape>
        <draw:frame draw:style-name="gr41" draw:text-style-name="P3" draw:layer="layout" svg:width="1.524cm" svg:height="0.725cm" svg:x="7.255cm" svg:y="41.145cm">
          <draw:text-box>
            <text:p><text:span text:style-name="T4">None</text:span></text:p>
          </draw:text-box>
        </draw:frame>
        <draw:line draw:style-name="gr12" draw:text-style-name="P5" draw:layer="layout" svg:x1="11.065cm" svg:y1="38.06cm" svg:x2="11.065cm" svg:y2="40.6cm">
          <text:p/>
        </draw:line>
        <draw:frame draw:style-name="gr119" draw:text-style-name="P4" draw:layer="layout" svg:width="16.256cm" svg:height="9.494cm" svg:x="33.975cm" svg:y="1.375cm">
          <draw:text-box>
            <text:p>The second thing to note is that the dispatcher will handle potential sub-state interactions, so that the substate machines can be executed without worrying about if any other substate machine they rely on is at the proper ‘point’ for the current evaluation – IE if the Editing submachine relies on something from the Selection machine, since they’re not truly in parallel we need to fake it – we move the logic for the Selection machine that needs to be updated to the dispatcher, so that the Editing machine sees the correct values.</text:p>
            <text:p/>
            <text:p>It’s actually easier in hardware, because they’re truly parallel. Weird.</text:p>
          </draw:text-box>
        </draw:frame>
        <draw:line draw:style-name="gr45" draw:text-style-name="P5" draw:layer="layout" svg:x1="8.525cm" svg:y1="41.87cm" svg:x2="5.985cm" svg:y2="41.87cm">
          <text:p/>
        </draw:line>
        <draw:line draw:style-name="gr12" draw:text-style-name="P5" draw:layer="layout" svg:x1="5.985cm" svg:y1="34.19cm" svg:x2="5.985cm" svg:y2="26.67cm">
          <text:p/>
        </draw:line>
        <draw:frame draw:style-name="gr120" draw:text-style-name="P4" draw:layer="layout" svg:width="15.966cm" svg:height="0.962cm" svg:x="19.116cm" svg:y="12.7cm">
          <draw:text-box>
            <text:p>The dispatch methods should include the event object. </text:p>
          </draw:text-box>
        </draw:frame>
        <draw:custom-shape draw:style-name="gr121" draw:text-style-name="P1" draw:layer="layout" svg:width="6.223cm" svg:height="2.54cm" svg:x="14.925cm" svg:y="25.4cm">
          <text:p text:style-name="P1">len(Objects Selected)</text:p>
          <draw:enhanced-geometry svg:viewBox="0 0 21600 21600" draw:glue-points="?f6 0 10800 ?f8 ?f11 10800 ?f9 21600 10800 ?f10 ?f5 10800" draw:text-areas="?f3 ?f3 ?f4 ?f4" draw:type="parallelogram" draw:modifiers="458.097686375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08" draw:text-style-name="P17" draw:layer="layout" svg:width="6.429cm" svg:height="1.369cm" svg:x="40.325cm" svg:y="17.3cm">
          <draw:text-box>
            <text:p><text:span text:style-name="T11">TRANSITION</text:span></text:p>
          </draw:text-box>
        </draw:frame>
        <draw:custom-shape draw:style-name="gr42" draw:text-style-name="P6" draw:layer="layout" svg:width="2.54cm" svg:height="2.54cm" svg:x="54.295cm" svg:y="29.21cm">
          <text:p text:style-name="P1"><text:span text:style-name="T8">Transition</text:span><text:span text:style-name="T8"><text:line-break/></text:span><text:span text:style-name="T8">Objects Select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5.08cm" svg:height="2.513cm" svg:x="3.495cm" svg:y="34.1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22" draw:text-style-name="P9" draw:layer="layout" svg:width="4.735cm" svg:height="1.315cm" svg:x="3.078cm" svg:y="34.519cm">
          <draw:text-box>
            <text:p><text:span text:style-name="T6">Empty Selected Item List</text:span></text:p>
            <text:p><text:span text:style-name="T6">Notify Transition Machine</text:span></text:p>
          </draw:text-box>
        </draw:frame>
        <draw:line draw:style-name="gr12" draw:text-style-name="P5" draw:layer="layout" svg:x1="6.035cm" svg:y1="41.87cm" svg:x2="6.035cm" svg:y2="36.703cm">
          <text:p/>
        </draw:line>
        <draw:line draw:style-name="gr12" draw:text-style-name="P5" draw:layer="layout" svg:x1="8.575cm" svg:y1="34.544cm" svg:x2="44.135cm" svg:y2="34.417cm">
          <text:p/>
        </draw:line>
        <draw:line draw:style-name="gr12" draw:text-style-name="P5" draw:layer="layout" svg:x1="55.565cm" svg:y1="21.59cm" svg:x2="55.565cm" svg:y2="24.13cm">
          <text:p/>
        </draw:line>
        <draw:line draw:style-name="gr12" draw:text-style-name="P5" draw:layer="layout" svg:x1="12.537cm" svg:y1="30.48cm" svg:x2="43.067cm" svg:y2="30.48cm">
          <text:p/>
        </draw:line>
        <draw:custom-shape draw:style-name="gr46" draw:text-style-name="P1" draw:layer="layout" svg:width="5.08cm" svg:height="2.513cm" svg:x="7.382cm" svg:y="29.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7" draw:text-style-name="P9" draw:layer="layout" svg:width="7.783cm" svg:height="2.057cm" svg:x="7.396cm" svg:y="29.464cm">
          <draw:text-box>
            <text:p><text:span text:style-name="T6">Add to Selected Item list</text:span></text:p>
            <text:p><text:span text:style-name="T6">Set Last_Item_Clicked</text:span></text:p>
            <text:p><text:span text:style-name="T6">If is Transition, Notify Transition Machine</text:span></text:p>
          </draw:text-box>
        </draw:frame>
        <draw:line draw:style-name="gr12" draw:text-style-name="P5" draw:layer="layout" svg:x1="55.565cm" svg:y1="26.67cm" svg:x2="55.565cm" svg:y2="29.21cm">
          <text:p/>
        </draw:line>
        <draw:frame draw:style-name="gr123" draw:text-style-name="P9" draw:layer="layout" svg:width="4.905cm" svg:height="1.307cm" svg:x="55.656cm" svg:y="21.844cm">
          <draw:text-box>
            <text:p><text:span text:style-name="T6">Notify Transition Selected</text:span></text:p>
          </draw:text-box>
        </draw:frame>
      </draw:page>
      <draw:page draw:name="page6" draw:style-name="dp1" draw:master-page-name="Default">
        <draw:custom-shape draw:style-name="gr42" draw:text-style-name="P6" draw:layer="layout" svg:width="2.54cm" svg:height="2.54cm" svg:x="54.244cm" svg:y="19.104cm">
          <text:p text:style-name="P1"><text:span text:style-name="T8">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5" draw:layer="layout" svg:width="15.24cm" svg:height="13.461cm" svg:x="2.174cm" svg:y="2.595cm">
          <text:p/>
          <draw:enhanced-geometry svg:viewBox="0 0 21600 21600" draw:mirror-horizontal="false" draw:mirror-vertical="false" draw:type="rectangle" draw:enhanced-path="M 0 0 L 21600 0 21600 21600 0 21600 0 0 Z N"/>
        </draw:custom-shape>
        <draw:custom-shape draw:style-name="gr124" draw:text-style-name="P5" draw:layer="layout" svg:width="31.699cm" svg:height="54.61cm" svg:x="42.865cm" svg:y="16.564cm">
          <text:p/>
          <draw:enhanced-geometry svg:viewBox="0 0 21600 21600" draw:mirror-horizontal="false" draw:mirror-vertical="false" draw:type="rectangle" draw:enhanced-path="M 0 0 L 21600 0 21600 21600 0 21600 0 0 Z N"/>
        </draw:custom-shape>
        <draw:frame draw:style-name="gr106" draw:text-style-name="P12" draw:layer="layout" svg:width="2.703cm" svg:height="0.573cm" svg:x="7.091cm" svg:y="11.738cm">
          <draw:text-box>
            <text:p><text:span text:style-name="T5">Press-1</text:span></text:p>
          </draw:text-box>
        </draw:frame>
        <draw:custom-shape draw:style-name="gr42" draw:text-style-name="P6" draw:layer="layout" svg:width="2.54cm" svg:height="2.54cm" svg:x="8.524cm" svg:y="8.055cm">
          <text:p text:style-name="P1"><text:span text:style-name="T8">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7" draw:text-style-name="P4" draw:layer="layout" svg:width="14.478cm" svg:height="10.205cm" svg:x="18.811cm" svg:y="1.406cm">
          <draw:text-box>
            <text:p>The key architectural insight here is that the system is better represented by multiple interacting state machines – all transitions are produced by functions (which are provided the state of all required other state machines). This provides encapsulation and separation of concerns. The events call these functions (which, again, take all other state machines in as parameters), and determine what happens to all of the relevant machines. This allows us to write VERY mutually exclusive code: “IF the main controller is in state IDLE and the EDITING machine is in state SELECTED and we get a KEYPRESS event, {do some function}.”</text:p>
          </draw:text-box>
        </draw:frame>
        <draw:frame draw:style-name="gr108" draw:text-style-name="P13" draw:layer="layout" svg:width="6.429cm" svg:height="1.369cm" svg:x="8.143cm" svg:y="2.876cm">
          <draw:text-box>
            <text:p><text:span text:style-name="T9">DISPATCHER</text:span></text:p>
          </draw:text-box>
        </draw:frame>
        <draw:custom-shape draw:style-name="gr109" draw:text-style-name="P1" draw:layer="layout" svg:width="2.54cm" svg:height="1.27cm" svg:x="8.524cm" svg:y="13.89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0" draw:text-style-name="P7" draw:layer="layout" svg:width="2.545cm" svg:height="0.895cm" svg:x="8.488cm" svg:y="14.145cm">
          <draw:text-box>
            <text:p><text:span text:style-name="T5">Dispatch_</text:span><text:span text:style-name="T5"><text:line-break/></text:span><text:span text:style-name="T5">Press-1</text:span></text:p>
          </draw:text-box>
        </draw:frame>
        <draw:custom-shape draw:style-name="gr109" draw:text-style-name="P1" draw:layer="layout" svg:width="2.54cm" svg:height="1.27cm" svg:x="13.604cm" svg:y="8.6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13.61cm" svg:y="8.817cm">
          <draw:text-box>
            <text:p text:style-name="P14"><text:span text:style-name="T6">Dispatch_</text:span></text:p>
            <text:p text:style-name="P14"><text:span text:style-name="T6">Move-1</text:span></text:p>
          </draw:text-box>
        </draw:frame>
        <draw:frame draw:style-name="gr112" draw:text-style-name="P3" draw:layer="layout" svg:width="2.267cm" svg:height="0.569cm" svg:x="11.21cm" svg:y="8.69cm">
          <draw:text-box>
            <text:p><text:span text:style-name="T4">Move-1</text:span></text:p>
          </draw:text-box>
        </draw:frame>
        <draw:custom-shape draw:style-name="gr42" draw:text-style-name="P1" draw:layer="layout" svg:width="2.54cm" svg:height="2.54cm" svg:x="107.457cm" svg:y="6.404cm">
          <text:p text:style-name="P1"><text:span text:style-name="T1">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2.032cm" svg:height="1.27cm" svg:x="12.588cm" svg:y="12.24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12.588cm" svg:y="12.367cm">
          <draw:text-box>
            <text:p text:style-name="P14"><text:span text:style-name="T6">Dispatch_</text:span></text:p>
            <text:p text:style-name="P14"><text:span text:style-name="T6">Release-1</text:span></text:p>
          </draw:text-box>
        </draw:frame>
        <draw:frame draw:style-name="gr114" draw:text-style-name="P12" draw:layer="layout" svg:width="2.026cm" svg:height="0.573cm" svg:x="12.461cm" svg:y="10.976cm">
          <draw:text-box>
            <text:p><text:span text:style-name="T5">Release-1</text:span></text:p>
          </draw:text-box>
        </draw:frame>
        <draw:line draw:style-name="gr12" draw:text-style-name="P5" draw:layer="layout" svg:x1="9.159cm" svg:y1="10.468cm" svg:x2="9.159cm" svg:y2="13.897cm">
          <text:p/>
        </draw:line>
        <draw:line draw:style-name="gr12" draw:text-style-name="P5" draw:layer="layout" svg:x1="10.302cm" svg:y1="13.895cm" svg:x2="10.302cm" svg:y2="10.468cm">
          <text:p/>
        </draw:line>
        <draw:line draw:style-name="gr12" draw:text-style-name="P5" draw:layer="layout" svg:x1="10.937cm" svg:y1="9.833cm" svg:x2="13.477cm" svg:y2="12.246cm">
          <text:p/>
        </draw:line>
        <draw:line draw:style-name="gr12" draw:text-style-name="P5" draw:layer="layout" svg:x1="12.969cm" svg:y1="12.246cm" svg:x2="10.81cm" svg:y2="10.087cm">
          <text:p/>
        </draw:line>
        <draw:line draw:style-name="gr12" draw:text-style-name="P5" draw:layer="layout" svg:x1="11.064cm" svg:y1="9.071cm" svg:x2="13.61cm" svg:y2="9.071cm">
          <text:p/>
        </draw:line>
        <draw:line draw:style-name="gr12" draw:text-style-name="P5" draw:layer="layout" svg:x1="13.604cm" svg:y1="9.452cm" svg:x2="11.064cm" svg:y2="9.452cm">
          <text:p/>
        </draw:line>
        <draw:custom-shape draw:style-name="gr109" draw:text-style-name="P1" draw:layer="layout" svg:width="2.54cm" svg:height="1.27cm" svg:x="8.524cm" svg:y="4.24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8.53cm" svg:y="4.372cm">
          <draw:text-box>
            <text:p text:style-name="P14"><text:span text:style-name="T6">Dispatch_</text:span></text:p>
            <text:p text:style-name="P14"><text:span text:style-name="T6">Keypress</text:span></text:p>
          </draw:text-box>
        </draw:frame>
        <draw:line draw:style-name="gr12" draw:text-style-name="P5" draw:layer="layout" svg:x1="10.302cm" svg:y1="8.055cm" svg:x2="10.302cm" svg:y2="5.515cm">
          <text:p/>
        </draw:line>
        <draw:line draw:style-name="gr12" draw:text-style-name="P5" draw:layer="layout" svg:x1="9.286cm" svg:y1="5.515cm" svg:x2="9.286cm" svg:y2="8.182cm">
          <text:p/>
        </draw:line>
        <draw:custom-shape draw:style-name="gr109" draw:text-style-name="P1" draw:layer="layout" svg:width="2.54cm" svg:height="1.27cm" svg:x="12.08cm" svg:y="5.26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12.086cm" svg:y="5.388cm">
          <draw:text-box>
            <text:p text:style-name="P14"><text:span text:style-name="T6">Dispatch_</text:span></text:p>
            <text:p text:style-name="P14"><text:span text:style-name="T6">KeyRelease</text:span></text:p>
          </draw:text-box>
        </draw:frame>
        <draw:line draw:style-name="gr12" draw:text-style-name="P5" draw:layer="layout" svg:x1="11.064cm" svg:y1="8.817cm" svg:x2="13.477cm" svg:y2="6.531cm">
          <text:p/>
        </draw:line>
        <draw:line draw:style-name="gr12" draw:text-style-name="P5" draw:layer="layout" svg:x1="12.08cm" svg:y1="6.283cm" svg:x2="10.429cm" svg:y2="8.182cm">
          <text:p/>
        </draw:line>
        <draw:frame draw:style-name="gr112" draw:text-style-name="P3" draw:layer="layout" svg:width="2.267cm" svg:height="0.569cm" svg:x="12.226cm" svg:y="7.547cm">
          <draw:text-box>
            <text:p><text:span text:style-name="T4">KeyUp</text:span></text:p>
          </draw:text-box>
        </draw:frame>
        <draw:frame draw:style-name="gr115" draw:text-style-name="P3" draw:layer="layout" svg:width="1.713cm" svg:height="0.569cm" svg:x="7.762cm" svg:y="6.277cm">
          <draw:text-box>
            <text:p><text:span text:style-name="T4">KeyDown</text:span></text:p>
          </draw:text-box>
        </draw:frame>
        <draw:custom-shape draw:style-name="gr109" draw:text-style-name="P1" draw:layer="layout" svg:width="2.54cm" svg:height="1.27cm" svg:x="4.079cm" svg:y="6.02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4.085cm" svg:y="6.15cm">
          <draw:text-box>
            <text:p text:style-name="P14"><text:span text:style-name="T6">Dispatch_</text:span></text:p>
            <text:p text:style-name="P14"><text:span text:style-name="T6">Motion</text:span></text:p>
          </draw:text-box>
        </draw:frame>
        <draw:line draw:style-name="gr12" draw:text-style-name="P5" draw:layer="layout" svg:x1="9.032cm" svg:y1="8.309cm" svg:x2="6.619cm" svg:y2="6.658cm">
          <text:p/>
        </draw:line>
        <draw:line draw:style-name="gr12" draw:text-style-name="P5" draw:layer="layout" svg:x1="6.365cm" svg:y1="7.293cm" svg:x2="8.651cm" svg:y2="8.817cm">
          <text:p/>
        </draw:line>
        <draw:custom-shape draw:style-name="gr109" draw:text-style-name="P1" draw:layer="layout" svg:width="2.54cm" svg:height="1.27cm" svg:x="4.206cm" svg:y="9.32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4.212cm" svg:y="9.452cm">
          <draw:text-box>
            <text:p text:style-name="P14"><text:span text:style-name="T6">Dispatch_</text:span></text:p>
            <text:p text:style-name="P14"><text:span text:style-name="T6">Press-3</text:span></text:p>
          </draw:text-box>
        </draw:frame>
        <draw:line draw:style-name="gr12" draw:text-style-name="P5" draw:layer="layout" svg:x1="8.524cm" svg:y1="9.452cm" svg:x2="6.746cm" svg:y2="9.452cm">
          <text:p/>
        </draw:line>
        <draw:line draw:style-name="gr12" draw:text-style-name="P5" draw:layer="layout" svg:x1="6.746cm" svg:y1="10.214cm" svg:x2="8.905cm" svg:y2="10.214cm">
          <text:p/>
        </draw:line>
        <draw:frame draw:style-name="gr106" draw:text-style-name="P12" draw:layer="layout" svg:width="2.703cm" svg:height="0.573cm" svg:x="6.329cm" svg:y="8.817cm">
          <draw:text-box>
            <text:p><text:span text:style-name="T5">Press-3</text:span></text:p>
          </draw:text-box>
        </draw:frame>
        <draw:frame draw:style-name="gr116" draw:text-style-name="P12" draw:layer="layout" svg:width="1.518cm" svg:height="0.573cm" svg:x="7.514cm" svg:y="7.101cm">
          <draw:text-box>
            <text:p><text:span text:style-name="T5">Motion</text:span></text:p>
          </draw:text-box>
        </draw:frame>
        <draw:custom-shape draw:style-name="gr125" draw:text-style-name="P5" draw:layer="layout" svg:width="39.421cm" svg:height="54.61cm" svg:x="2.174cm" svg:y="16.691cm">
          <text:p/>
          <draw:enhanced-geometry svg:viewBox="0 0 21600 21600" draw:mirror-horizontal="false" draw:mirror-vertical="false" draw:type="rectangle" draw:enhanced-path="M 0 0 L 21600 0 21600 21600 0 21600 0 0 Z N"/>
        </draw:custom-shape>
        <draw:frame draw:style-name="gr117" draw:text-style-name="P16" draw:layer="layout" svg:width="5.836cm" svg:height="1.369cm" svg:x="3.619cm" svg:y="17.354cm">
          <draw:text-box>
            <text:p><text:span text:style-name="T10">SELECTION</text:span></text:p>
          </draw:text-box>
        </draw:frame>
        <draw:custom-shape draw:style-name="gr42" draw:text-style-name="P6" draw:layer="layout" svg:width="2.54cm" svg:height="2.54cm" svg:x="9.544cm" svg:y="19.674cm">
          <text:p text:style-name="P1"><text:span text:style-name="T8">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8" draw:layer="layout" svg:width="5.08cm" svg:height="2.54cm" svg:x="8.274cm" svg:y="24.789cm">
          <text:p text:style-name="P1"><text:span text:style-name="T5">FIND_CLOSEST(...)</text:span></text:p>
          <draw:enhanced-geometry svg:viewBox="0 0 21600 21600" draw:glue-points="10800 0 0 10800 10800 21600 21600 10800" draw:text-areas="5400 5400 16200 16200" draw:type="diamond" draw:enhanced-path="M 10800 0 L 21600 10800 10800 21600 0 10800 10800 0 Z N"/>
        </draw:custom-shape>
        <draw:frame draw:style-name="gr41" draw:text-style-name="P12" draw:layer="layout" svg:width="1.524cm" svg:height="0.725cm" svg:x="6.47cm" svg:y="25.208cm">
          <draw:text-box>
            <text:p><text:span text:style-name="T5">None</text:span></text:p>
          </draw:text-box>
        </draw:frame>
        <draw:frame draw:style-name="gr41" draw:text-style-name="P3" draw:layer="layout" svg:width="1.298cm" svg:height="0.725cm" svg:x="14.516cm" svg:y="44.995cm">
          <draw:text-box>
            <text:p><text:span text:style-name="T4">Yes</text:span></text:p>
          </draw:text-box>
        </draw:frame>
        <draw:line draw:style-name="gr12" draw:text-style-name="P5" draw:layer="layout" svg:x1="10.814cm" svg:y1="22.214cm" svg:x2="10.814cm" svg:y2="24.754cm">
          <text:p/>
        </draw:line>
        <draw:frame draw:style-name="gr43" draw:text-style-name="P7" draw:layer="layout" svg:width="2.534cm" svg:height="0.573cm" svg:x="10.879cm" svg:y="22.776cm">
          <draw:text-box>
            <text:p><text:span text:style-name="T5">disp_press-1</text:span></text:p>
          </draw:text-box>
        </draw:frame>
        <draw:custom-shape draw:style-name="gr46" draw:text-style-name="P1" draw:layer="layout" svg:width="5.08cm" svg:height="2.513cm" svg:x="52.974cm" svg:y="24.21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8" draw:text-style-name="P9" draw:layer="layout" svg:width="8.799cm" svg:height="1.307cm" svg:x="52.988cm" svg:y="24.438cm">
          <draw:text-box>
            <text:p><text:span text:style-name="T6">Set Endpoint Objects of Selected Items as Enabled</text:span></text:p>
          </draw:text-box>
        </draw:frame>
        <draw:custom-shape draw:style-name="gr42" draw:text-style-name="P6" draw:layer="layout" svg:width="2.54cm" svg:height="2.54cm" svg:x="9.744cm" svg:y="53.274cm">
          <text:p text:style-name="P1"><text:span text:style-name="T5">Objects </text:span></text:p>
          <text:p text:style-name="P1"><text:span text:style-name="T5">Select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5" draw:layer="layout" svg:x1="11.064cm" svg:y1="49.504cm" svg:x2="11.014cm" svg:y2="53.274cm">
          <text:p/>
        </draw:line>
        <draw:line draw:style-name="gr45" draw:text-style-name="P5" draw:layer="layout" svg:x1="8.274cm" svg:y1="26.024cm" svg:x2="5.748cm" svg:y2="26.024cm">
          <text:p/>
        </draw:line>
        <draw:line draw:style-name="gr45" draw:text-style-name="P5" draw:layer="layout" svg:x1="5.734cm" svg:y1="26.024cm" svg:x2="5.734cm" svg:y2="20.944cm">
          <text:p/>
        </draw:line>
        <draw:line draw:style-name="gr12" draw:text-style-name="P5" draw:layer="layout" svg:x1="5.734cm" svg:y1="20.944cm" svg:x2="9.544cm" svg:y2="20.944cm">
          <text:p/>
        </draw:line>
        <draw:frame draw:style-name="gr43" draw:text-style-name="P7" draw:layer="layout" svg:width="2.534cm" svg:height="0.573cm" svg:x="11.274cm" svg:y="56.511cm">
          <draw:text-box>
            <text:p><text:span text:style-name="T5">disp_press-1</text:span></text:p>
          </draw:text-box>
        </draw:frame>
        <draw:custom-shape draw:style-name="gr44" draw:text-style-name="P8" draw:layer="layout" svg:width="5.08cm" svg:height="2.54cm" svg:x="8.474cm" svg:y="58.354cm">
          <text:p text:style-name="P1"><text:span text:style-name="T5">Click in BBOX?</text:span></text:p>
          <draw:enhanced-geometry svg:viewBox="0 0 21600 21600" draw:glue-points="10800 0 0 10800 10800 21600 21600 10800" draw:text-areas="5400 5400 16200 16200" draw:type="diamond" draw:enhanced-path="M 10800 0 L 21600 10800 10800 21600 0 10800 10800 0 Z N"/>
        </draw:custom-shape>
        <draw:frame draw:style-name="gr41" draw:text-style-name="P3" draw:layer="layout" svg:width="1.524cm" svg:height="0.725cm" svg:x="7.204cm" svg:y="58.899cm">
          <draw:text-box>
            <text:p><text:span text:style-name="T4">None</text:span></text:p>
          </draw:text-box>
        </draw:frame>
        <draw:line draw:style-name="gr12" draw:text-style-name="P5" draw:layer="layout" svg:x1="11.014cm" svg:y1="55.814cm" svg:x2="11.014cm" svg:y2="58.354cm">
          <text:p/>
        </draw:line>
        <draw:frame draw:style-name="gr119" draw:text-style-name="P4" draw:layer="layout" svg:width="16.256cm" svg:height="9.494cm" svg:x="33.924cm" svg:y="1.429cm">
          <draw:text-box>
            <text:p>The second thing to note is that the dispatcher will handle potential sub-state interactions, so that the substate machines can be executed without worrying about if any other substate machine they rely on is at the proper ‘point’ for the current evaluation – IE if the Editing submachine relies on something from the Selection machine, since they’re not truly in parallel we need to fake it – we move the logic for the Selection machine that needs to be updated to the dispatcher, so that the Editing machine sees the correct values.</text:p>
            <text:p/>
            <text:p>It’s actually easier in hardware, because they’re truly parallel. Weird.</text:p>
          </draw:text-box>
        </draw:frame>
        <draw:line draw:style-name="gr45" draw:text-style-name="P5" draw:layer="layout" svg:x1="8.474cm" svg:y1="59.624cm" svg:x2="5.934cm" svg:y2="59.624cm">
          <text:p/>
        </draw:line>
        <draw:line draw:style-name="gr12" draw:text-style-name="P5" draw:layer="layout" svg:x1="5.734cm" svg:y1="33.544cm" svg:x2="5.734cm" svg:y2="26.024cm">
          <text:p/>
        </draw:line>
        <draw:frame draw:style-name="gr120" draw:text-style-name="P4" draw:layer="layout" svg:width="15.966cm" svg:height="0.962cm" svg:x="19.065cm" svg:y="12.754cm">
          <draw:text-box>
            <text:p>The dispatch methods should include the event object. </text:p>
          </draw:text-box>
        </draw:frame>
        <draw:frame draw:style-name="gr108" draw:text-style-name="P17" draw:layer="layout" svg:width="6.429cm" svg:height="1.369cm" svg:x="40.274cm" svg:y="17.354cm">
          <draw:text-box>
            <text:p><text:span text:style-name="T11">TRANSITION</text:span></text:p>
          </draw:text-box>
        </draw:frame>
        <draw:custom-shape draw:style-name="gr42" draw:text-style-name="P6" draw:layer="layout" svg:width="2.54cm" svg:height="2.54cm" svg:x="54.244cm" svg:y="29.264cm">
          <text:p text:style-name="P1"><text:span text:style-name="T8">Transition</text:span><text:span text:style-name="T8"><text:line-break/></text:span><text:span text:style-name="T8">Objects Select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5.08cm" svg:height="2.513cm" svg:x="3.444cm" svg:y="51.94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22" draw:text-style-name="P9" draw:layer="layout" svg:width="4.735cm" svg:height="1.315cm" svg:x="3.027cm" svg:y="52.273cm">
          <draw:text-box>
            <text:p><text:span text:style-name="T6">Empty Selected Item List</text:span></text:p>
            <text:p><text:span text:style-name="T6">Notify Transition Machine</text:span></text:p>
          </draw:text-box>
        </draw:frame>
        <draw:line draw:style-name="gr12" draw:text-style-name="P5" draw:layer="layout" svg:x1="5.984cm" svg:y1="59.624cm" svg:x2="5.984cm" svg:y2="54.457cm">
          <text:p/>
        </draw:line>
        <draw:line draw:style-name="gr12" draw:text-style-name="P5" draw:layer="layout" svg:x1="55.514cm" svg:y1="21.644cm" svg:x2="55.514cm" svg:y2="24.184cm">
          <text:p/>
        </draw:line>
        <draw:custom-shape draw:style-name="gr46" draw:text-style-name="P1" draw:layer="layout" svg:width="5.08cm" svg:height="2.513cm" svg:x="7.331cm" svg:y="46.99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7" draw:text-style-name="P9" draw:layer="layout" svg:width="7.783cm" svg:height="2.057cm" svg:x="7.345cm" svg:y="47.218cm">
          <draw:text-box>
            <text:p><text:span text:style-name="T6">Add to Selected Item list</text:span></text:p>
            <text:p><text:span text:style-name="T6">Set Last_Item_Clicked</text:span></text:p>
            <text:p><text:span text:style-name="T6">If is Transition, Notify Transition Machine</text:span></text:p>
          </draw:text-box>
        </draw:frame>
        <draw:line draw:style-name="gr12" draw:text-style-name="P5" draw:layer="layout" svg:x1="55.514cm" svg:y1="26.724cm" svg:x2="55.514cm" svg:y2="29.264cm">
          <text:p/>
        </draw:line>
        <draw:frame draw:style-name="gr123" draw:text-style-name="P9" draw:layer="layout" svg:width="4.905cm" svg:height="1.307cm" svg:x="55.605cm" svg:y="21.898cm">
          <draw:text-box>
            <text:p><text:span text:style-name="T6">Notify Transition Selected</text:span></text:p>
          </draw:text-box>
        </draw:frame>
        <draw:custom-shape draw:style-name="gr126" draw:text-style-name="P1" draw:layer="layout" svg:width="6.223cm" svg:height="2.54cm" svg:x="7.807cm" svg:y="29.887cm">
          <text:p text:style-name="P1">Click Disambiguate</text:p>
          <text:p text:style-name="P1"><text:span text:style-name="T5">Click in <text:s/>Object BBOX?</text:span></text:p>
          <draw:enhanced-geometry svg:viewBox="0 0 21600 21600" draw:glue-points="?f6 0 10800 ?f8 ?f11 10800 ?f9 21600 10800 ?f10 ?f5 10800" draw:text-areas="?f3 ?f3 ?f4 ?f4" draw:type="parallelogram" draw:modifiers="458.097686375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2" draw:text-style-name="P5" draw:layer="layout" svg:x1="10.795cm" svg:y1="27.329cm" svg:x2="10.795cm" svg:y2="29.887cm">
          <text:p/>
        </draw:line>
        <draw:frame draw:style-name="gr127" draw:text-style-name="P7" draw:layer="layout" svg:width="16.637cm" svg:height="7.451cm" svg:x="14.925cm" svg:y="25.061cm">
          <draw:text-box>
            <text:p><text:span text:style-name="T12">At this point, we have a list of objects; we can present a list of items to the user and make them figure it out (bad UI) or we can essentially say, “If a Label and a State are both in the list, the user meant the Label. It probably isn’t a transition snap point – unless the user is currently dragging a transition point”. That type of thing. Click disambiguate can be a function that takes state into account.</text:span></text:p>
          </draw:text-box>
        </draw:frame>
        <draw:g>
          <draw:custom-shape draw:style-name="gr48" draw:text-style-name="P10" draw:layer="layout" svg:width="5.08cm" svg:height="1.27cm" svg:x="8.548cm" svg:y="34.29cm">
            <text:p text:style-name="P1"><text:span text:style-name="T5">STATE</text:span></text:p>
            <draw:enhanced-geometry svg:viewBox="0 0 21600 21600" draw:type="rectangle" draw:enhanced-path="M 0 0 L 21600 0 21600 21600 0 21600 0 0 Z N"/>
          </draw:custom-shape>
          <draw:line draw:style-name="gr49" draw:text-style-name="P5" draw:layer="layout" svg:x1="8.548cm" svg:y1="35.56cm" svg:x2="11.088cm" svg:y2="35.814cm">
            <text:p/>
          </draw:line>
          <draw:line draw:style-name="gr49" draw:text-style-name="P5" draw:layer="layout" svg:x1="11.088cm" svg:y1="35.814cm" svg:x2="13.628cm" svg:y2="35.56cm">
            <text:p/>
          </draw:line>
        </draw:g>
        <draw:g>
          <draw:custom-shape draw:style-name="gr48" draw:text-style-name="P10" draw:layer="layout" svg:width="5.08cm" svg:height="1.27cm" svg:x="21.295cm" svg:y="34.29cm">
            <text:p text:style-name="P1"><text:span text:style-name="T5">LABEL</text:span></text:p>
            <draw:enhanced-geometry svg:viewBox="0 0 21600 21600" draw:type="rectangle" draw:enhanced-path="M 0 0 L 21600 0 21600 21600 0 21600 0 0 Z N"/>
          </draw:custom-shape>
          <draw:line draw:style-name="gr49" draw:text-style-name="P5" draw:layer="layout" svg:x1="21.295cm" svg:y1="35.56cm" svg:x2="23.835cm" svg:y2="35.814cm">
            <text:p/>
          </draw:line>
          <draw:line draw:style-name="gr49" draw:text-style-name="P5" draw:layer="layout" svg:x1="23.835cm" svg:y1="35.814cm" svg:x2="26.375cm" svg:y2="35.56cm">
            <text:p/>
          </draw:line>
        </draw:g>
        <draw:g>
          <draw:custom-shape draw:style-name="gr48" draw:text-style-name="P10" draw:layer="layout" svg:width="5.08cm" svg:height="1.27cm" svg:x="27.615cm" svg:y="34.29cm">
            <text:p text:style-name="P1"><text:span text:style-name="T5">TRANSITION</text:span></text:p>
            <draw:enhanced-geometry svg:viewBox="0 0 21600 21600" draw:type="rectangle" draw:enhanced-path="M 0 0 L 21600 0 21600 21600 0 21600 0 0 Z N"/>
          </draw:custom-shape>
          <draw:line draw:style-name="gr49" draw:text-style-name="P5" draw:layer="layout" svg:x1="27.615cm" svg:y1="35.56cm" svg:x2="30.155cm" svg:y2="35.814cm">
            <text:p/>
          </draw:line>
          <draw:line draw:style-name="gr49" draw:text-style-name="P5" draw:layer="layout" svg:x1="30.155cm" svg:y1="35.814cm" svg:x2="32.695cm" svg:y2="35.56cm">
            <text:p/>
          </draw:line>
        </draw:g>
        <draw:g>
          <draw:custom-shape draw:style-name="gr48" draw:text-style-name="P10" draw:layer="layout" svg:width="5.08cm" svg:height="1.27cm" svg:x="33.962cm" svg:y="34.29cm">
            <text:p text:style-name="P1"><text:span text:style-name="T5">TRANSITION CONTROL POINT</text:span></text:p>
            <draw:enhanced-geometry svg:viewBox="0 0 21600 21600" draw:type="rectangle" draw:enhanced-path="M 0 0 L 21600 0 21600 21600 0 21600 0 0 Z N"/>
          </draw:custom-shape>
          <draw:line draw:style-name="gr49" draw:text-style-name="P5" draw:layer="layout" svg:x1="33.962cm" svg:y1="35.56cm" svg:x2="36.502cm" svg:y2="35.814cm">
            <text:p/>
          </draw:line>
          <draw:line draw:style-name="gr49" draw:text-style-name="P5" draw:layer="layout" svg:x1="36.502cm" svg:y1="35.814cm" svg:x2="39.042cm" svg:y2="35.56cm">
            <text:p/>
          </draw:line>
        </draw:g>
        <draw:g>
          <draw:custom-shape draw:style-name="gr48" draw:text-style-name="P10" draw:layer="layout" svg:width="5.08cm" svg:height="1.27cm" svg:x="14.936cm" svg:y="34.272cm">
            <text:p text:style-name="P1"><text:span text:style-name="T5">STATE CONTROL POINT</text:span></text:p>
            <draw:enhanced-geometry svg:viewBox="0 0 21600 21600" draw:type="rectangle" draw:enhanced-path="M 0 0 L 21600 0 21600 21600 0 21600 0 0 Z N"/>
          </draw:custom-shape>
          <draw:line draw:style-name="gr49" draw:text-style-name="P5" draw:layer="layout" svg:x1="14.936cm" svg:y1="35.542cm" svg:x2="17.476cm" svg:y2="35.796cm">
            <text:p/>
          </draw:line>
          <draw:line draw:style-name="gr49" draw:text-style-name="P5" draw:layer="layout" svg:x1="17.476cm" svg:y1="35.796cm" svg:x2="20.016cm" svg:y2="35.542cm">
            <text:p/>
          </draw:line>
        </draw:g>
        <draw:custom-shape draw:style-name="gr46" draw:text-style-name="P1" draw:layer="layout" svg:width="5.08cm" svg:height="2.513cm" svg:x="7.332cm" svg:y="46.99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1" draw:layer="layout" svg:width="5.08cm" svg:height="2.513cm" svg:x="8.577cm" svg:y="38.12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9" draw:layer="layout" svg:width="5.074cm" svg:height="2.183cm" svg:x="8.577cm" svg:y="38.354cm">
          <draw:text-box>
            <text:p text:style-name="P11"><text:span text:style-name="T7">CLICKED_TYPE = STATE</text:span></text:p>
            <text:p text:style-name="P11"><text:span text:style-name="T7">CLICKED_CANVAS_ID = </text:span></text:p>
            <text:p text:style-name="P11"><text:span text:style-name="T7"><text:tab/></text:span><text:span text:style-name="T7">find_closest(…)</text:span></text:p>
            <text:p text:style-name="P11"><text:span text:style-name="T7">DRAG_ACTIVE_ITEM = CLICKED_</text:span></text:p>
            <text:p text:style-name="P11"><text:span text:style-name="T7"><text:tab/></text:span><text:span text:style-name="T7"><text:tab/></text:span><text:span text:style-name="T7">CANVAS_ID</text:span><text:span text:style-name="T7"><text:line-break/></text:span><text:span text:style-name="T7">MARK_DRAG_START = (X,Y)</text:span></text:p>
          </draw:text-box>
        </draw:frame>
        <draw:line draw:style-name="gr12" draw:text-style-name="P5" draw:layer="layout" svg:x1="11.115cm" svg:y1="35.814cm" svg:x2="11.115cm" svg:y2="38.1cm">
          <text:p/>
        </draw:line>
        <draw:custom-shape draw:style-name="gr46" draw:text-style-name="P1" draw:layer="layout" svg:width="5.08cm" svg:height="2.513cm" svg:x="14.925cm" svg:y="3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1" draw:text-style-name="P9" draw:layer="layout" svg:width="5.243cm" svg:height="2.183cm" svg:x="14.925cm" svg:y="38.327cm">
          <draw:text-box>
            <text:p text:style-name="P11"><text:span text:style-name="T7">CLICKED_TYPE = STATE CTRL PT</text:span></text:p>
            <text:p text:style-name="P11"><text:span text:style-name="T7">CLICKED_CANVAS_ID = </text:span></text:p>
            <text:p text:style-name="P11"><text:span text:style-name="T7"><text:tab/></text:span><text:span text:style-name="T7">find_closest(…)</text:span></text:p>
            <text:p text:style-name="P11"><text:span text:style-name="T7">DRAG_ACTIVE_ITEM = CLICKED_</text:span></text:p>
            <text:p text:style-name="P11"><text:span text:style-name="T7"><text:tab/></text:span><text:span text:style-name="T7"><text:tab/></text:span><text:span text:style-name="T7">CANVAS_ID </text:span><text:span text:style-name="T7"><text:line-break/></text:span><text:span text:style-name="T7">MARK_DRAG_START = (X,Y)</text:span></text:p>
          </draw:text-box>
        </draw:frame>
        <draw:line draw:style-name="gr12" draw:text-style-name="P5" draw:layer="layout" svg:x1="17.476cm" svg:y1="35.796cm" svg:x2="17.476cm" svg:y2="38.082cm">
          <text:p/>
        </draw:line>
        <draw:line draw:style-name="gr12" draw:text-style-name="P5" draw:layer="layout" svg:x1="23.815cm" svg:y1="35.841cm" svg:x2="23.815cm" svg:y2="38.127cm">
          <text:p/>
        </draw:line>
        <draw:custom-shape draw:style-name="gr46" draw:text-style-name="P1" draw:layer="layout" svg:width="5.08cm" svg:height="2.513cm" svg:x="21.275cm" svg:y="38.12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1" draw:text-style-name="P9" draw:layer="layout" svg:width="5.243cm" svg:height="2.183cm" svg:x="21.275cm" svg:y="38.354cm">
          <draw:text-box>
            <text:p text:style-name="P11"><text:span text:style-name="T7">CLICKED_TYPE = STATE CTRL PT</text:span></text:p>
            <text:p text:style-name="P11"><text:span text:style-name="T7">CLICKED_CANVAS_ID = </text:span></text:p>
            <text:p text:style-name="P11"><text:span text:style-name="T7"><text:tab/></text:span><text:span text:style-name="T7">find_closest(…)</text:span></text:p>
            <text:p text:style-name="P11"><text:span text:style-name="T7">DRAG_ACTIVE_ITEM = CLICKED_</text:span></text:p>
            <text:p text:style-name="P11"><text:span text:style-name="T7"><text:tab/></text:span><text:span text:style-name="T7"><text:tab/></text:span><text:span text:style-name="T7">CANVAS_ID </text:span><text:span text:style-name="T7"><text:line-break/></text:span><text:span text:style-name="T7">MARK_DRAG_START = (X,Y)</text:span></text:p>
          </draw:text-box>
        </draw:frame>
        <draw:custom-shape draw:style-name="gr46" draw:text-style-name="P1" draw:layer="layout" svg:width="5.08cm" svg:height="2.513cm" svg:x="8.578cm" svg:y="38.12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1" draw:layer="layout" svg:width="5.08cm" svg:height="2.513cm" svg:x="8.574cm" svg:y="41.9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2" draw:text-style-name="P9" draw:layer="layout" svg:width="5.582cm" svg:height="2.057cm" svg:x="8.574cm" svg:y="42.137cm">
          <draw:text-box>
            <text:p text:style-name="P11"><text:span text:style-name="T7">DRAG_ASSOCIATED_ITEM = </text:span></text:p>
            <text:p text:style-name="P11"><text:span text:style-name="T7"><text:s text:c="4"/></text:span><text:span text:style-name="T7">GET_ASSOCIATED(…)</text:span></text:p>
            <text:p text:style-name="P11"><text:span text:style-name="T7">DRAG_LIST = [DRAG_ACTIVE_ITEM,</text:span></text:p>
            <text:p text:style-name="P11"><text:span text:style-name="T7"><text:s text:c="3"/></text:span><text:span text:style-name="T7">DRAG_ASSOCIATED_ITEM]</text:span></text:p>
          </draw:text-box>
        </draw:frame>
        <draw:custom-shape draw:style-name="gr46" draw:text-style-name="P1" draw:layer="layout" svg:width="5.08cm" svg:height="2.513cm" svg:x="8.575cm" svg:y="41.9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7" draw:style-name="dp1" draw:master-page-name="Default">
        <draw:custom-shape draw:style-name="gr104" draw:text-style-name="P5" draw:layer="layout" svg:width="15.24cm" svg:height="13.461cm" svg:x="2.122cm" svg:y="2.649cm">
          <text:p/>
          <draw:enhanced-geometry svg:viewBox="0 0 21600 21600" draw:mirror-horizontal="false" draw:mirror-vertical="false" draw:type="rectangle" draw:enhanced-path="M 0 0 L 21600 0 21600 21600 0 21600 0 0 Z N"/>
        </draw:custom-shape>
        <draw:frame draw:style-name="gr106" draw:text-style-name="P12" draw:layer="layout" svg:width="2.703cm" svg:height="0.573cm" svg:x="7.039cm" svg:y="11.792cm">
          <draw:text-box>
            <text:p><text:span text:style-name="T5">Press-1</text:span></text:p>
          </draw:text-box>
        </draw:frame>
        <draw:custom-shape draw:style-name="gr42" draw:text-style-name="P6" draw:layer="layout" svg:width="2.54cm" svg:height="2.54cm" svg:x="8.472cm" svg:y="8.109cm">
          <text:p text:style-name="P1"><text:span text:style-name="T8">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7" draw:text-style-name="P4" draw:layer="layout" svg:width="14.478cm" svg:height="10.205cm" svg:x="18.759cm" svg:y="1.46cm">
          <draw:text-box>
            <text:p>The key architectural insight here is that the system is better represented by multiple interacting state machines – all transitions are produced by functions (which are provided the state of all required other state machines). This provides encapsulation and separation of concerns. The events call these functions (which, again, take all other state machines in as parameters), and determine what happens to all of the relevant machines. This allows us to write VERY mutually exclusive code: “IF the main controller is in state IDLE and the EDITING machine is in state SELECTED and we get a KEYPRESS event, {do some function}.”</text:p>
          </draw:text-box>
        </draw:frame>
        <draw:frame draw:style-name="gr108" draw:text-style-name="P13" draw:layer="layout" svg:width="6.429cm" svg:height="1.369cm" svg:x="8.091cm" svg:y="2.93cm">
          <draw:text-box>
            <text:p><text:span text:style-name="T9">DISPATCHER</text:span></text:p>
          </draw:text-box>
        </draw:frame>
        <draw:custom-shape draw:style-name="gr109" draw:text-style-name="P1" draw:layer="layout" svg:width="2.54cm" svg:height="1.27cm" svg:x="8.472cm" svg:y="13.95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0" draw:text-style-name="P7" draw:layer="layout" svg:width="2.545cm" svg:height="0.895cm" svg:x="8.436cm" svg:y="14.199cm">
          <draw:text-box>
            <text:p><text:span text:style-name="T5">Dispatch_</text:span><text:span text:style-name="T5"><text:line-break/></text:span><text:span text:style-name="T5">Press-1</text:span></text:p>
          </draw:text-box>
        </draw:frame>
        <draw:custom-shape draw:style-name="gr109" draw:text-style-name="P1" draw:layer="layout" svg:width="2.54cm" svg:height="1.27cm" svg:x="13.552cm" svg:y="8.74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13.558cm" svg:y="8.871cm">
          <draw:text-box>
            <text:p text:style-name="P14"><text:span text:style-name="T6">Dispatch_</text:span></text:p>
            <text:p text:style-name="P14"><text:span text:style-name="T6">Move-1</text:span></text:p>
          </draw:text-box>
        </draw:frame>
        <draw:frame draw:style-name="gr112" draw:text-style-name="P3" draw:layer="layout" svg:width="2.267cm" svg:height="0.569cm" svg:x="11.158cm" svg:y="8.744cm">
          <draw:text-box>
            <text:p><text:span text:style-name="T4">Move-1</text:span></text:p>
          </draw:text-box>
        </draw:frame>
        <draw:custom-shape draw:style-name="gr42" draw:text-style-name="P1" draw:layer="layout" svg:width="2.54cm" svg:height="2.54cm" svg:x="107.405cm" svg:y="6.458cm">
          <text:p text:style-name="P1"><text:span text:style-name="T1">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2.032cm" svg:height="1.27cm" svg:x="12.536cm" svg:y="12.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12.536cm" svg:y="12.421cm">
          <draw:text-box>
            <text:p text:style-name="P14"><text:span text:style-name="T6">Dispatch_</text:span></text:p>
            <text:p text:style-name="P14"><text:span text:style-name="T6">Release-1</text:span></text:p>
          </draw:text-box>
        </draw:frame>
        <draw:frame draw:style-name="gr114" draw:text-style-name="P12" draw:layer="layout" svg:width="2.026cm" svg:height="0.573cm" svg:x="12.409cm" svg:y="11.03cm">
          <draw:text-box>
            <text:p><text:span text:style-name="T5">Release-1</text:span></text:p>
          </draw:text-box>
        </draw:frame>
        <draw:line draw:style-name="gr12" draw:text-style-name="P5" draw:layer="layout" svg:x1="9.107cm" svg:y1="10.522cm" svg:x2="9.107cm" svg:y2="13.951cm">
          <text:p/>
        </draw:line>
        <draw:line draw:style-name="gr12" draw:text-style-name="P5" draw:layer="layout" svg:x1="10.25cm" svg:y1="13.949cm" svg:x2="10.25cm" svg:y2="10.522cm">
          <text:p/>
        </draw:line>
        <draw:line draw:style-name="gr12" draw:text-style-name="P5" draw:layer="layout" svg:x1="10.885cm" svg:y1="9.887cm" svg:x2="13.425cm" svg:y2="12.3cm">
          <text:p/>
        </draw:line>
        <draw:line draw:style-name="gr12" draw:text-style-name="P5" draw:layer="layout" svg:x1="12.917cm" svg:y1="12.3cm" svg:x2="10.758cm" svg:y2="10.141cm">
          <text:p/>
        </draw:line>
        <draw:line draw:style-name="gr12" draw:text-style-name="P5" draw:layer="layout" svg:x1="11.012cm" svg:y1="9.125cm" svg:x2="13.558cm" svg:y2="9.125cm">
          <text:p/>
        </draw:line>
        <draw:line draw:style-name="gr12" draw:text-style-name="P5" draw:layer="layout" svg:x1="13.552cm" svg:y1="9.506cm" svg:x2="11.012cm" svg:y2="9.506cm">
          <text:p/>
        </draw:line>
        <draw:custom-shape draw:style-name="gr109" draw:text-style-name="P1" draw:layer="layout" svg:width="2.54cm" svg:height="1.27cm" svg:x="8.472cm" svg:y="4.29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8.478cm" svg:y="4.426cm">
          <draw:text-box>
            <text:p text:style-name="P14"><text:span text:style-name="T6">Dispatch_</text:span></text:p>
            <text:p text:style-name="P14"><text:span text:style-name="T6">Keypress</text:span></text:p>
          </draw:text-box>
        </draw:frame>
        <draw:line draw:style-name="gr12" draw:text-style-name="P5" draw:layer="layout" svg:x1="10.25cm" svg:y1="8.109cm" svg:x2="10.25cm" svg:y2="5.569cm">
          <text:p/>
        </draw:line>
        <draw:line draw:style-name="gr12" draw:text-style-name="P5" draw:layer="layout" svg:x1="9.234cm" svg:y1="5.569cm" svg:x2="9.234cm" svg:y2="8.236cm">
          <text:p/>
        </draw:line>
        <draw:custom-shape draw:style-name="gr109" draw:text-style-name="P1" draw:layer="layout" svg:width="2.54cm" svg:height="1.27cm" svg:x="12.028cm" svg:y="5.31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12.034cm" svg:y="5.442cm">
          <draw:text-box>
            <text:p text:style-name="P14"><text:span text:style-name="T6">Dispatch_</text:span></text:p>
            <text:p text:style-name="P14"><text:span text:style-name="T6">KeyRelease</text:span></text:p>
          </draw:text-box>
        </draw:frame>
        <draw:line draw:style-name="gr12" draw:text-style-name="P5" draw:layer="layout" svg:x1="11.012cm" svg:y1="8.871cm" svg:x2="13.425cm" svg:y2="6.585cm">
          <text:p/>
        </draw:line>
        <draw:line draw:style-name="gr12" draw:text-style-name="P5" draw:layer="layout" svg:x1="12.028cm" svg:y1="6.337cm" svg:x2="10.377cm" svg:y2="8.236cm">
          <text:p/>
        </draw:line>
        <draw:frame draw:style-name="gr112" draw:text-style-name="P3" draw:layer="layout" svg:width="2.267cm" svg:height="0.569cm" svg:x="12.174cm" svg:y="7.601cm">
          <draw:text-box>
            <text:p><text:span text:style-name="T4">KeyUp</text:span></text:p>
          </draw:text-box>
        </draw:frame>
        <draw:frame draw:style-name="gr115" draw:text-style-name="P3" draw:layer="layout" svg:width="1.713cm" svg:height="0.569cm" svg:x="7.71cm" svg:y="6.331cm">
          <draw:text-box>
            <text:p><text:span text:style-name="T4">KeyDown</text:span></text:p>
          </draw:text-box>
        </draw:frame>
        <draw:custom-shape draw:style-name="gr109" draw:text-style-name="P1" draw:layer="layout" svg:width="2.54cm" svg:height="1.27cm" svg:x="4.027cm" svg:y="6.07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4.033cm" svg:y="6.204cm">
          <draw:text-box>
            <text:p text:style-name="P14"><text:span text:style-name="T6">Dispatch_</text:span></text:p>
            <text:p text:style-name="P14"><text:span text:style-name="T6">Motion</text:span></text:p>
          </draw:text-box>
        </draw:frame>
        <draw:line draw:style-name="gr12" draw:text-style-name="P5" draw:layer="layout" svg:x1="8.98cm" svg:y1="8.363cm" svg:x2="6.567cm" svg:y2="6.712cm">
          <text:p/>
        </draw:line>
        <draw:line draw:style-name="gr12" draw:text-style-name="P5" draw:layer="layout" svg:x1="6.313cm" svg:y1="7.347cm" svg:x2="8.599cm" svg:y2="8.871cm">
          <text:p/>
        </draw:line>
        <draw:custom-shape draw:style-name="gr109" draw:text-style-name="P1" draw:layer="layout" svg:width="2.54cm" svg:height="1.27cm" svg:x="4.154cm" svg:y="9.37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1" draw:text-style-name="P15" draw:layer="layout" svg:width="2.259cm" svg:height="0.895cm" svg:x="4.16cm" svg:y="9.506cm">
          <draw:text-box>
            <text:p text:style-name="P14"><text:span text:style-name="T6">Dispatch_</text:span></text:p>
            <text:p text:style-name="P14"><text:span text:style-name="T6">Press-3</text:span></text:p>
          </draw:text-box>
        </draw:frame>
        <draw:line draw:style-name="gr12" draw:text-style-name="P5" draw:layer="layout" svg:x1="8.472cm" svg:y1="9.506cm" svg:x2="6.694cm" svg:y2="9.506cm">
          <text:p/>
        </draw:line>
        <draw:line draw:style-name="gr12" draw:text-style-name="P5" draw:layer="layout" svg:x1="6.694cm" svg:y1="10.268cm" svg:x2="8.853cm" svg:y2="10.268cm">
          <text:p/>
        </draw:line>
        <draw:frame draw:style-name="gr106" draw:text-style-name="P12" draw:layer="layout" svg:width="2.703cm" svg:height="0.573cm" svg:x="6.277cm" svg:y="8.871cm">
          <draw:text-box>
            <text:p><text:span text:style-name="T5">Press-3</text:span></text:p>
          </draw:text-box>
        </draw:frame>
        <draw:frame draw:style-name="gr116" draw:text-style-name="P12" draw:layer="layout" svg:width="1.518cm" svg:height="0.573cm" svg:x="7.462cm" svg:y="7.155cm">
          <draw:text-box>
            <text:p><text:span text:style-name="T5">Motion</text:span></text:p>
          </draw:text-box>
        </draw:frame>
        <draw:custom-shape draw:style-name="gr125" draw:text-style-name="P5" draw:layer="layout" svg:width="39.421cm" svg:height="54.61cm" svg:x="2.122cm" svg:y="16.745cm">
          <text:p/>
          <draw:enhanced-geometry svg:viewBox="0 0 21600 21600" draw:mirror-horizontal="false" draw:mirror-vertical="false" draw:type="rectangle" draw:enhanced-path="M 0 0 L 21600 0 21600 21600 0 21600 0 0 Z N"/>
        </draw:custom-shape>
        <draw:frame draw:style-name="gr117" draw:text-style-name="P16" draw:layer="layout" svg:width="5.836cm" svg:height="1.369cm" svg:x="3.567cm" svg:y="17.408cm">
          <draw:text-box>
            <text:p><text:span text:style-name="T10">SELECTION</text:span></text:p>
          </draw:text-box>
        </draw:frame>
        <draw:frame draw:style-name="gr41" draw:text-style-name="P3" draw:layer="layout" svg:width="1.298cm" svg:height="0.725cm" svg:x="14.464cm" svg:y="49.249cm">
          <draw:text-box>
            <text:p><text:span text:style-name="T4">Yes</text:span></text:p>
          </draw:text-box>
        </draw:frame>
        <draw:custom-shape draw:style-name="gr42" draw:text-style-name="P6" draw:layer="layout" svg:width="2.54cm" svg:height="2.54cm" svg:x="9.692cm" svg:y="57.528cm">
          <text:p text:style-name="P1"><text:span text:style-name="T5">Objects </text:span></text:p>
          <text:p text:style-name="P1"><text:span text:style-name="T5">Select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5" draw:layer="layout" svg:x1="11.012cm" svg:y1="53.758cm" svg:x2="10.962cm" svg:y2="57.528cm">
          <text:p/>
        </draw:line>
        <draw:frame draw:style-name="gr43" draw:text-style-name="P7" draw:layer="layout" svg:width="2.534cm" svg:height="0.573cm" svg:x="11.222cm" svg:y="60.765cm">
          <draw:text-box>
            <text:p><text:span text:style-name="T5">disp_press-1</text:span></text:p>
          </draw:text-box>
        </draw:frame>
        <draw:custom-shape draw:style-name="gr44" draw:text-style-name="P8" draw:layer="layout" svg:width="5.08cm" svg:height="2.54cm" svg:x="8.422cm" svg:y="62.608cm">
          <text:p text:style-name="P1"><text:span text:style-name="T5">Click in BBOX?</text:span></text:p>
          <draw:enhanced-geometry svg:viewBox="0 0 21600 21600" draw:glue-points="10800 0 0 10800 10800 21600 21600 10800" draw:text-areas="5400 5400 16200 16200" draw:type="diamond" draw:enhanced-path="M 10800 0 L 21600 10800 10800 21600 0 10800 10800 0 Z N"/>
        </draw:custom-shape>
        <draw:frame draw:style-name="gr41" draw:text-style-name="P3" draw:layer="layout" svg:width="1.524cm" svg:height="0.725cm" svg:x="7.152cm" svg:y="63.153cm">
          <draw:text-box>
            <text:p><text:span text:style-name="T4">None</text:span></text:p>
          </draw:text-box>
        </draw:frame>
        <draw:line draw:style-name="gr12" draw:text-style-name="P5" draw:layer="layout" svg:x1="10.962cm" svg:y1="60.068cm" svg:x2="10.962cm" svg:y2="62.608cm">
          <text:p/>
        </draw:line>
        <draw:frame draw:style-name="gr119" draw:text-style-name="P4" draw:layer="layout" svg:width="16.256cm" svg:height="9.494cm" svg:x="33.872cm" svg:y="1.483cm">
          <draw:text-box>
            <text:p>The second thing to note is that the dispatcher will handle potential sub-state interactions, so that the substate machines can be executed without worrying about if any other substate machine they rely on is at the proper ‘point’ for the current evaluation – IE if the Editing submachine relies on something from the Selection machine, since they’re not truly in parallel we need to fake it – we move the logic for the Selection machine that needs to be updated to the dispatcher, so that the Editing machine sees the correct values.</text:p>
            <text:p/>
            <text:p>It’s actually easier in hardware, because they’re truly parallel. Weird.</text:p>
          </draw:text-box>
        </draw:frame>
        <draw:line draw:style-name="gr45" draw:text-style-name="P5" draw:layer="layout" svg:x1="8.422cm" svg:y1="63.878cm" svg:x2="5.882cm" svg:y2="63.878cm">
          <text:p/>
        </draw:line>
        <draw:frame draw:style-name="gr120" draw:text-style-name="P4" draw:layer="layout" svg:width="15.966cm" svg:height="0.962cm" svg:x="19.013cm" svg:y="12.808cm">
          <draw:text-box>
            <text:p>The dispatch methods should include the event object. </text:p>
          </draw:text-box>
        </draw:frame>
        <draw:custom-shape draw:style-name="gr46" draw:text-style-name="P1" draw:layer="layout" svg:width="5.08cm" svg:height="2.513cm" svg:x="3.392cm" svg:y="56.19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22" draw:text-style-name="P9" draw:layer="layout" svg:width="4.735cm" svg:height="1.315cm" svg:x="2.975cm" svg:y="56.527cm">
          <draw:text-box>
            <text:p><text:span text:style-name="T6">Empty Selected Item List</text:span></text:p>
            <text:p><text:span text:style-name="T6">Notify Transition Machine</text:span></text:p>
          </draw:text-box>
        </draw:frame>
        <draw:line draw:style-name="gr12" draw:text-style-name="P5" draw:layer="layout" svg:x1="5.932cm" svg:y1="63.878cm" svg:x2="5.932cm" svg:y2="58.711cm">
          <text:p/>
        </draw:line>
        <draw:custom-shape draw:style-name="gr46" draw:text-style-name="P1" draw:layer="layout" svg:width="5.08cm" svg:height="2.513cm" svg:x="7.279cm" svg:y="51.24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7" draw:text-style-name="P9" draw:layer="layout" svg:width="7.783cm" svg:height="2.057cm" svg:x="7.293cm" svg:y="51.472cm">
          <draw:text-box>
            <text:p><text:span text:style-name="T6">Add to Selected Item list</text:span></text:p>
            <text:p><text:span text:style-name="T6">Set Last_Item_Clicked</text:span></text:p>
            <text:p><text:span text:style-name="T6">If is Transition, Notify Transition Machine</text:span></text:p>
          </draw:text-box>
        </draw:frame>
        <draw:g>
          <draw:custom-shape draw:style-name="gr48" draw:text-style-name="P10" draw:layer="layout" svg:width="5.08cm" svg:height="1.27cm" svg:x="8.196cm" svg:y="37.444cm">
            <text:p text:style-name="P1"><text:span text:style-name="T5">STATE</text:span></text:p>
            <draw:enhanced-geometry svg:viewBox="0 0 21600 21600" draw:type="rectangle" draw:enhanced-path="M 0 0 L 21600 0 21600 21600 0 21600 0 0 Z N"/>
          </draw:custom-shape>
          <draw:line draw:style-name="gr49" draw:text-style-name="P5" draw:layer="layout" svg:x1="8.196cm" svg:y1="38.714cm" svg:x2="10.736cm" svg:y2="38.968cm">
            <text:p/>
          </draw:line>
          <draw:line draw:style-name="gr49" draw:text-style-name="P5" draw:layer="layout" svg:x1="10.736cm" svg:y1="38.968cm" svg:x2="13.276cm" svg:y2="38.714cm">
            <text:p/>
          </draw:line>
        </draw:g>
        <draw:g>
          <draw:custom-shape draw:style-name="gr48" draw:text-style-name="P10" draw:layer="layout" svg:width="5.08cm" svg:height="1.27cm" svg:x="20.943cm" svg:y="37.444cm">
            <text:p text:style-name="P1"><text:span text:style-name="T5">LABEL</text:span></text:p>
            <draw:enhanced-geometry svg:viewBox="0 0 21600 21600" draw:type="rectangle" draw:enhanced-path="M 0 0 L 21600 0 21600 21600 0 21600 0 0 Z N"/>
          </draw:custom-shape>
          <draw:line draw:style-name="gr49" draw:text-style-name="P5" draw:layer="layout" svg:x1="20.943cm" svg:y1="38.714cm" svg:x2="23.483cm" svg:y2="38.968cm">
            <text:p/>
          </draw:line>
          <draw:line draw:style-name="gr49" draw:text-style-name="P5" draw:layer="layout" svg:x1="23.483cm" svg:y1="38.968cm" svg:x2="26.023cm" svg:y2="38.714cm">
            <text:p/>
          </draw:line>
        </draw:g>
        <draw:g>
          <draw:custom-shape draw:style-name="gr48" draw:text-style-name="P10" draw:layer="layout" svg:width="5.08cm" svg:height="1.27cm" svg:x="27.363cm" svg:y="37.444cm">
            <text:p text:style-name="P1"><text:span text:style-name="T5">TRANSITION</text:span></text:p>
            <draw:enhanced-geometry svg:viewBox="0 0 21600 21600" draw:type="rectangle" draw:enhanced-path="M 0 0 L 21600 0 21600 21600 0 21600 0 0 Z N"/>
          </draw:custom-shape>
          <draw:line draw:style-name="gr49" draw:text-style-name="P5" draw:layer="layout" svg:x1="27.363cm" svg:y1="38.714cm" svg:x2="29.903cm" svg:y2="38.968cm">
            <text:p/>
          </draw:line>
          <draw:line draw:style-name="gr49" draw:text-style-name="P5" draw:layer="layout" svg:x1="29.903cm" svg:y1="38.968cm" svg:x2="32.443cm" svg:y2="38.714cm">
            <text:p/>
          </draw:line>
        </draw:g>
        <draw:g>
          <draw:custom-shape draw:style-name="gr48" draw:text-style-name="P10" draw:layer="layout" svg:width="5.08cm" svg:height="1.27cm" svg:x="33.71cm" svg:y="37.444cm">
            <text:p text:style-name="P1"><text:span text:style-name="T5">TRANSITION CONTROL POINT</text:span></text:p>
            <draw:enhanced-geometry svg:viewBox="0 0 21600 21600" draw:type="rectangle" draw:enhanced-path="M 0 0 L 21600 0 21600 21600 0 21600 0 0 Z N"/>
          </draw:custom-shape>
          <draw:line draw:style-name="gr49" draw:text-style-name="P5" draw:layer="layout" svg:x1="33.71cm" svg:y1="38.714cm" svg:x2="36.25cm" svg:y2="38.968cm">
            <text:p/>
          </draw:line>
          <draw:line draw:style-name="gr49" draw:text-style-name="P5" draw:layer="layout" svg:x1="36.25cm" svg:y1="38.968cm" svg:x2="38.79cm" svg:y2="38.714cm">
            <text:p/>
          </draw:line>
        </draw:g>
        <draw:g>
          <draw:custom-shape draw:style-name="gr48" draw:text-style-name="P10" draw:layer="layout" svg:width="5.08cm" svg:height="1.27cm" svg:x="14.536cm" svg:y="37.462cm">
            <text:p text:style-name="P1"><text:span text:style-name="T5">STATE CONTROL POINT</text:span></text:p>
            <draw:enhanced-geometry svg:viewBox="0 0 21600 21600" draw:type="rectangle" draw:enhanced-path="M 0 0 L 21600 0 21600 21600 0 21600 0 0 Z N"/>
          </draw:custom-shape>
          <draw:line draw:style-name="gr49" draw:text-style-name="P5" draw:layer="layout" svg:x1="14.536cm" svg:y1="38.732cm" svg:x2="17.076cm" svg:y2="38.986cm">
            <text:p/>
          </draw:line>
          <draw:line draw:style-name="gr49" draw:text-style-name="P5" draw:layer="layout" svg:x1="17.076cm" svg:y1="38.986cm" svg:x2="19.616cm" svg:y2="38.732cm">
            <text:p/>
          </draw:line>
        </draw:g>
        <draw:custom-shape draw:style-name="gr46" draw:text-style-name="P1" draw:layer="layout" svg:width="5.08cm" svg:height="2.513cm" svg:x="7.28cm" svg:y="51.24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1" draw:layer="layout" svg:width="5.08cm" svg:height="2.513cm" svg:x="8.225cm" svg:y="41.2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9" draw:layer="layout" svg:width="5.074cm" svg:height="2.183cm" svg:x="8.225cm" svg:y="41.508cm">
          <draw:text-box>
            <text:p text:style-name="P11"><text:span text:style-name="T7">CLICKED_TYPE = STATE</text:span></text:p>
            <text:p text:style-name="P11"><text:span text:style-name="T7">CLICKED_CANVAS_ID = </text:span></text:p>
            <text:p text:style-name="P11"><text:span text:style-name="T7"><text:tab/></text:span><text:span text:style-name="T7">find_closest(…)</text:span></text:p>
            <text:p text:style-name="P11"><text:span text:style-name="T7">DRAG_ACTIVE_ITEM = CLICKED_</text:span></text:p>
            <text:p text:style-name="P11"><text:span text:style-name="T7"><text:tab/></text:span><text:span text:style-name="T7"><text:tab/></text:span><text:span text:style-name="T7">CANVAS_ID</text:span><text:span text:style-name="T7"><text:line-break/></text:span><text:span text:style-name="T7">MARK_DRAG_START = (X,Y)</text:span></text:p>
          </draw:text-box>
        </draw:frame>
        <draw:line draw:style-name="gr12" draw:text-style-name="P5" draw:layer="layout" svg:x1="10.763cm" svg:y1="38.968cm" svg:x2="10.763cm" svg:y2="41.254cm">
          <text:p/>
        </draw:line>
        <draw:custom-shape draw:style-name="gr46" draw:text-style-name="P1" draw:layer="layout" svg:width="5.08cm" svg:height="2.513cm" svg:x="14.525cm" svg:y="41.2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1" draw:text-style-name="P9" draw:layer="layout" svg:width="5.243cm" svg:height="2.183cm" svg:x="14.525cm" svg:y="41.517cm">
          <draw:text-box>
            <text:p text:style-name="P11"><text:span text:style-name="T7">CLICKED_TYPE = STATE CTRL PT</text:span></text:p>
            <text:p text:style-name="P11"><text:span text:style-name="T7">CLICKED_CANVAS_ID = </text:span></text:p>
            <text:p text:style-name="P11"><text:span text:style-name="T7"><text:tab/></text:span><text:span text:style-name="T7">find_closest(…)</text:span></text:p>
            <text:p text:style-name="P11"><text:span text:style-name="T7">DRAG_ACTIVE_ITEM = CLICKED_</text:span></text:p>
            <text:p text:style-name="P11"><text:span text:style-name="T7"><text:tab/></text:span><text:span text:style-name="T7"><text:tab/></text:span><text:span text:style-name="T7">CANVAS_ID </text:span><text:span text:style-name="T7"><text:line-break/></text:span><text:span text:style-name="T7">MARK_DRAG_START = (X,Y)</text:span></text:p>
          </draw:text-box>
        </draw:frame>
        <draw:line draw:style-name="gr12" draw:text-style-name="P5" draw:layer="layout" svg:x1="17.076cm" svg:y1="38.986cm" svg:x2="17.076cm" svg:y2="41.272cm">
          <text:p/>
        </draw:line>
        <draw:line draw:style-name="gr12" draw:text-style-name="P5" draw:layer="layout" svg:x1="23.463cm" svg:y1="38.995cm" svg:x2="23.463cm" svg:y2="41.281cm">
          <text:p/>
        </draw:line>
        <draw:custom-shape draw:style-name="gr46" draw:text-style-name="P1" draw:layer="layout" svg:width="5.08cm" svg:height="2.513cm" svg:x="20.923cm" svg:y="41.2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1" draw:text-style-name="P9" draw:layer="layout" svg:width="5.243cm" svg:height="2.183cm" svg:x="20.923cm" svg:y="41.508cm">
          <draw:text-box>
            <text:p text:style-name="P11"><text:span text:style-name="T7">CLICKED_TYPE = STATE CTRL PT</text:span></text:p>
            <text:p text:style-name="P11"><text:span text:style-name="T7">CLICKED_CANVAS_ID = </text:span></text:p>
            <text:p text:style-name="P11"><text:span text:style-name="T7"><text:tab/></text:span><text:span text:style-name="T7">find_closest(…)</text:span></text:p>
            <text:p text:style-name="P11"><text:span text:style-name="T7">DRAG_ACTIVE_ITEM = CLICKED_</text:span></text:p>
            <text:p text:style-name="P11"><text:span text:style-name="T7"><text:tab/></text:span><text:span text:style-name="T7"><text:tab/></text:span><text:span text:style-name="T7">CANVAS_ID </text:span><text:span text:style-name="T7"><text:line-break/></text:span><text:span text:style-name="T7">MARK_DRAG_START = (X,Y)</text:span></text:p>
          </draw:text-box>
        </draw:frame>
        <draw:custom-shape draw:style-name="gr46" draw:text-style-name="P1" draw:layer="layout" svg:width="5.08cm" svg:height="2.513cm" svg:x="8.226cm" svg:y="41.2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1" draw:layer="layout" svg:width="5.08cm" svg:height="2.513cm" svg:x="8.522cm" svg:y="46.16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2" draw:text-style-name="P9" draw:layer="layout" svg:width="5.582cm" svg:height="2.057cm" svg:x="8.522cm" svg:y="46.391cm">
          <draw:text-box>
            <text:p text:style-name="P11"><text:span text:style-name="T7">DRAG_ASSOCIATED_ITEM = </text:span></text:p>
            <text:p text:style-name="P11"><text:span text:style-name="T7"><text:s text:c="4"/></text:span><text:span text:style-name="T7">GET_ASSOCIATED(…)</text:span></text:p>
            <text:p text:style-name="P11"><text:span text:style-name="T7">DRAG_LIST = [DRAG_ACTIVE_ITEM,</text:span></text:p>
            <text:p text:style-name="P11"><text:span text:style-name="T7"><text:s text:c="3"/></text:span><text:span text:style-name="T7">DRAG_ASSOCIATED_ITEM]</text:span></text:p>
          </draw:text-box>
        </draw:frame>
        <draw:custom-shape draw:style-name="gr46" draw:text-style-name="P1" draw:layer="layout" svg:width="5.08cm" svg:height="2.513cm" svg:x="8.523cm" svg:y="46.16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6" draw:layer="layout" svg:width="2.54cm" svg:height="2.54cm" svg:x="9.483cm" svg:y="19.674cm">
          <text:p text:style-name="P1"><text:span text:style-name="T8">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8" draw:layer="layout" svg:width="5.08cm" svg:height="2.54cm" svg:x="8.213cm" svg:y="24.789cm">
          <text:p text:style-name="P1"><text:span text:style-name="T5">FIND_CLOSEST(...)</text:span></text:p>
          <draw:enhanced-geometry svg:viewBox="0 0 21600 21600" draw:glue-points="10800 0 0 10800 10800 21600 21600 10800" draw:text-areas="5400 5400 16200 16200" draw:type="diamond" draw:enhanced-path="M 10800 0 L 21600 10800 10800 21600 0 10800 10800 0 Z N"/>
        </draw:custom-shape>
        <draw:frame draw:style-name="gr41" draw:text-style-name="P12" draw:layer="layout" svg:width="1.524cm" svg:height="0.725cm" svg:x="6.409cm" svg:y="25.208cm">
          <draw:text-box>
            <text:p><text:span text:style-name="T5">None</text:span></text:p>
          </draw:text-box>
        </draw:frame>
        <draw:line draw:style-name="gr12" draw:text-style-name="P5" draw:layer="layout" svg:x1="10.753cm" svg:y1="22.214cm" svg:x2="10.753cm" svg:y2="24.754cm">
          <text:p/>
        </draw:line>
        <draw:frame draw:style-name="gr43" draw:text-style-name="P7" draw:layer="layout" svg:width="2.534cm" svg:height="0.573cm" svg:x="10.818cm" svg:y="22.776cm">
          <draw:text-box>
            <text:p><text:span text:style-name="T5">MB1</text:span></text:p>
          </draw:text-box>
        </draw:frame>
        <draw:line draw:style-name="gr45" draw:text-style-name="P5" draw:layer="layout" svg:x1="8.213cm" svg:y1="26.024cm" svg:x2="5.687cm" svg:y2="26.024cm">
          <text:p/>
        </draw:line>
        <draw:line draw:style-name="gr45" draw:text-style-name="P5" draw:layer="layout" svg:x1="5.673cm" svg:y1="26.024cm" svg:x2="5.673cm" svg:y2="20.944cm">
          <text:p/>
        </draw:line>
        <draw:line draw:style-name="gr12" draw:text-style-name="P5" draw:layer="layout" svg:x1="5.673cm" svg:y1="20.944cm" svg:x2="9.483cm" svg:y2="20.944cm">
          <text:p/>
        </draw:line>
        <draw:line draw:style-name="gr12" draw:text-style-name="P5" draw:layer="layout" svg:x1="5.673cm" svg:y1="33.544cm" svg:x2="5.673cm" svg:y2="26.024cm">
          <text:p/>
        </draw:line>
        <draw:custom-shape draw:style-name="gr53" draw:text-style-name="P1" draw:layer="layout" svg:width="6.223cm" svg:height="2.54cm" svg:x="7.746cm" svg:y="29.887cm">
          <text:p text:style-name="P1"><text:span text:style-name="T5">Determine Closest Item Type</text:span></text:p>
          <draw:enhanced-geometry svg:viewBox="0 0 21600 21600" draw:glue-points="?f6 0 10800 ?f8 ?f11 10800 ?f9 21600 10800 ?f10 ?f5 10800" draw:text-areas="?f3 ?f3 ?f4 ?f4" draw:type="parallelogram" draw:modifiers="458.097686375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2" draw:text-style-name="P5" draw:layer="layout" svg:x1="10.834cm" svg:y1="27.329cm" svg:x2="10.834cm" svg:y2="29.887cm">
          <text:p/>
        </draw:line>
        <draw:line draw:style-name="gr12" draw:text-style-name="P5" draw:layer="layout" svg:x1="10.795cm" svg:y1="32.494cm" svg:x2="10.795cm" svg:y2="34.925cm">
          <text:p/>
        </draw:line>
        <draw:line draw:style-name="gr45" draw:text-style-name="P5" draw:layer="layout" svg:x1="10.795cm" svg:y1="34.925cm" svg:x2="36.195cm" svg:y2="34.925cm">
          <text:p/>
        </draw:line>
        <draw:line draw:style-name="gr12" draw:text-style-name="P5" draw:layer="layout" svg:x1="10.795cm" svg:y1="34.969cm" svg:x2="10.795cm" svg:y2="37.4cm">
          <text:p/>
        </draw:line>
        <draw:line draw:style-name="gr12" draw:text-style-name="P5" draw:layer="layout" svg:x1="17.145cm" svg:y1="34.925cm" svg:x2="17.145cm" svg:y2="37.462cm">
          <text:p/>
        </draw:line>
        <draw:line draw:style-name="gr12" draw:text-style-name="P5" draw:layer="layout" svg:x1="23.495cm" svg:y1="34.925cm" svg:x2="23.495cm" svg:y2="37.444cm">
          <text:p/>
        </draw:line>
        <draw:line draw:style-name="gr12" draw:text-style-name="P5" draw:layer="layout" svg:x1="29.845cm" svg:y1="34.925cm" svg:x2="29.845cm" svg:y2="37.356cm">
          <text:p/>
        </draw:line>
        <draw:line draw:style-name="gr12" draw:text-style-name="P5" draw:layer="layout" svg:x1="36.195cm" svg:y1="34.925cm" svg:x2="36.195cm" svg:y2="37.35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3465a4"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text-properties style:font-name="Liberation Mono" fo:font-family="'Liberation Mono'" style:font-style-name="Regular" style:font-family-generic="modern" style:font-pitch="fixed" fo:font-size="8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color="#3465a4" draw:fill="none" draw:fill-gradient-name="Gradient_20_2" draw:fill-hatch-name="Hatching_20_1" draw:fill-image-name="Bitmap_20_1"/>
      <style:text-properties fo:font-size="12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Text_5f_1" style:display-name="Text_1" style:family="graphic" style:parent-style-name="Default_5f_1">
      <style:graphic-properties draw:stroke="none" svg:stroke-color="#3465a4" draw:fill="none" draw:fill-gradient-name="Gradient_20_2" draw:fill-hatch-name="Hatching_20_1" draw:fill-image-name="Bitmap_20_1"/>
      <style:text-properties fo:font-size="12pt"/>
    </style:style>
    <style:style style:name="Heading_5f_1" style:display-name="Heading_1" style:family="graphic" style:parent-style-name="Default_5f_1">
      <style:graphic-properties draw:stroke="none" draw:fill="none"/>
      <style:paragraph-properties fo:margin-top="0.42cm" fo:margin-bottom="0.21cm"/>
      <style:text-properties fo:font-size="24pt"/>
    </style:style>
  </office:styles>
  <office:automatic-styles>
    <style:page-layout style:name="PM0">
      <style:page-layout-properties fo:margin-top="0.635cm" fo:margin-bottom="0.635cm" fo:margin-left="0.635cm" fo:margin-right="0.635cm" fo:page-width="299.999cm" fo:page-height="299.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9T23:52:00.072000000</meta:creation-date>
    <dc:date>2018-08-02T00:23:39.638000000</dc:date>
    <meta:editing-duration>P1DT10H38M28S</meta:editing-duration>
    <meta:editing-cycles>135</meta:editing-cycles>
    <meta:generator>LibreOffice/6.0.5.2$Windows_X86_64 LibreOffice_project/54c8cbb85f300ac59db32fe8a675ff7683cd5a16</meta:generator>
    <meta:document-statistic meta:object-count="666"/>
  </office:meta>
</office:document-meta>
</file>